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22.8335in"/>
    </style:style>
    <style:style style:name="co5" style:family="table-column">
      <style:table-column-properties fo:break-before="auto" style:column-width="2.1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121">
      <style:table-cell-properties style:text-align-source="fix" style:repeat-content="false" style:rotation-align="none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style:text-align-source="fix" style:repeat-content="false" style:rotation-align="none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/>
          <table:table-cell table:style-name="ce1" office:value-type="string" calcext:value-type="string">
            <text:p>country</text:p>
          </table:table-cell>
          <table:table-cell table:style-name="ce13" office:value-type="string" calcext:value-type="string">
            <text:p>geometry</text:p>
          </table:table-cell>
          <table:table-cell table:style-name="ce13"/>
          <table:table-cell table:number-columns-repeated="8"/>
        </table:table-row>
        <table:table-row table:style-name="ro1">
          <table:table-cell table:style-name="ce2" office:value-type="date" office:date-value="2023-10-30" calcext:value-type="date">
            <text:p>10/30/23</text:p>
          </table:table-cell>
          <table:table-cell table:style-name="ce4" office:value-type="date" office:date-value="2023-11-06" calcext:value-type="date">
            <text:p>11/06/23</text:p>
          </table:table-cell>
          <table:table-cell table:style-name="ce12" table:formula="of:=ABS([.B2]-[.A2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9-25" calcext:value-type="date">
            <text:p>09/25/23</text:p>
          </table:table-cell>
          <table:table-cell table:style-name="ce4" office:value-type="date" office:date-value="2023-10-30" calcext:value-type="date">
            <text:p>10/30/23</text:p>
          </table:table-cell>
          <table:table-cell table:style-name="ce12" table:formula="of:=ABS([.B3]-[.A3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8-28" calcext:value-type="date">
            <text:p>08/28/23</text:p>
          </table:table-cell>
          <table:table-cell table:style-name="ce4" office:value-type="date" office:date-value="2023-11-06" calcext:value-type="date">
            <text:p>11/06/23</text:p>
          </table:table-cell>
          <table:table-cell table:style-name="ce12" table:formula="of:=ABS([.B4]-[.A4])" office:value-type="float" office:value="70" calcext:value-type="float">
            <text:p>7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8-21" calcext:value-type="date">
            <text:p>08/21/23</text:p>
          </table:table-cell>
          <table:table-cell table:style-name="ce4" office:value-type="date" office:date-value="2023-09-18" calcext:value-type="date">
            <text:p>09/18/23</text:p>
          </table:table-cell>
          <table:table-cell table:style-name="ce12" table:formula="of:=ABS([.B5]-[.A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8-21" calcext:value-type="date">
            <text:p>08/21/23</text:p>
          </table:table-cell>
          <table:table-cell table:style-name="ce4" office:value-type="date" office:date-value="2023-09-04" calcext:value-type="date">
            <text:p>09/04/23</text:p>
          </table:table-cell>
          <table:table-cell table:style-name="ce12" table:formula="of:=ABS([.B6]-[.A6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8-07" calcext:value-type="date">
            <text:p>08/07/23</text:p>
          </table:table-cell>
          <table:table-cell table:style-name="ce4" office:value-type="date" office:date-value="2023-09-04" calcext:value-type="date">
            <text:p>09/04/23</text:p>
          </table:table-cell>
          <table:table-cell table:style-name="ce12" table:formula="of:=ABS([.B7]-[.A7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7-24" calcext:value-type="date">
            <text:p>07/24/23</text:p>
          </table:table-cell>
          <table:table-cell table:style-name="ce4" office:value-type="date" office:date-value="2023-08-07" calcext:value-type="date">
            <text:p>08/07/23</text:p>
          </table:table-cell>
          <table:table-cell table:style-name="ce12" table:formula="of:=ABS([.B8]-[.A8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7-24" calcext:value-type="date">
            <text:p>07/24/23</text:p>
          </table:table-cell>
          <table:table-cell table:style-name="ce4" office:value-type="date" office:date-value="2023-08-07" calcext:value-type="date">
            <text:p>08/07/23</text:p>
          </table:table-cell>
          <table:table-cell table:style-name="ce12" table:formula="of:=ABS([.B9]-[.A9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7-10" calcext:value-type="date">
            <text:p>07/10/23</text:p>
          </table:table-cell>
          <table:table-cell table:style-name="ce4" office:value-type="date" office:date-value="2023-08-01" calcext:value-type="date">
            <text:p>08/01/23</text:p>
          </table:table-cell>
          <table:table-cell table:style-name="ce12" table:formula="of:=ABS([.B10]-[.A10])" office:value-type="float" office:value="22" calcext:value-type="float">
            <text:p>2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26" calcext:value-type="date">
            <text:p>06/26/23</text:p>
          </table:table-cell>
          <table:table-cell table:style-name="ce4" office:value-type="date" office:date-value="2023-07-24" calcext:value-type="date">
            <text:p>07/24/23</text:p>
          </table:table-cell>
          <table:table-cell table:style-name="ce12" table:formula="of:=ABS([.B11]-[.A11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26" calcext:value-type="date">
            <text:p>06/26/23</text:p>
          </table:table-cell>
          <table:table-cell table:style-name="ce4" office:value-type="date" office:date-value="2023-07-24" calcext:value-type="date">
            <text:p>07/24/23</text:p>
          </table:table-cell>
          <table:table-cell table:style-name="ce12" table:formula="of:=ABS([.B12]-[.A12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8-28" calcext:value-type="date">
            <text:p>08/28/23</text:p>
          </table:table-cell>
          <table:table-cell table:style-name="ce12" table:formula="of:=ABS([.B13]-[.A13])" office:value-type="float" office:value="70" calcext:value-type="float">
            <text:p>7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8-14" calcext:value-type="date">
            <text:p>08/14/23</text:p>
          </table:table-cell>
          <table:table-cell table:style-name="ce12" table:formula="of:=ABS([.B14]-[.A14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7-31" calcext:value-type="date">
            <text:p>07/31/23</text:p>
          </table:table-cell>
          <table:table-cell table:style-name="ce12" table:formula="of:=ABS([.B15]-[.A15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7-24" calcext:value-type="date">
            <text:p>07/24/23</text:p>
          </table:table-cell>
          <table:table-cell table:style-name="ce12" table:formula="of:=ABS([.B16]-[.A16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7-24" calcext:value-type="date">
            <text:p>07/24/23</text:p>
          </table:table-cell>
          <table:table-cell table:style-name="ce12" table:formula="of:=ABS([.B17]-[.A17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7-17" calcext:value-type="date">
            <text:p>07/17/23</text:p>
          </table:table-cell>
          <table:table-cell table:style-name="ce12" table:formula="of:=ABS([.B18]-[.A18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7-10" calcext:value-type="date">
            <text:p>07/10/23</text:p>
          </table:table-cell>
          <table:table-cell table:style-name="ce12" table:formula="of:=ABS([.B19]-[.A19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7-03" calcext:value-type="date">
            <text:p>07/03/23</text:p>
          </table:table-cell>
          <table:table-cell table:style-name="ce12" table:formula="of:=ABS([.B20]-[.A20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19" calcext:value-type="date">
            <text:p>06/19/23</text:p>
          </table:table-cell>
          <table:table-cell table:style-name="ce4" office:value-type="date" office:date-value="2023-06-26" calcext:value-type="date">
            <text:p>06/26/23</text:p>
          </table:table-cell>
          <table:table-cell table:style-name="ce12" table:formula="of:=ABS([.B21]-[.A21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05" calcext:value-type="date">
            <text:p>06/05/23</text:p>
          </table:table-cell>
          <table:table-cell table:style-name="ce4" office:value-type="date" office:date-value="2023-07-03" calcext:value-type="date">
            <text:p>07/03/23</text:p>
          </table:table-cell>
          <table:table-cell table:style-name="ce12" table:formula="of:=ABS([.B22]-[.A22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05" calcext:value-type="date">
            <text:p>06/05/23</text:p>
          </table:table-cell>
          <table:table-cell table:style-name="ce4" office:value-type="date" office:date-value="2023-07-03" calcext:value-type="date">
            <text:p>07/03/23</text:p>
          </table:table-cell>
          <table:table-cell table:style-name="ce12" table:formula="of:=ABS([.B23]-[.A2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6-05" calcext:value-type="date">
            <text:p>06/05/23</text:p>
          </table:table-cell>
          <table:table-cell table:style-name="ce4" office:value-type="date" office:date-value="2023-07-03" calcext:value-type="date">
            <text:p>07/03/23</text:p>
          </table:table-cell>
          <table:table-cell table:style-name="ce12" table:formula="of:=ABS([.B24]-[.A24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5-08" calcext:value-type="date">
            <text:p>05/08/23</text:p>
          </table:table-cell>
          <table:table-cell table:style-name="ce4" office:value-type="date" office:date-value="2023-06-05" calcext:value-type="date">
            <text:p>06/05/23</text:p>
          </table:table-cell>
          <table:table-cell table:style-name="ce12" table:formula="of:=ABS([.B25]-[.A2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24" calcext:value-type="date">
            <text:p>04/24/23</text:p>
          </table:table-cell>
          <table:table-cell table:style-name="ce4" office:value-type="date" office:date-value="2023-07-03" calcext:value-type="date">
            <text:p>07/03/23</text:p>
          </table:table-cell>
          <table:table-cell table:style-name="ce12" table:formula="of:=ABS([.B26]-[.A26])" office:value-type="float" office:value="70" calcext:value-type="float">
            <text:p>7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24" calcext:value-type="date">
            <text:p>04/24/23</text:p>
          </table:table-cell>
          <table:table-cell table:style-name="ce4" office:value-type="date" office:date-value="2023-05-22" calcext:value-type="date">
            <text:p>05/22/23</text:p>
          </table:table-cell>
          <table:table-cell table:style-name="ce12" table:formula="of:=ABS([.B27]-[.A27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24" calcext:value-type="date">
            <text:p>04/24/23</text:p>
          </table:table-cell>
          <table:table-cell table:style-name="ce4" office:value-type="date" office:date-value="2023-05-01" calcext:value-type="date">
            <text:p>05/01/23</text:p>
          </table:table-cell>
          <table:table-cell table:style-name="ce12" table:formula="of:=ABS([.B28]-[.A28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17" calcext:value-type="date">
            <text:p>04/17/23</text:p>
          </table:table-cell>
          <table:table-cell table:style-name="ce4" office:value-type="date" office:date-value="2023-07-10" calcext:value-type="date">
            <text:p>07/10/23</text:p>
          </table:table-cell>
          <table:table-cell table:style-name="ce12" table:formula="of:=ABS([.B29]-[.A29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17" calcext:value-type="date">
            <text:p>04/17/23</text:p>
          </table:table-cell>
          <table:table-cell table:style-name="ce4" office:value-type="date" office:date-value="2023-05-22" calcext:value-type="date">
            <text:p>05/22/23</text:p>
          </table:table-cell>
          <table:table-cell table:style-name="ce12" table:formula="of:=ABS([.B30]-[.A30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10" calcext:value-type="date">
            <text:p>04/10/23</text:p>
          </table:table-cell>
          <table:table-cell table:style-name="ce4" office:value-type="date" office:date-value="2023-07-10" calcext:value-type="date">
            <text:p>07/10/23</text:p>
          </table:table-cell>
          <table:table-cell table:style-name="ce12" table:formula="of:=ABS([.B31]-[.A31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10" calcext:value-type="date">
            <text:p>04/10/23</text:p>
          </table:table-cell>
          <table:table-cell table:style-name="ce4" office:value-type="date" office:date-value="2023-06-05" calcext:value-type="date">
            <text:p>06/05/23</text:p>
          </table:table-cell>
          <table:table-cell table:style-name="ce12" table:formula="of:=ABS([.B32]-[.A32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10" calcext:value-type="date">
            <text:p>04/10/23</text:p>
          </table:table-cell>
          <table:table-cell table:style-name="ce4" office:value-type="date" office:date-value="2023-05-29" calcext:value-type="date">
            <text:p>05/29/23</text:p>
          </table:table-cell>
          <table:table-cell table:style-name="ce12" table:formula="of:=ABS([.B33]-[.A33])" office:value-type="float" office:value="49" calcext:value-type="float">
            <text:p>49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4-10" calcext:value-type="date">
            <text:p>04/10/23</text:p>
          </table:table-cell>
          <table:table-cell table:style-name="ce4" office:value-type="date" office:date-value="2023-05-22" calcext:value-type="date">
            <text:p>05/22/23</text:p>
          </table:table-cell>
          <table:table-cell table:style-name="ce12" table:formula="of:=ABS([.B34]-[.A34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7" calcext:value-type="date">
            <text:p>03/27/23</text:p>
          </table:table-cell>
          <table:table-cell table:style-name="ce4" office:value-type="date" office:date-value="2023-07-10" calcext:value-type="date">
            <text:p>07/10/23</text:p>
          </table:table-cell>
          <table:table-cell table:style-name="ce12" table:formula="of:=ABS([.B35]-[.A35])" office:value-type="float" office:value="105" calcext:value-type="float">
            <text:p>10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7" calcext:value-type="date">
            <text:p>03/27/23</text:p>
          </table:table-cell>
          <table:table-cell table:style-name="ce4" office:value-type="date" office:date-value="2023-05-29" calcext:value-type="date">
            <text:p>05/29/23</text:p>
          </table:table-cell>
          <table:table-cell table:style-name="ce12" table:formula="of:=ABS([.B36]-[.A36])" office:value-type="float" office:value="63" calcext:value-type="float">
            <text:p>6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7" calcext:value-type="date">
            <text:p>03/27/23</text:p>
          </table:table-cell>
          <table:table-cell table:style-name="ce4" office:value-type="date" office:date-value="2023-05-29" calcext:value-type="date">
            <text:p>05/29/23</text:p>
          </table:table-cell>
          <table:table-cell table:style-name="ce12" table:formula="of:=ABS([.B37]-[.A37])" office:value-type="float" office:value="63" calcext:value-type="float">
            <text:p>6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7" calcext:value-type="date">
            <text:p>03/27/23</text:p>
          </table:table-cell>
          <table:table-cell table:style-name="ce4" office:value-type="date" office:date-value="2023-05-01" calcext:value-type="date">
            <text:p>05/01/23</text:p>
          </table:table-cell>
          <table:table-cell table:style-name="ce12" table:formula="of:=ABS([.B38]-[.A38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7" calcext:value-type="date">
            <text:p>03/27/23</text:p>
          </table:table-cell>
          <table:table-cell table:style-name="ce4" office:value-type="date" office:date-value="2023-05-01" calcext:value-type="date">
            <text:p>05/01/23</text:p>
          </table:table-cell>
          <table:table-cell table:style-name="ce12" table:formula="of:=ABS([.B39]-[.A39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2" calcext:value-type="date">
            <text:p>03/22/23</text:p>
          </table:table-cell>
          <table:table-cell table:style-name="ce4" office:value-type="date" office:date-value="2023-07-11" calcext:value-type="date">
            <text:p>07/11/23</text:p>
          </table:table-cell>
          <table:table-cell table:style-name="ce12" table:formula="of:=ABS([.B40]-[.A40])" office:value-type="float" office:value="111" calcext:value-type="float">
            <text:p>111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0" calcext:value-type="date">
            <text:p>03/20/23</text:p>
          </table:table-cell>
          <table:table-cell table:style-name="ce4" office:value-type="date" office:date-value="2023-07-10" calcext:value-type="date">
            <text:p>07/10/23</text:p>
          </table:table-cell>
          <table:table-cell table:style-name="ce12" table:formula="of:=ABS([.B41]-[.A41])" office:value-type="float" office:value="112" calcext:value-type="float">
            <text:p>11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20" calcext:value-type="date">
            <text:p>03/20/23</text:p>
          </table:table-cell>
          <table:table-cell table:style-name="ce4" office:value-type="date" office:date-value="2023-05-22" calcext:value-type="date">
            <text:p>05/22/23</text:p>
          </table:table-cell>
          <table:table-cell table:style-name="ce12" table:formula="of:=ABS([.B42]-[.A42])" office:value-type="float" office:value="63" calcext:value-type="float">
            <text:p>6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13" calcext:value-type="date">
            <text:p>03/13/23</text:p>
          </table:table-cell>
          <table:table-cell table:style-name="ce4" office:value-type="date" office:date-value="2023-04-17" calcext:value-type="date">
            <text:p>04/17/23</text:p>
          </table:table-cell>
          <table:table-cell table:style-name="ce12" table:formula="of:=ABS([.B43]-[.A43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3-13" calcext:value-type="date">
            <text:p>03/13/23</text:p>
          </table:table-cell>
          <table:table-cell table:style-name="ce4" office:value-type="date" office:date-value="2023-03-27" calcext:value-type="date">
            <text:p>03/27/23</text:p>
          </table:table-cell>
          <table:table-cell table:style-name="ce12" table:formula="of:=ABS([.B44]-[.A44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25" calcext:value-type="date">
            <text:p>01/25/23</text:p>
          </table:table-cell>
          <table:table-cell table:style-name="ce4" office:value-type="date" office:date-value="2023-03-10" calcext:value-type="date">
            <text:p>03/10/23</text:p>
          </table:table-cell>
          <table:table-cell table:style-name="ce12" table:formula="of:=ABS([.B45]-[.A45])" office:value-type="float" office:value="44" calcext:value-type="float">
            <text:p>44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25" calcext:value-type="date">
            <text:p>01/25/23</text:p>
          </table:table-cell>
          <table:table-cell table:style-name="ce4" office:value-type="date" office:date-value="2023-02-21" calcext:value-type="date">
            <text:p>02/21/23</text:p>
          </table:table-cell>
          <table:table-cell table:style-name="ce12" table:formula="of:=ABS([.B46]-[.A46])" office:value-type="float" office:value="27" calcext:value-type="float">
            <text:p>27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10" calcext:value-type="date">
            <text:p>01/10/23</text:p>
          </table:table-cell>
          <table:table-cell table:style-name="ce4" office:value-type="date" office:date-value="2023-07-11" calcext:value-type="date">
            <text:p>07/11/23</text:p>
          </table:table-cell>
          <table:table-cell table:style-name="ce12" table:formula="of:=ABS([.B47]-[.A47])" office:value-type="float" office:value="182" calcext:value-type="float">
            <text:p>182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10" calcext:value-type="date">
            <text:p>01/10/23</text:p>
          </table:table-cell>
          <table:table-cell table:style-name="ce4" office:value-type="date" office:date-value="2023-03-17" calcext:value-type="date">
            <text:p>03/17/23</text:p>
          </table:table-cell>
          <table:table-cell table:style-name="ce12" table:formula="of:=ABS([.B48]-[.A48])" office:value-type="float" office:value="66" calcext:value-type="float">
            <text:p>66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10" calcext:value-type="date">
            <text:p>01/10/23</text:p>
          </table:table-cell>
          <table:table-cell table:style-name="ce4" office:value-type="date" office:date-value="2023-02-22" calcext:value-type="date">
            <text:p>02/22/23</text:p>
          </table:table-cell>
          <table:table-cell table:style-name="ce12" table:formula="of:=ABS([.B49]-[.A49])" office:value-type="float" office:value="43" calcext:value-type="float">
            <text:p>43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10" calcext:value-type="date">
            <text:p>01/10/23</text:p>
          </table:table-cell>
          <table:table-cell table:style-name="ce4" office:value-type="date" office:date-value="2023-02-22" calcext:value-type="date">
            <text:p>02/22/23</text:p>
          </table:table-cell>
          <table:table-cell table:style-name="ce12" table:formula="of:=ABS([.B50]-[.A50])" office:value-type="float" office:value="43" calcext:value-type="float">
            <text:p>43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10" calcext:value-type="date">
            <text:p>01/10/23</text:p>
          </table:table-cell>
          <table:table-cell table:style-name="ce4" office:value-type="date" office:date-value="2023-02-22" calcext:value-type="date">
            <text:p>02/22/23</text:p>
          </table:table-cell>
          <table:table-cell table:style-name="ce12" table:formula="of:=ABS([.B51]-[.A51])" office:value-type="float" office:value="43" calcext:value-type="float">
            <text:p>43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10" calcext:value-type="date">
            <text:p>01/10/23</text:p>
          </table:table-cell>
          <table:table-cell table:style-name="ce4" office:value-type="date" office:date-value="2023-01-16" calcext:value-type="date">
            <text:p>01/16/23</text:p>
          </table:table-cell>
          <table:table-cell table:style-name="ce12" table:formula="of:=ABS([.B52]-[.A52])" office:value-type="float" office:value="6" calcext:value-type="float">
            <text:p>6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3-01-10" calcext:value-type="date">
            <text:p>01/10/23</text:p>
          </table:table-cell>
          <table:table-cell table:style-name="ce4" office:value-type="date" office:date-value="2023-01-16" calcext:value-type="date">
            <text:p>01/16/23</text:p>
          </table:table-cell>
          <table:table-cell table:style-name="ce12" table:formula="of:=ABS([.B53]-[.A53])" office:value-type="float" office:value="6" calcext:value-type="float">
            <text:p>6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10-17" calcext:value-type="date">
            <text:p>10/17/22</text:p>
          </table:table-cell>
          <table:table-cell table:style-name="ce4" office:value-type="date" office:date-value="2022-11-07" calcext:value-type="date">
            <text:p>11/07/22</text:p>
          </table:table-cell>
          <table:table-cell table:style-name="ce12" table:formula="of:=ABS([.B54]-[.A54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10-17" calcext:value-type="date">
            <text:p>10/17/22</text:p>
          </table:table-cell>
          <table:table-cell table:style-name="ce4" office:value-type="date" office:date-value="2022-11-07" calcext:value-type="date">
            <text:p>11/07/22</text:p>
          </table:table-cell>
          <table:table-cell table:style-name="ce12" table:formula="of:=ABS([.B55]-[.A55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10-05" calcext:value-type="date">
            <text:p>10/05/22</text:p>
          </table:table-cell>
          <table:table-cell table:style-name="ce4" office:value-type="date" office:date-value="2022-12-31" calcext:value-type="date">
            <text:p>12/31/22</text:p>
          </table:table-cell>
          <table:table-cell table:style-name="ce12" table:formula="of:=ABS([.B56]-[.A56])" office:value-type="float" office:value="87" calcext:value-type="float">
            <text:p>87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10-05" calcext:value-type="date">
            <text:p>10/05/22</text:p>
          </table:table-cell>
          <table:table-cell table:style-name="ce4" office:value-type="date" office:date-value="2022-12-31" calcext:value-type="date">
            <text:p>12/31/22</text:p>
          </table:table-cell>
          <table:table-cell table:style-name="ce12" table:formula="of:=ABS([.B57]-[.A57])" office:value-type="float" office:value="87" calcext:value-type="float">
            <text:p>87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9-26" calcext:value-type="date">
            <text:p>09/26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58]-[.A58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9-26" calcext:value-type="date">
            <text:p>09/26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59]-[.A59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9-05" calcext:value-type="date">
            <text:p>09/05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60]-[.A60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9-05" calcext:value-type="date">
            <text:p>09/05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61]-[.A61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9-02" calcext:value-type="date">
            <text:p>09/02/22</text:p>
          </table:table-cell>
          <table:table-cell table:style-name="ce4" office:value-type="date" office:date-value="2022-10-21" calcext:value-type="date">
            <text:p>10/21/22</text:p>
          </table:table-cell>
          <table:table-cell table:style-name="ce12" table:formula="of:=ABS([.B62]-[.A62])" office:value-type="float" office:value="49" calcext:value-type="float">
            <text:p>49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8-29" calcext:value-type="date">
            <text:p>08/29/22</text:p>
          </table:table-cell>
          <table:table-cell table:style-name="ce4" office:value-type="date" office:date-value="2022-09-26" calcext:value-type="date">
            <text:p>09/26/22</text:p>
          </table:table-cell>
          <table:table-cell table:style-name="ce12" table:formula="of:=ABS([.B63]-[.A6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8-22" calcext:value-type="date">
            <text:p>08/22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64]-[.A64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8-15" calcext:value-type="date">
            <text:p>08/15/22</text:p>
          </table:table-cell>
          <table:table-cell table:style-name="ce4" office:value-type="date" office:date-value="2022-11-07" calcext:value-type="date">
            <text:p>11/07/22</text:p>
          </table:table-cell>
          <table:table-cell table:style-name="ce12" table:formula="of:=ABS([.B65]-[.A65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8-15" calcext:value-type="date">
            <text:p>08/15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66]-[.A66])" office:value-type="float" office:value="49" calcext:value-type="float">
            <text:p>49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8-08" calcext:value-type="date">
            <text:p>08/08/22</text:p>
          </table:table-cell>
          <table:table-cell table:style-name="ce4" office:value-type="date" office:date-value="2022-08-22" calcext:value-type="date">
            <text:p>08/22/22</text:p>
          </table:table-cell>
          <table:table-cell table:style-name="ce12" table:formula="of:=ABS([.B67]-[.A67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25" calcext:value-type="date">
            <text:p>07/25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68]-[.A68])" office:value-type="float" office:value="70" calcext:value-type="float">
            <text:p>7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25" calcext:value-type="date">
            <text:p>07/25/22</text:p>
          </table:table-cell>
          <table:table-cell table:style-name="ce4" office:value-type="date" office:date-value="2022-08-22" calcext:value-type="date">
            <text:p>08/22/22</text:p>
          </table:table-cell>
          <table:table-cell table:style-name="ce12" table:formula="of:=ABS([.B69]-[.A69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11" calcext:value-type="date">
            <text:p>07/11/22</text:p>
          </table:table-cell>
          <table:table-cell table:style-name="ce4" office:value-type="date" office:date-value="2022-09-12" calcext:value-type="date">
            <text:p>09/12/22</text:p>
          </table:table-cell>
          <table:table-cell table:style-name="ce12" table:formula="of:=ABS([.B70]-[.A70])" office:value-type="float" office:value="63" calcext:value-type="float">
            <text:p>6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11" calcext:value-type="date">
            <text:p>07/11/22</text:p>
          </table:table-cell>
          <table:table-cell table:style-name="ce4" office:value-type="date" office:date-value="2022-08-15" calcext:value-type="date">
            <text:p>08/15/22</text:p>
          </table:table-cell>
          <table:table-cell table:style-name="ce12" table:formula="of:=ABS([.B71]-[.A71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11" calcext:value-type="date">
            <text:p>07/11/22</text:p>
          </table:table-cell>
          <table:table-cell table:style-name="ce4" office:value-type="date" office:date-value="2022-08-15" calcext:value-type="date">
            <text:p>08/15/22</text:p>
          </table:table-cell>
          <table:table-cell table:style-name="ce12" table:formula="of:=ABS([.B72]-[.A72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11" calcext:value-type="date">
            <text:p>07/11/22</text:p>
          </table:table-cell>
          <table:table-cell table:style-name="ce4" office:value-type="date" office:date-value="2022-08-08" calcext:value-type="date">
            <text:p>08/08/22</text:p>
          </table:table-cell>
          <table:table-cell table:style-name="ce12" table:formula="of:=ABS([.B73]-[.A7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04" calcext:value-type="date">
            <text:p>07/04/22</text:p>
          </table:table-cell>
          <table:table-cell table:style-name="ce4" office:value-type="date" office:date-value="2022-11-07" calcext:value-type="date">
            <text:p>11/07/22</text:p>
          </table:table-cell>
          <table:table-cell table:style-name="ce12" table:formula="of:=ABS([.B74]-[.A74])" office:value-type="float" office:value="126" calcext:value-type="float">
            <text:p>12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04" calcext:value-type="date">
            <text:p>07/04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75]-[.A75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04" calcext:value-type="date">
            <text:p>07/04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76]-[.A76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04" calcext:value-type="date">
            <text:p>07/04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77]-[.A77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04" calcext:value-type="date">
            <text:p>07/04/22</text:p>
          </table:table-cell>
          <table:table-cell table:style-name="ce4" office:value-type="date" office:date-value="2022-10-03" calcext:value-type="date">
            <text:p>10/03/22</text:p>
          </table:table-cell>
          <table:table-cell table:style-name="ce12" table:formula="of:=ABS([.B78]-[.A78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7-04" calcext:value-type="date">
            <text:p>07/04/22</text:p>
          </table:table-cell>
          <table:table-cell table:style-name="ce4" office:value-type="date" office:date-value="2022-07-18" calcext:value-type="date">
            <text:p>07/18/22</text:p>
          </table:table-cell>
          <table:table-cell table:style-name="ce12" table:formula="of:=ABS([.B79]-[.A79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6-27" calcext:value-type="date">
            <text:p>06/27/22</text:p>
          </table:table-cell>
          <table:table-cell table:style-name="ce4" office:value-type="date" office:date-value="2022-10-10" calcext:value-type="date">
            <text:p>10/10/22</text:p>
          </table:table-cell>
          <table:table-cell table:style-name="ce12" table:formula="of:=ABS([.B80]-[.A80])" office:value-type="float" office:value="105" calcext:value-type="float">
            <text:p>10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6-27" calcext:value-type="date">
            <text:p>06/27/22</text:p>
          </table:table-cell>
          <table:table-cell table:style-name="ce4" office:value-type="date" office:date-value="2022-07-11" calcext:value-type="date">
            <text:p>07/11/22</text:p>
          </table:table-cell>
          <table:table-cell table:style-name="ce12" table:formula="of:=ABS([.B81]-[.A81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6-26" calcext:value-type="date">
            <text:p>06/26/22</text:p>
          </table:table-cell>
          <table:table-cell table:style-name="ce4" office:value-type="date" office:date-value="2022-10-10" calcext:value-type="date">
            <text:p>10/10/22</text:p>
          </table:table-cell>
          <table:table-cell table:style-name="ce12" table:formula="of:=ABS([.B82]-[.A82])" office:value-type="float" office:value="106" calcext:value-type="float">
            <text:p>10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6-20" calcext:value-type="date">
            <text:p>06/20/22</text:p>
          </table:table-cell>
          <table:table-cell table:style-name="ce4" office:value-type="date" office:date-value="2022-07-18" calcext:value-type="date">
            <text:p>07/18/22</text:p>
          </table:table-cell>
          <table:table-cell table:style-name="ce12" table:formula="of:=ABS([.B83]-[.A8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6-20" calcext:value-type="date">
            <text:p>06/20/22</text:p>
          </table:table-cell>
          <table:table-cell table:style-name="ce4" office:value-type="date" office:date-value="2022-06-27" calcext:value-type="date">
            <text:p>06/27/22</text:p>
          </table:table-cell>
          <table:table-cell table:style-name="ce12" table:formula="of:=ABS([.B84]-[.A84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6-13" calcext:value-type="date">
            <text:p>06/13/22</text:p>
          </table:table-cell>
          <table:table-cell table:style-name="ce4" office:value-type="date" office:date-value="2022-07-11" calcext:value-type="date">
            <text:p>07/11/22</text:p>
          </table:table-cell>
          <table:table-cell table:style-name="ce12" table:formula="of:=ABS([.B85]-[.A8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5-02" calcext:value-type="date">
            <text:p>05/02/22</text:p>
          </table:table-cell>
          <table:table-cell table:style-name="ce4" office:value-type="date" office:date-value="2022-06-27" calcext:value-type="date">
            <text:p>06/27/22</text:p>
          </table:table-cell>
          <table:table-cell table:style-name="ce12" table:formula="of:=ABS([.B86]-[.A86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5-02" calcext:value-type="date">
            <text:p>05/02/22</text:p>
          </table:table-cell>
          <table:table-cell table:style-name="ce4" office:value-type="date" office:date-value="2022-06-06" calcext:value-type="date">
            <text:p>06/06/22</text:p>
          </table:table-cell>
          <table:table-cell table:style-name="ce12" table:formula="of:=ABS([.B87]-[.A87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14" calcext:value-type="date">
            <text:p>04/14/22</text:p>
          </table:table-cell>
          <table:table-cell table:style-name="ce4" office:value-type="date" office:date-value="2022-06-17" calcext:value-type="date">
            <text:p>06/17/22</text:p>
          </table:table-cell>
          <table:table-cell table:style-name="ce12" table:formula="of:=ABS([.B88]-[.A88])" office:value-type="float" office:value="64" calcext:value-type="float">
            <text:p>64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11" calcext:value-type="date">
            <text:p>04/11/22</text:p>
          </table:table-cell>
          <table:table-cell table:style-name="ce4" office:value-type="date" office:date-value="2022-08-15" calcext:value-type="date">
            <text:p>08/15/22</text:p>
          </table:table-cell>
          <table:table-cell table:style-name="ce12" table:formula="of:=ABS([.B89]-[.A89])" office:value-type="float" office:value="126" calcext:value-type="float">
            <text:p>12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11" calcext:value-type="date">
            <text:p>04/11/22</text:p>
          </table:table-cell>
          <table:table-cell table:style-name="ce4" office:value-type="date" office:date-value="2022-07-18" calcext:value-type="date">
            <text:p>07/18/22</text:p>
          </table:table-cell>
          <table:table-cell table:style-name="ce12" table:formula="of:=ABS([.B90]-[.A90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11" calcext:value-type="date">
            <text:p>04/11/22</text:p>
          </table:table-cell>
          <table:table-cell table:style-name="ce4" office:value-type="date" office:date-value="2022-05-16" calcext:value-type="date">
            <text:p>05/16/22</text:p>
          </table:table-cell>
          <table:table-cell table:style-name="ce12" table:formula="of:=ABS([.B91]-[.A91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11" calcext:value-type="date">
            <text:p>04/11/22</text:p>
          </table:table-cell>
          <table:table-cell table:style-name="ce4" office:value-type="date" office:date-value="2022-05-16" calcext:value-type="date">
            <text:p>05/16/22</text:p>
          </table:table-cell>
          <table:table-cell table:style-name="ce12" table:formula="of:=ABS([.B92]-[.A92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04" calcext:value-type="date">
            <text:p>04/04/22</text:p>
          </table:table-cell>
          <table:table-cell table:style-name="ce4" office:value-type="date" office:date-value="2022-06-27" calcext:value-type="date">
            <text:p>06/27/22</text:p>
          </table:table-cell>
          <table:table-cell table:style-name="ce12" table:formula="of:=ABS([.B93]-[.A93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04" calcext:value-type="date">
            <text:p>04/04/22</text:p>
          </table:table-cell>
          <table:table-cell table:style-name="ce4" office:value-type="date" office:date-value="2022-06-27" calcext:value-type="date">
            <text:p>06/27/22</text:p>
          </table:table-cell>
          <table:table-cell table:style-name="ce12" table:formula="of:=ABS([.B94]-[.A94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04" calcext:value-type="date">
            <text:p>04/04/22</text:p>
          </table:table-cell>
          <table:table-cell table:style-name="ce4" office:value-type="date" office:date-value="2022-05-09" calcext:value-type="date">
            <text:p>05/09/22</text:p>
          </table:table-cell>
          <table:table-cell table:style-name="ce12" table:formula="of:=ABS([.B95]-[.A95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4-04" calcext:value-type="date">
            <text:p>04/04/22</text:p>
          </table:table-cell>
          <table:table-cell table:style-name="ce4" office:value-type="date" office:date-value="2022-05-09" calcext:value-type="date">
            <text:p>05/09/22</text:p>
          </table:table-cell>
          <table:table-cell table:style-name="ce12" table:formula="of:=ABS([.B96]-[.A96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3-28" calcext:value-type="date">
            <text:p>03/28/22</text:p>
          </table:table-cell>
          <table:table-cell table:style-name="ce4" office:value-type="date" office:date-value="2022-05-23" calcext:value-type="date">
            <text:p>05/23/22</text:p>
          </table:table-cell>
          <table:table-cell table:style-name="ce12" table:formula="of:=ABS([.B97]-[.A97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3-28" calcext:value-type="date">
            <text:p>03/28/22</text:p>
          </table:table-cell>
          <table:table-cell table:style-name="ce4" office:value-type="date" office:date-value="2022-04-25" calcext:value-type="date">
            <text:p>04/25/22</text:p>
          </table:table-cell>
          <table:table-cell table:style-name="ce12" table:formula="of:=ABS([.B98]-[.A98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3-28" calcext:value-type="date">
            <text:p>03/28/22</text:p>
          </table:table-cell>
          <table:table-cell table:style-name="ce4" office:value-type="date" office:date-value="2022-04-25" calcext:value-type="date">
            <text:p>04/25/22</text:p>
          </table:table-cell>
          <table:table-cell table:style-name="ce12" table:formula="of:=ABS([.B99]-[.A99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3-17" calcext:value-type="date">
            <text:p>03/17/22</text:p>
          </table:table-cell>
          <table:table-cell table:style-name="ce4" office:value-type="date" office:date-value="2022-07-22" calcext:value-type="date">
            <text:p>07/22/22</text:p>
          </table:table-cell>
          <table:table-cell table:style-name="ce12" table:formula="of:=ABS([.B100]-[.A100])" office:value-type="float" office:value="127" calcext:value-type="float">
            <text:p>127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2-24" calcext:value-type="date">
            <text:p>02/24/22</text:p>
          </table:table-cell>
          <table:table-cell table:style-name="ce4" office:value-type="date" office:date-value="2022-03-05" calcext:value-type="date">
            <text:p>03/05/22</text:p>
          </table:table-cell>
          <table:table-cell table:style-name="ce12" table:formula="of:=ABS([.B101]-[.A101])" office:value-type="float" office:value="9" calcext:value-type="float">
            <text:p>9</text:p>
          </table:table-cell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88.180100 13.168500,-88.177000 13.003900,-88.174900 12.724700,-88.172500 12.653100,-88.172200 12.634900,-88.171500 12.603700,-88.171500 12.601800,-88.043700 12.806400,-88.104400 13.172400,-88.119000 13.167900,-88.128700 13.165400,-88.180100 13.168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2-01-20" calcext:value-type="date">
            <text:p>01/20/22</text:p>
          </table:table-cell>
          <table:table-cell table:style-name="ce4" office:value-type="date" office:date-value="2022-06-30" calcext:value-type="date">
            <text:p>06/30/22</text:p>
          </table:table-cell>
          <table:table-cell table:style-name="ce12" table:formula="of:=ABS([.B102]-[.A102])" office:value-type="float" office:value="161" calcext:value-type="float">
            <text:p>161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10-11" calcext:value-type="date">
            <text:p>10/11/21</text:p>
          </table:table-cell>
          <table:table-cell table:style-name="ce4" office:value-type="date" office:date-value="2021-11-01" calcext:value-type="date">
            <text:p>11/01/21</text:p>
          </table:table-cell>
          <table:table-cell table:style-name="ce12" table:formula="of:=ABS([.B103]-[.A103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9-27" calcext:value-type="date">
            <text:p>09/27/21</text:p>
          </table:table-cell>
          <table:table-cell table:style-name="ce4" office:value-type="date" office:date-value="2021-10-11" calcext:value-type="date">
            <text:p>10/11/21</text:p>
          </table:table-cell>
          <table:table-cell table:style-name="ce12" table:formula="of:=ABS([.B104]-[.A104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8-16" calcext:value-type="date">
            <text:p>08/16/21</text:p>
          </table:table-cell>
          <table:table-cell table:style-name="ce4" office:value-type="date" office:date-value="2021-09-06" calcext:value-type="date">
            <text:p>09/06/21</text:p>
          </table:table-cell>
          <table:table-cell table:style-name="ce12" table:formula="of:=ABS([.B105]-[.A105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8-09" calcext:value-type="date">
            <text:p>08/09/21</text:p>
          </table:table-cell>
          <table:table-cell table:style-name="ce4" office:value-type="date" office:date-value="2021-10-25" calcext:value-type="date">
            <text:p>10/25/21</text:p>
          </table:table-cell>
          <table:table-cell table:style-name="ce12" table:formula="of:=ABS([.B106]-[.A106])" office:value-type="float" office:value="77" calcext:value-type="float">
            <text:p>7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8-09" calcext:value-type="date">
            <text:p>08/09/21</text:p>
          </table:table-cell>
          <table:table-cell table:style-name="ce4" office:value-type="date" office:date-value="2021-08-23" calcext:value-type="date">
            <text:p>08/23/21</text:p>
          </table:table-cell>
          <table:table-cell table:style-name="ce12" table:formula="of:=ABS([.B107]-[.A107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7-26" calcext:value-type="date">
            <text:p>07/26/21</text:p>
          </table:table-cell>
          <table:table-cell table:style-name="ce4" office:value-type="date" office:date-value="2021-11-01" calcext:value-type="date">
            <text:p>11/01/21</text:p>
          </table:table-cell>
          <table:table-cell table:style-name="ce12" table:formula="of:=ABS([.B108]-[.A108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7-12" calcext:value-type="date">
            <text:p>07/12/21</text:p>
          </table:table-cell>
          <table:table-cell table:style-name="ce4" office:value-type="date" office:date-value="2021-08-02" calcext:value-type="date">
            <text:p>08/02/21</text:p>
          </table:table-cell>
          <table:table-cell table:style-name="ce12" table:formula="of:=ABS([.B109]-[.A109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7-12" calcext:value-type="date">
            <text:p>07/12/21</text:p>
          </table:table-cell>
          <table:table-cell table:style-name="ce4" office:value-type="date" office:date-value="2021-08-02" calcext:value-type="date">
            <text:p>08/02/21</text:p>
          </table:table-cell>
          <table:table-cell table:style-name="ce12" table:formula="of:=ABS([.B110]-[.A110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7-05" calcext:value-type="date">
            <text:p>07/05/21</text:p>
          </table:table-cell>
          <table:table-cell table:style-name="ce4" office:value-type="date" office:date-value="2021-08-09" calcext:value-type="date">
            <text:p>08/09/21</text:p>
          </table:table-cell>
          <table:table-cell table:style-name="ce12" table:formula="of:=ABS([.B111]-[.A111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7-05" calcext:value-type="date">
            <text:p>07/05/21</text:p>
          </table:table-cell>
          <table:table-cell table:style-name="ce4" office:value-type="date" office:date-value="2021-08-02" calcext:value-type="date">
            <text:p>08/02/21</text:p>
          </table:table-cell>
          <table:table-cell table:style-name="ce12" table:formula="of:=ABS([.B112]-[.A112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7-05" calcext:value-type="date">
            <text:p>07/05/21</text:p>
          </table:table-cell>
          <table:table-cell table:style-name="ce4" office:value-type="date" office:date-value="2021-07-26" calcext:value-type="date">
            <text:p>07/26/21</text:p>
          </table:table-cell>
          <table:table-cell table:style-name="ce12" table:formula="of:=ABS([.B113]-[.A113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28" calcext:value-type="date">
            <text:p>06/28/21</text:p>
          </table:table-cell>
          <table:table-cell table:style-name="ce4" office:value-type="date" office:date-value="2021-10-04" calcext:value-type="date">
            <text:p>10/04/21</text:p>
          </table:table-cell>
          <table:table-cell table:style-name="ce12" table:formula="of:=ABS([.B114]-[.A114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28" calcext:value-type="date">
            <text:p>06/28/21</text:p>
          </table:table-cell>
          <table:table-cell table:style-name="ce4" office:value-type="date" office:date-value="2021-07-26" calcext:value-type="date">
            <text:p>07/26/21</text:p>
          </table:table-cell>
          <table:table-cell table:style-name="ce12" table:formula="of:=ABS([.B115]-[.A11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28" calcext:value-type="date">
            <text:p>06/28/21</text:p>
          </table:table-cell>
          <table:table-cell table:style-name="ce4" office:value-type="date" office:date-value="2021-07-19" calcext:value-type="date">
            <text:p>07/19/21</text:p>
          </table:table-cell>
          <table:table-cell table:style-name="ce12" table:formula="of:=ABS([.B116]-[.A116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21" calcext:value-type="date">
            <text:p>06/21/21</text:p>
          </table:table-cell>
          <table:table-cell table:style-name="ce4" office:value-type="date" office:date-value="2021-08-02" calcext:value-type="date">
            <text:p>08/02/21</text:p>
          </table:table-cell>
          <table:table-cell table:style-name="ce12" table:formula="of:=ABS([.B117]-[.A117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21" calcext:value-type="date">
            <text:p>06/21/21</text:p>
          </table:table-cell>
          <table:table-cell table:style-name="ce4" office:value-type="date" office:date-value="2021-08-02" calcext:value-type="date">
            <text:p>08/02/21</text:p>
          </table:table-cell>
          <table:table-cell table:style-name="ce12" table:formula="of:=ABS([.B118]-[.A118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21" calcext:value-type="date">
            <text:p>06/21/21</text:p>
          </table:table-cell>
          <table:table-cell table:style-name="ce4" office:value-type="date" office:date-value="2021-07-26" calcext:value-type="date">
            <text:p>07/26/21</text:p>
          </table:table-cell>
          <table:table-cell table:style-name="ce12" table:formula="of:=ABS([.B119]-[.A119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21" calcext:value-type="date">
            <text:p>06/21/21</text:p>
          </table:table-cell>
          <table:table-cell table:style-name="ce4" office:value-type="date" office:date-value="2021-07-19" calcext:value-type="date">
            <text:p>07/19/21</text:p>
          </table:table-cell>
          <table:table-cell table:style-name="ce12" table:formula="of:=ABS([.B120]-[.A120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14" calcext:value-type="date">
            <text:p>06/14/21</text:p>
          </table:table-cell>
          <table:table-cell table:style-name="ce4" office:value-type="date" office:date-value="2021-06-21" calcext:value-type="date">
            <text:p>06/21/21</text:p>
          </table:table-cell>
          <table:table-cell table:style-name="ce12" table:formula="of:=ABS([.B121]-[.A121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6-01" calcext:value-type="date">
            <text:p>06/01/21</text:p>
          </table:table-cell>
          <table:table-cell table:style-name="ce4" office:value-type="date" office:date-value="2021-06-28" calcext:value-type="date">
            <text:p>06/28/21</text:p>
          </table:table-cell>
          <table:table-cell table:style-name="ce12" table:formula="of:=ABS([.B122]-[.A122])" office:value-type="float" office:value="27" calcext:value-type="float">
            <text:p>2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5-18" calcext:value-type="date">
            <text:p>05/18/21</text:p>
          </table:table-cell>
          <table:table-cell table:style-name="ce4" office:value-type="date" office:date-value="2021-06-28" calcext:value-type="date">
            <text:p>06/28/21</text:p>
          </table:table-cell>
          <table:table-cell table:style-name="ce12" table:formula="of:=ABS([.B123]-[.A123])" office:value-type="float" office:value="41" calcext:value-type="float">
            <text:p>4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5-10" calcext:value-type="date">
            <text:p>05/10/21</text:p>
          </table:table-cell>
          <table:table-cell table:style-name="ce4" office:value-type="date" office:date-value="2021-05-17" calcext:value-type="date">
            <text:p>05/17/21</text:p>
          </table:table-cell>
          <table:table-cell table:style-name="ce12" table:formula="of:=ABS([.B124]-[.A124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5-03" calcext:value-type="date">
            <text:p>05/03/21</text:p>
          </table:table-cell>
          <table:table-cell table:style-name="ce4" office:value-type="date" office:date-value="2021-06-07" calcext:value-type="date">
            <text:p>06/07/21</text:p>
          </table:table-cell>
          <table:table-cell table:style-name="ce12" table:formula="of:=ABS([.B125]-[.A125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26" calcext:value-type="date">
            <text:p>04/26/21</text:p>
          </table:table-cell>
          <table:table-cell table:style-name="ce4" office:value-type="date" office:date-value="2021-06-01" calcext:value-type="date">
            <text:p>06/01/21</text:p>
          </table:table-cell>
          <table:table-cell table:style-name="ce12" table:formula="of:=ABS([.B126]-[.A126])" office:value-type="float" office:value="36" calcext:value-type="float">
            <text:p>3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26" calcext:value-type="date">
            <text:p>04/26/21</text:p>
          </table:table-cell>
          <table:table-cell table:style-name="ce4" office:value-type="date" office:date-value="2021-05-24" calcext:value-type="date">
            <text:p>05/24/21</text:p>
          </table:table-cell>
          <table:table-cell table:style-name="ce12" table:formula="of:=ABS([.B127]-[.A127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19" calcext:value-type="date">
            <text:p>04/19/21</text:p>
          </table:table-cell>
          <table:table-cell table:style-name="ce4" office:value-type="date" office:date-value="2021-06-01" calcext:value-type="date">
            <text:p>06/01/21</text:p>
          </table:table-cell>
          <table:table-cell table:style-name="ce12" table:formula="of:=ABS([.B128]-[.A128])" office:value-type="float" office:value="43" calcext:value-type="float">
            <text:p>4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19" calcext:value-type="date">
            <text:p>04/19/21</text:p>
          </table:table-cell>
          <table:table-cell table:style-name="ce4" office:value-type="date" office:date-value="2021-05-17" calcext:value-type="date">
            <text:p>05/17/21</text:p>
          </table:table-cell>
          <table:table-cell table:style-name="ce12" table:formula="of:=ABS([.B129]-[.A129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19" calcext:value-type="date">
            <text:p>04/19/21</text:p>
          </table:table-cell>
          <table:table-cell table:style-name="ce4" office:value-type="date" office:date-value="2021-05-17" calcext:value-type="date">
            <text:p>05/17/21</text:p>
          </table:table-cell>
          <table:table-cell table:style-name="ce12" table:formula="of:=ABS([.B130]-[.A130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700000 68.060000,15.170000 66.660000,13.710000 65.430000,9.400000 66.040000,9.700000 68.0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14" calcext:value-type="date">
            <text:p>04/14/21</text:p>
          </table:table-cell>
          <table:table-cell table:style-name="ce4" office:value-type="date" office:date-value="2021-04-23" calcext:value-type="date">
            <text:p>04/23/21</text:p>
          </table:table-cell>
          <table:table-cell table:style-name="ce12" table:formula="of:=ABS([.B131]-[.A131])" office:value-type="float" office:value="9" calcext:value-type="float">
            <text:p>9</text:p>
          </table:table-cell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90.277700 10.243500,-89.730800 12.189700,-89.319200 13.486400,-89.803400 13.525700,-90.175800 12.517000,-90.785500 10.595800,-90.828100 10.364200,-90.277700 10.243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12" calcext:value-type="date">
            <text:p>04/12/21</text:p>
          </table:table-cell>
          <table:table-cell table:style-name="ce4" office:value-type="date" office:date-value="2021-07-19" calcext:value-type="date">
            <text:p>07/19/21</text:p>
          </table:table-cell>
          <table:table-cell table:style-name="ce12" table:formula="of:=ABS([.B132]-[.A132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05" calcext:value-type="date">
            <text:p>04/05/21</text:p>
          </table:table-cell>
          <table:table-cell table:style-name="ce4" office:value-type="date" office:date-value="2021-07-19" calcext:value-type="date">
            <text:p>07/19/21</text:p>
          </table:table-cell>
          <table:table-cell table:style-name="ce12" table:formula="of:=ABS([.B133]-[.A133])" office:value-type="float" office:value="105" calcext:value-type="float">
            <text:p>10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4-05" calcext:value-type="date">
            <text:p>04/05/21</text:p>
          </table:table-cell>
          <table:table-cell table:style-name="ce4" office:value-type="date" office:date-value="2021-05-10" calcext:value-type="date">
            <text:p>05/10/21</text:p>
          </table:table-cell>
          <table:table-cell table:style-name="ce12" table:formula="of:=ABS([.B134]-[.A134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3-22" calcext:value-type="date">
            <text:p>03/22/21</text:p>
          </table:table-cell>
          <table:table-cell table:style-name="ce4" office:value-type="date" office:date-value="2021-06-21" calcext:value-type="date">
            <text:p>06/21/21</text:p>
          </table:table-cell>
          <table:table-cell table:style-name="ce12" table:formula="of:=ABS([.B135]-[.A135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1-02-04" calcext:value-type="date">
            <text:p>02/04/21</text:p>
          </table:table-cell>
          <table:table-cell table:style-name="ce4" office:value-type="date" office:date-value="2021-02-05" calcext:value-type="date">
            <text:p>02/05/21</text:p>
          </table:table-cell>
          <table:table-cell table:style-name="ce12" table:formula="of:=ABS([.B136]-[.A136])" office:value-type="float" office:value="1" calcext:value-type="float">
            <text:p>1</text:p>
          </table:table-cell>
          <table:table-cell table:style-name="ce6" office:value-type="string" calcext:value-type="string">
            <text:p>COLOMBIA</text:p>
          </table:table-cell>
          <table:table-cell office:value-type="string" calcext:value-type="string">
            <text:p>POLYGON((-73.352000 12.286000,-74.896000 11.404000,-74.880000 10.484000,-73.369000 11.269000,-73.352000 12.286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10-23" calcext:value-type="date">
            <text:p>10/23/20</text:p>
          </table:table-cell>
          <table:table-cell table:style-name="ce4" office:value-type="date" office:date-value="2020-10-23" calcext:value-type="date">
            <text:p>10/23/20</text:p>
          </table:table-cell>
          <table:table-cell table:style-name="ce12" table:formula="of:=ABS([.B137]-[.A137])" office:value-type="float" office:value="0" calcext:value-type="float">
            <text:p>0</text:p>
          </table:table-cell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10-12" calcext:value-type="date">
            <text:p>10/12/20</text:p>
          </table:table-cell>
          <table:table-cell table:style-name="ce4" office:value-type="date" office:date-value="2020-11-02" calcext:value-type="date">
            <text:p>11/02/20</text:p>
          </table:table-cell>
          <table:table-cell table:style-name="ce12" table:formula="of:=ABS([.B138]-[.A138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8-24" calcext:value-type="date">
            <text:p>08/24/20</text:p>
          </table:table-cell>
          <table:table-cell table:style-name="ce4" office:value-type="date" office:date-value="2020-09-28" calcext:value-type="date">
            <text:p>09/28/20</text:p>
          </table:table-cell>
          <table:table-cell table:style-name="ce12" table:formula="of:=ABS([.B139]-[.A139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8-24" calcext:value-type="date">
            <text:p>08/24/20</text:p>
          </table:table-cell>
          <table:table-cell table:style-name="ce4" office:value-type="date" office:date-value="2020-09-07" calcext:value-type="date">
            <text:p>09/07/20</text:p>
          </table:table-cell>
          <table:table-cell table:style-name="ce12" table:formula="of:=ABS([.B140]-[.A140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8-17" calcext:value-type="date">
            <text:p>08/17/20</text:p>
          </table:table-cell>
          <table:table-cell table:style-name="ce4" office:value-type="date" office:date-value="2020-09-07" calcext:value-type="date">
            <text:p>09/07/20</text:p>
          </table:table-cell>
          <table:table-cell table:style-name="ce12" table:formula="of:=ABS([.B141]-[.A141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7-27" calcext:value-type="date">
            <text:p>07/27/20</text:p>
          </table:table-cell>
          <table:table-cell table:style-name="ce4" office:value-type="date" office:date-value="2020-08-03" calcext:value-type="date">
            <text:p>08/03/20</text:p>
          </table:table-cell>
          <table:table-cell table:style-name="ce12" table:formula="of:=ABS([.B142]-[.A142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7-20" calcext:value-type="date">
            <text:p>07/20/20</text:p>
          </table:table-cell>
          <table:table-cell table:style-name="ce4" office:value-type="date" office:date-value="2020-08-17" calcext:value-type="date">
            <text:p>08/17/20</text:p>
          </table:table-cell>
          <table:table-cell table:style-name="ce12" table:formula="of:=ABS([.B143]-[.A14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6-02" calcext:value-type="date">
            <text:p>06/02/20</text:p>
          </table:table-cell>
          <table:table-cell table:style-name="ce4" office:value-type="date" office:date-value="2020-06-22" calcext:value-type="date">
            <text:p>06/22/20</text:p>
          </table:table-cell>
          <table:table-cell table:style-name="ce12" table:formula="of:=ABS([.B144]-[.A144])" office:value-type="float" office:value="20" calcext:value-type="float">
            <text:p>2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5-04" calcext:value-type="date">
            <text:p>05/04/20</text:p>
          </table:table-cell>
          <table:table-cell table:style-name="ce4" office:value-type="date" office:date-value="2020-06-15" calcext:value-type="date">
            <text:p>06/15/20</text:p>
          </table:table-cell>
          <table:table-cell table:style-name="ce12" table:formula="of:=ABS([.B145]-[.A145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4-27" calcext:value-type="date">
            <text:p>04/27/20</text:p>
          </table:table-cell>
          <table:table-cell table:style-name="ce4" office:value-type="date" office:date-value="2020-06-22" calcext:value-type="date">
            <text:p>06/22/20</text:p>
          </table:table-cell>
          <table:table-cell table:style-name="ce12" table:formula="of:=ABS([.B146]-[.A146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4-14" calcext:value-type="date">
            <text:p>04/14/20</text:p>
          </table:table-cell>
          <table:table-cell table:style-name="ce4" office:value-type="date" office:date-value="2020-07-13" calcext:value-type="date">
            <text:p>07/13/20</text:p>
          </table:table-cell>
          <table:table-cell table:style-name="ce12" table:formula="of:=ABS([.B147]-[.A147])" office:value-type="float" office:value="90" calcext:value-type="float">
            <text:p>9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4-14" calcext:value-type="date">
            <text:p>04/14/20</text:p>
          </table:table-cell>
          <table:table-cell table:style-name="ce4" office:value-type="date" office:date-value="2020-05-25" calcext:value-type="date">
            <text:p>05/25/20</text:p>
          </table:table-cell>
          <table:table-cell table:style-name="ce12" table:formula="of:=ABS([.B148]-[.A148])" office:value-type="float" office:value="41" calcext:value-type="float">
            <text:p>4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4" office:value-type="date" office:date-value="2020-06-01" calcext:value-type="date">
            <text:p>06/01/20</text:p>
          </table:table-cell>
          <table:table-cell table:style-name="ce12" table:formula="of:=ABS([.B149]-[.A149])" office:value-type="float" office:value="63" calcext:value-type="float">
            <text:p>6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4" office:value-type="date" office:date-value="2020-05-04" calcext:value-type="date">
            <text:p>05/04/20</text:p>
          </table:table-cell>
          <table:table-cell table:style-name="ce12" table:formula="of:=ABS([.B150]-[.A150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4" office:value-type="date" office:date-value="2020-05-04" calcext:value-type="date">
            <text:p>05/04/20</text:p>
          </table:table-cell>
          <table:table-cell table:style-name="ce12" table:formula="of:=ABS([.B151]-[.A151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4" office:value-type="date" office:date-value="2020-04-27" calcext:value-type="date">
            <text:p>04/27/20</text:p>
          </table:table-cell>
          <table:table-cell table:style-name="ce12" table:formula="of:=ABS([.B152]-[.A152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4" office:value-type="date" office:date-value="2020-04-27" calcext:value-type="date">
            <text:p>04/27/20</text:p>
          </table:table-cell>
          <table:table-cell table:style-name="ce12" table:formula="of:=ABS([.B153]-[.A15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4" office:value-type="date" office:date-value="2020-04-14" calcext:value-type="date">
            <text:p>04/14/20</text:p>
          </table:table-cell>
          <table:table-cell table:style-name="ce12" table:formula="of:=ABS([.B154]-[.A154])" office:value-type="float" office:value="15" calcext:value-type="float">
            <text:p>1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0.500000 59.550000,11.300000 59.620000,11.400000 58.900000,10.600000 58.920000,10.500000 59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4" office:value-type="date" office:date-value="2020-04-14" calcext:value-type="date">
            <text:p>04/14/20</text:p>
          </table:table-cell>
          <table:table-cell table:style-name="ce12" table:formula="of:=ABS([.B155]-[.A155])" office:value-type="float" office:value="15" calcext:value-type="float">
            <text:p>1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3-09" calcext:value-type="date">
            <text:p>03/09/20</text:p>
          </table:table-cell>
          <table:table-cell table:style-name="ce4" office:value-type="date" office:date-value="2020-05-25" calcext:value-type="date">
            <text:p>05/25/20</text:p>
          </table:table-cell>
          <table:table-cell table:style-name="ce12" table:formula="of:=ABS([.B156]-[.A156])" office:value-type="float" office:value="77" calcext:value-type="float">
            <text:p>7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1-24" calcext:value-type="date">
            <text:p>01/24/20</text:p>
          </table:table-cell>
          <table:table-cell table:style-name="ce4" office:value-type="date" office:date-value="2020-01-24" calcext:value-type="date">
            <text:p>01/24/20</text:p>
          </table:table-cell>
          <table:table-cell table:style-name="ce12" table:formula="of:=ABS([.B157]-[.A157])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office:value-type="string" calcext:value-type="string">
            <text:p>POLYGON((-78.319960 -10.874290,-76.703820 -13.557200,-76.245760 -13.325500,-76.517180 -12.866090,-76.798950 -12.368890,-77.170020 -12.074610,-77.233840 -11.627470,-77.649300 -11.302270,-77.593300 -11.177760,-77.887040 -10.612080,-78.319960 -10.8742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11-08" calcext:value-type="date">
            <text:p>11/08/19</text:p>
          </table:table-cell>
          <table:table-cell table:style-name="ce4" office:value-type="date" office:date-value="2019-12-30" calcext:value-type="date">
            <text:p>12/30/19</text:p>
          </table:table-cell>
          <table:table-cell table:style-name="ce12" table:formula="of:=ABS([.B158]-[.A158])" office:value-type="float" office:value="52" calcext:value-type="float">
            <text:p>52</text:p>
          </table:table-cell>
          <table:table-cell table:style-name="ce6" office:value-type="string" calcext:value-type="string">
            <text:p>GUATEMALA</text:p>
          </table:table-cell>
          <table:table-cell office:value-type="string" calcext:value-type="string">
            <text:p>POLYGON((-90.770116 13.923237,-90.821958 13.916156,-90.820069 13.890828,-90.767884 13.890745,-90.770116 13.923237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10-28" calcext:value-type="date">
            <text:p>10/28/19</text:p>
          </table:table-cell>
          <table:table-cell table:style-name="ce4" office:value-type="date" office:date-value="2019-11-11" calcext:value-type="date">
            <text:p>11/11/19</text:p>
          </table:table-cell>
          <table:table-cell table:style-name="ce12" table:formula="of:=ABS([.B159]-[.A159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10-21" calcext:value-type="date">
            <text:p>10/21/19</text:p>
          </table:table-cell>
          <table:table-cell table:style-name="ce4" office:value-type="date" office:date-value="2019-10-28" calcext:value-type="date">
            <text:p>10/28/19</text:p>
          </table:table-cell>
          <table:table-cell table:style-name="ce12" table:formula="of:=ABS([.B160]-[.A160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10-21" calcext:value-type="date">
            <text:p>10/21/19</text:p>
          </table:table-cell>
          <table:table-cell table:style-name="ce4" office:value-type="date" office:date-value="2019-10-28" calcext:value-type="date">
            <text:p>10/28/19</text:p>
          </table:table-cell>
          <table:table-cell table:style-name="ce12" table:formula="of:=ABS([.B161]-[.A161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9-23" calcext:value-type="date">
            <text:p>09/23/19</text:p>
          </table:table-cell>
          <table:table-cell table:style-name="ce4" office:value-type="date" office:date-value="2019-10-07" calcext:value-type="date">
            <text:p>10/07/19</text:p>
          </table:table-cell>
          <table:table-cell table:style-name="ce12" table:formula="of:=ABS([.B162]-[.A162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9-16" calcext:value-type="date">
            <text:p>09/16/19</text:p>
          </table:table-cell>
          <table:table-cell table:style-name="ce4" office:value-type="date" office:date-value="2019-10-21" calcext:value-type="date">
            <text:p>10/21/19</text:p>
          </table:table-cell>
          <table:table-cell table:style-name="ce12" table:formula="of:=ABS([.B163]-[.A163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9-16" calcext:value-type="date">
            <text:p>09/16/19</text:p>
          </table:table-cell>
          <table:table-cell table:style-name="ce4" office:value-type="date" office:date-value="2019-10-07" calcext:value-type="date">
            <text:p>10/07/19</text:p>
          </table:table-cell>
          <table:table-cell table:style-name="ce12" table:formula="of:=ABS([.B164]-[.A164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9-16" calcext:value-type="date">
            <text:p>09/16/19</text:p>
          </table:table-cell>
          <table:table-cell table:style-name="ce4" office:value-type="date" office:date-value="2019-10-07" calcext:value-type="date">
            <text:p>10/07/19</text:p>
          </table:table-cell>
          <table:table-cell table:style-name="ce12" table:formula="of:=ABS([.B165]-[.A165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9-16" calcext:value-type="date">
            <text:p>09/16/19</text:p>
          </table:table-cell>
          <table:table-cell table:style-name="ce4" office:value-type="date" office:date-value="2019-10-07" calcext:value-type="date">
            <text:p>10/07/19</text:p>
          </table:table-cell>
          <table:table-cell table:style-name="ce12" table:formula="of:=ABS([.B166]-[.A166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8-20" calcext:value-type="date">
            <text:p>08/20/19</text:p>
          </table:table-cell>
          <table:table-cell table:style-name="ce4" office:value-type="date" office:date-value="2019-10-15" calcext:value-type="date">
            <text:p>10/15/19</text:p>
          </table:table-cell>
          <table:table-cell table:style-name="ce12" table:formula="of:=ABS([.B167]-[.A167])" office:value-type="float" office:value="56" calcext:value-type="float">
            <text:p>56</text:p>
          </table:table-cell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47.910000 -42.550000,148.050000 -42.560000,147.990000 -42.630000,147.910000 -42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8-19" calcext:value-type="date">
            <text:p>08/19/19</text:p>
          </table:table-cell>
          <table:table-cell table:style-name="ce4" office:value-type="date" office:date-value="2019-10-28" calcext:value-type="date">
            <text:p>10/28/19</text:p>
          </table:table-cell>
          <table:table-cell table:style-name="ce12" table:formula="of:=ABS([.B168]-[.A168])" office:value-type="float" office:value="70" calcext:value-type="float">
            <text:p>7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8-19" calcext:value-type="date">
            <text:p>08/19/19</text:p>
          </table:table-cell>
          <table:table-cell table:style-name="ce4" office:value-type="date" office:date-value="2019-10-07" calcext:value-type="date">
            <text:p>10/07/19</text:p>
          </table:table-cell>
          <table:table-cell table:style-name="ce12" table:formula="of:=ABS([.B169]-[.A169])" office:value-type="float" office:value="49" calcext:value-type="float">
            <text:p>49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8-19" calcext:value-type="date">
            <text:p>08/19/19</text:p>
          </table:table-cell>
          <table:table-cell table:style-name="ce4" office:value-type="date" office:date-value="2019-09-23" calcext:value-type="date">
            <text:p>09/23/19</text:p>
          </table:table-cell>
          <table:table-cell table:style-name="ce12" table:formula="of:=ABS([.B170]-[.A170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7-22" calcext:value-type="date">
            <text:p>07/22/19</text:p>
          </table:table-cell>
          <table:table-cell table:style-name="ce4" office:value-type="date" office:date-value="2019-07-29" calcext:value-type="date">
            <text:p>07/29/19</text:p>
          </table:table-cell>
          <table:table-cell table:style-name="ce12" table:formula="of:=ABS([.B171]-[.A171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7-15" calcext:value-type="date">
            <text:p>07/15/19</text:p>
          </table:table-cell>
          <table:table-cell table:style-name="ce4" office:value-type="date" office:date-value="2019-08-12" calcext:value-type="date">
            <text:p>08/12/19</text:p>
          </table:table-cell>
          <table:table-cell table:style-name="ce12" table:formula="of:=ABS([.B172]-[.A172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7-15" calcext:value-type="date">
            <text:p>07/15/19</text:p>
          </table:table-cell>
          <table:table-cell table:style-name="ce4" office:value-type="date" office:date-value="2019-08-12" calcext:value-type="date">
            <text:p>08/12/19</text:p>
          </table:table-cell>
          <table:table-cell table:style-name="ce12" table:formula="of:=ABS([.B173]-[.A17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7-08" calcext:value-type="date">
            <text:p>07/08/19</text:p>
          </table:table-cell>
          <table:table-cell table:style-name="ce4" office:value-type="date" office:date-value="2019-08-12" calcext:value-type="date">
            <text:p>08/12/19</text:p>
          </table:table-cell>
          <table:table-cell table:style-name="ce12" table:formula="of:=ABS([.B174]-[.A174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7-08" calcext:value-type="date">
            <text:p>07/08/19</text:p>
          </table:table-cell>
          <table:table-cell table:style-name="ce4" office:value-type="date" office:date-value="2019-08-05" calcext:value-type="date">
            <text:p>08/05/19</text:p>
          </table:table-cell>
          <table:table-cell table:style-name="ce12" table:formula="of:=ABS([.B175]-[.A17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6-24" calcext:value-type="date">
            <text:p>06/24/19</text:p>
          </table:table-cell>
          <table:table-cell table:style-name="ce4" office:value-type="date" office:date-value="2019-07-29" calcext:value-type="date">
            <text:p>07/29/19</text:p>
          </table:table-cell>
          <table:table-cell table:style-name="ce12" table:formula="of:=ABS([.B176]-[.A176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6-24" calcext:value-type="date">
            <text:p>06/24/19</text:p>
          </table:table-cell>
          <table:table-cell table:style-name="ce4" office:value-type="date" office:date-value="2019-07-15" calcext:value-type="date">
            <text:p>07/15/19</text:p>
          </table:table-cell>
          <table:table-cell table:style-name="ce12" table:formula="of:=ABS([.B177]-[.A177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6-10" calcext:value-type="date">
            <text:p>06/10/19</text:p>
          </table:table-cell>
          <table:table-cell table:style-name="ce4" office:value-type="date" office:date-value="2019-06-24" calcext:value-type="date">
            <text:p>06/24/19</text:p>
          </table:table-cell>
          <table:table-cell table:style-name="ce12" table:formula="of:=ABS([.B178]-[.A178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6-10" calcext:value-type="date">
            <text:p>06/10/19</text:p>
          </table:table-cell>
          <table:table-cell table:style-name="ce4" office:value-type="date" office:date-value="2019-06-10" calcext:value-type="date">
            <text:p>06/10/19</text:p>
          </table:table-cell>
          <table:table-cell table:style-name="ce12" table:formula="of:=ABS([.B179]-[.A179])" office:value-type="float" office:value="0" calcext:value-type="float">
            <text:p>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6-03" calcext:value-type="date">
            <text:p>06/03/19</text:p>
          </table:table-cell>
          <table:table-cell table:style-name="ce4" office:value-type="date" office:date-value="2019-07-01" calcext:value-type="date">
            <text:p>07/01/19</text:p>
          </table:table-cell>
          <table:table-cell table:style-name="ce12" table:formula="of:=ABS([.B180]-[.A180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5-27" calcext:value-type="date">
            <text:p>05/27/19</text:p>
          </table:table-cell>
          <table:table-cell table:style-name="ce4" office:value-type="date" office:date-value="2019-06-24" calcext:value-type="date">
            <text:p>06/24/19</text:p>
          </table:table-cell>
          <table:table-cell table:style-name="ce12" table:formula="of:=ABS([.B181]-[.A181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5-20" calcext:value-type="date">
            <text:p>05/20/19</text:p>
          </table:table-cell>
          <table:table-cell table:style-name="ce4" office:value-type="date" office:date-value="2019-06-17" calcext:value-type="date">
            <text:p>06/17/19</text:p>
          </table:table-cell>
          <table:table-cell table:style-name="ce12" table:formula="of:=ABS([.B182]-[.A182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5-10" calcext:value-type="date">
            <text:p>05/10/19</text:p>
          </table:table-cell>
          <table:table-cell table:style-name="ce4" office:value-type="date" office:date-value="2019-06-09" calcext:value-type="date">
            <text:p>06/09/19</text:p>
          </table:table-cell>
          <table:table-cell table:style-name="ce12" table:formula="of:=ABS([.B183]-[.A183])" office:value-type="float" office:value="30" calcext:value-type="float">
            <text:p>3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4-29" calcext:value-type="date">
            <text:p>04/29/19</text:p>
          </table:table-cell>
          <table:table-cell table:style-name="ce4" office:value-type="date" office:date-value="2019-06-24" calcext:value-type="date">
            <text:p>06/24/19</text:p>
          </table:table-cell>
          <table:table-cell table:style-name="ce12" table:formula="of:=ABS([.B184]-[.A184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4-22" calcext:value-type="date">
            <text:p>04/22/19</text:p>
          </table:table-cell>
          <table:table-cell table:style-name="ce4" office:value-type="date" office:date-value="2019-08-12" calcext:value-type="date">
            <text:p>08/12/19</text:p>
          </table:table-cell>
          <table:table-cell table:style-name="ce12" table:formula="of:=ABS([.B185]-[.A185])" office:value-type="float" office:value="112" calcext:value-type="float">
            <text:p>11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4-22" calcext:value-type="date">
            <text:p>04/22/19</text:p>
          </table:table-cell>
          <table:table-cell table:style-name="ce4" office:value-type="date" office:date-value="2019-05-06" calcext:value-type="date">
            <text:p>05/06/19</text:p>
          </table:table-cell>
          <table:table-cell table:style-name="ce12" table:formula="of:=ABS([.B186]-[.A186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4-08" calcext:value-type="date">
            <text:p>04/08/19</text:p>
          </table:table-cell>
          <table:table-cell table:style-name="ce4" office:value-type="date" office:date-value="2019-08-12" calcext:value-type="date">
            <text:p>08/12/19</text:p>
          </table:table-cell>
          <table:table-cell table:style-name="ce12" table:formula="of:=ABS([.B187]-[.A187])" office:value-type="float" office:value="126" calcext:value-type="float">
            <text:p>12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4-01" calcext:value-type="date">
            <text:p>04/01/19</text:p>
          </table:table-cell>
          <table:table-cell table:style-name="ce4" office:value-type="date" office:date-value="2019-04-29" calcext:value-type="date">
            <text:p>04/29/19</text:p>
          </table:table-cell>
          <table:table-cell table:style-name="ce12" table:formula="of:=ABS([.B188]-[.A188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3-25" calcext:value-type="date">
            <text:p>03/25/19</text:p>
          </table:table-cell>
          <table:table-cell table:style-name="ce4" office:value-type="date" office:date-value="2019-05-06" calcext:value-type="date">
            <text:p>05/06/19</text:p>
          </table:table-cell>
          <table:table-cell table:style-name="ce12" table:formula="of:=ABS([.B189]-[.A189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3-18" calcext:value-type="date">
            <text:p>03/18/19</text:p>
          </table:table-cell>
          <table:table-cell table:style-name="ce4" office:value-type="date" office:date-value="2019-04-22" calcext:value-type="date">
            <text:p>04/22/19</text:p>
          </table:table-cell>
          <table:table-cell table:style-name="ce12" table:formula="of:=ABS([.B190]-[.A190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3-11" calcext:value-type="date">
            <text:p>03/11/19</text:p>
          </table:table-cell>
          <table:table-cell table:style-name="ce4" office:value-type="date" office:date-value="2019-06-17" calcext:value-type="date">
            <text:p>06/17/19</text:p>
          </table:table-cell>
          <table:table-cell table:style-name="ce12" table:formula="of:=ABS([.B191]-[.A191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3-11" calcext:value-type="date">
            <text:p>03/11/19</text:p>
          </table:table-cell>
          <table:table-cell table:style-name="ce4" office:value-type="date" office:date-value="2019-06-03" calcext:value-type="date">
            <text:p>06/03/19</text:p>
          </table:table-cell>
          <table:table-cell table:style-name="ce12" table:formula="of:=ABS([.B192]-[.A192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3-04" calcext:value-type="date">
            <text:p>03/04/19</text:p>
          </table:table-cell>
          <table:table-cell table:style-name="ce4" office:value-type="date" office:date-value="2019-05-13" calcext:value-type="date">
            <text:p>05/13/19</text:p>
          </table:table-cell>
          <table:table-cell table:style-name="ce12" table:formula="of:=ABS([.B193]-[.A193])" office:value-type="float" office:value="70" calcext:value-type="float">
            <text:p>7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3-04" calcext:value-type="date">
            <text:p>03/04/19</text:p>
          </table:table-cell>
          <table:table-cell table:style-name="ce4" office:value-type="date" office:date-value="2019-04-22" calcext:value-type="date">
            <text:p>04/22/19</text:p>
          </table:table-cell>
          <table:table-cell table:style-name="ce12" table:formula="of:=ABS([.B194]-[.A194])" office:value-type="float" office:value="49" calcext:value-type="float">
            <text:p>49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9-02-16" calcext:value-type="date">
            <text:p>02/16/19</text:p>
          </table:table-cell>
          <table:table-cell table:style-name="ce4" office:value-type="date" office:date-value="2019-02-18" calcext:value-type="date">
            <text:p>02/18/19</text:p>
          </table:table-cell>
          <table:table-cell table:style-name="ce12" table:formula="of:=ABS([.B195]-[.A195])" office:value-type="float" office:value="2" calcext:value-type="float">
            <text:p>2</text:p>
          </table:table-cell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88.180100 13.168500,-88.171500 12.601800,-88.580000 11.579600,-89.422200 9.973200,-89.886000 10.096000,-90.277700 10.243500,-89.730800 12.189700,-89.319200 13.486400,-89.286900 13.480400,-88.894200 13.284700,-88.882300 13.284700,-88.180100 13.168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12-21" calcext:value-type="date">
            <text:p>12/21/18</text:p>
          </table:table-cell>
          <table:table-cell table:style-name="ce4" office:value-type="date" office:date-value="2019-01-30" calcext:value-type="date">
            <text:p>01/30/19</text:p>
          </table:table-cell>
          <table:table-cell table:style-name="ce12" table:formula="of:=ABS([.B196]-[.A196])" office:value-type="float" office:value="40" calcext:value-type="float">
            <text:p>40</text:p>
          </table:table-cell>
          <table:table-cell table:style-name="ce6" office:value-type="string" calcext:value-type="string">
            <text:p>GUATEMALA</text:p>
          </table:table-cell>
          <table:table-cell office:value-type="string" calcext:value-type="string">
            <text:p>POLYGON((-90.770116 13.923237,-90.821958 13.916156,-90.820069 13.890828,-90.767884 13.890745,-90.770116 13.923237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table:style-name="ce4" office:value-type="date" office:date-value="2018-10-09" calcext:value-type="date">
            <text:p>10/09/18</text:p>
          </table:table-cell>
          <table:table-cell table:style-name="ce12" table:formula="of:=ABS([.B197]-[.A197])" office:value-type="float" office:value="8" calcext:value-type="float">
            <text:p>8</text:p>
          </table:table-cell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88.180100 13.168500,-88.177000 13.003900,-88.174900 12.724700,-88.172500 12.653100,-88.172200 12.634900,-88.171500 12.603700,-88.171500 12.601800,-88.043700 12.806400,-88.104400 13.172400,-88.119000 13.167900,-88.128700 13.165400,-88.180100 13.168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8-14" calcext:value-type="date">
            <text:p>08/14/18</text:p>
          </table:table-cell>
          <table:table-cell table:style-name="ce4" office:value-type="date" office:date-value="2018-08-28" calcext:value-type="date">
            <text:p>08/28/18</text:p>
          </table:table-cell>
          <table:table-cell table:style-name="ce12" table:formula="of:=ABS([.B198]-[.A198])" office:value-type="float" office:value="14" calcext:value-type="float">
            <text:p>14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4.142400 65.209500,-21.698000 65.204900,-21.777600 65.025800,-24.049100 64.881600,-24.142400 65.209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7-25" calcext:value-type="date">
            <text:p>07/25/18</text:p>
          </table:table-cell>
          <table:table-cell table:style-name="ce4" office:value-type="date" office:date-value="2018-09-30" calcext:value-type="date">
            <text:p>09/30/18</text:p>
          </table:table-cell>
          <table:table-cell table:style-name="ce12" table:formula="of:=ABS([.B199]-[.A199])" office:value-type="float" office:value="67" calcext:value-type="float">
            <text:p>67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7-18" calcext:value-type="date">
            <text:p>07/18/18</text:p>
          </table:table-cell>
          <table:table-cell table:style-name="ce4" office:value-type="date" office:date-value="2018-09-01" calcext:value-type="date">
            <text:p>09/01/18</text:p>
          </table:table-cell>
          <table:table-cell table:style-name="ce12" table:formula="of:=ABS([.B200]-[.A200])" office:value-type="float" office:value="45" calcext:value-type="float">
            <text:p>45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7-03" calcext:value-type="date">
            <text:p>07/03/18</text:p>
          </table:table-cell>
          <table:table-cell table:style-name="ce4" office:value-type="date" office:date-value="2018-08-09" calcext:value-type="date">
            <text:p>08/09/18</text:p>
          </table:table-cell>
          <table:table-cell table:style-name="ce12" table:formula="of:=ABS([.B201]-[.A201])" office:value-type="float" office:value="37" calcext:value-type="float">
            <text:p>37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7-02" calcext:value-type="date">
            <text:p>07/02/18</text:p>
          </table:table-cell>
          <table:table-cell table:style-name="ce4" office:value-type="date" office:date-value="2018-08-20" calcext:value-type="date">
            <text:p>08/20/18</text:p>
          </table:table-cell>
          <table:table-cell table:style-name="ce12" table:formula="of:=ABS([.B202]-[.A202])" office:value-type="float" office:value="49" calcext:value-type="float">
            <text:p>49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7-02" calcext:value-type="date">
            <text:p>07/02/18</text:p>
          </table:table-cell>
          <table:table-cell table:style-name="ce4" office:value-type="date" office:date-value="2018-07-30" calcext:value-type="date">
            <text:p>07/30/18</text:p>
          </table:table-cell>
          <table:table-cell table:style-name="ce12" table:formula="of:=ABS([.B203]-[.A203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6-25" calcext:value-type="date">
            <text:p>06/25/18</text:p>
          </table:table-cell>
          <table:table-cell table:style-name="ce4" office:value-type="date" office:date-value="2018-10-29" calcext:value-type="date">
            <text:p>10/29/18</text:p>
          </table:table-cell>
          <table:table-cell table:style-name="ce12" table:formula="of:=ABS([.B204]-[.A204])" office:value-type="float" office:value="126" calcext:value-type="float">
            <text:p>12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500000 57.410000,10.100000 58.620000,8.900000 59.280000,7.500000 58.590000,7.500000 57.4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6-25" calcext:value-type="date">
            <text:p>06/25/18</text:p>
          </table:table-cell>
          <table:table-cell table:style-name="ce4" office:value-type="date" office:date-value="2018-07-24" calcext:value-type="date">
            <text:p>07/24/18</text:p>
          </table:table-cell>
          <table:table-cell table:style-name="ce12" table:formula="of:=ABS([.B205]-[.A205])" office:value-type="float" office:value="29" calcext:value-type="float">
            <text:p>29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4.142400 65.209500,-21.698000 65.204900,-21.777600 65.025800,-24.049100 64.881600,-24.142400 65.209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6-11" calcext:value-type="date">
            <text:p>06/11/18</text:p>
          </table:table-cell>
          <table:table-cell table:style-name="ce4" office:value-type="date" office:date-value="2018-07-25" calcext:value-type="date">
            <text:p>07/25/18</text:p>
          </table:table-cell>
          <table:table-cell table:style-name="ce12" table:formula="of:=ABS([.B206]-[.A206])" office:value-type="float" office:value="44" calcext:value-type="float">
            <text:p>44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6-05" calcext:value-type="date">
            <text:p>06/05/18</text:p>
          </table:table-cell>
          <table:table-cell table:style-name="ce4" office:value-type="date" office:date-value="2018-06-26" calcext:value-type="date">
            <text:p>06/26/18</text:p>
          </table:table-cell>
          <table:table-cell table:style-name="ce12" table:formula="of:=ABS([.B207]-[.A207])" office:value-type="float" office:value="21" calcext:value-type="float">
            <text:p>21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6-04" calcext:value-type="date">
            <text:p>06/04/18</text:p>
          </table:table-cell>
          <table:table-cell table:style-name="ce4" office:value-type="date" office:date-value="2018-09-17" calcext:value-type="date">
            <text:p>09/17/18</text:p>
          </table:table-cell>
          <table:table-cell table:style-name="ce12" table:formula="of:=ABS([.B208]-[.A208])" office:value-type="float" office:value="105" calcext:value-type="float">
            <text:p>10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5-28" calcext:value-type="date">
            <text:p>05/28/18</text:p>
          </table:table-cell>
          <table:table-cell table:style-name="ce4" office:value-type="date" office:date-value="2018-05-28" calcext:value-type="date">
            <text:p>05/28/18</text:p>
          </table:table-cell>
          <table:table-cell table:style-name="ce12" table:formula="of:=ABS([.B209]-[.A209])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office:value-type="string" calcext:value-type="string">
            <text:p>POLYGON((-78.319960 -10.874290,-76.703820 -13.557200,-76.245760 -13.325500,-76.517180 -12.866090,-76.798950 -12.368890,-77.170020 -12.074610,-77.233840 -11.627470,-77.649300 -11.302270,-77.593300 -11.177760,-77.887040 -10.612080,-78.319960 -10.8742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5-21" calcext:value-type="date">
            <text:p>05/21/18</text:p>
          </table:table-cell>
          <table:table-cell table:style-name="ce4" office:value-type="date" office:date-value="2018-10-01" calcext:value-type="date">
            <text:p>10/01/18</text:p>
          </table:table-cell>
          <table:table-cell table:style-name="ce12" table:formula="of:=ABS([.B210]-[.A210])" office:value-type="float" office:value="133" calcext:value-type="float">
            <text:p>13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30" calcext:value-type="date">
            <text:p>04/30/18</text:p>
          </table:table-cell>
          <table:table-cell table:style-name="ce4" office:value-type="date" office:date-value="2018-05-14" calcext:value-type="date">
            <text:p>05/14/18</text:p>
          </table:table-cell>
          <table:table-cell table:style-name="ce12" table:formula="of:=ABS([.B211]-[.A211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30" calcext:value-type="date">
            <text:p>04/30/18</text:p>
          </table:table-cell>
          <table:table-cell table:style-name="ce4" office:value-type="date" office:date-value="2018-05-14" calcext:value-type="date">
            <text:p>05/14/18</text:p>
          </table:table-cell>
          <table:table-cell table:style-name="ce12" table:formula="of:=ABS([.B212]-[.A212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23" calcext:value-type="date">
            <text:p>04/23/18</text:p>
          </table:table-cell>
          <table:table-cell table:style-name="ce4" office:value-type="date" office:date-value="2018-06-04" calcext:value-type="date">
            <text:p>06/04/18</text:p>
          </table:table-cell>
          <table:table-cell table:style-name="ce12" table:formula="of:=ABS([.B213]-[.A213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23" calcext:value-type="date">
            <text:p>04/23/18</text:p>
          </table:table-cell>
          <table:table-cell table:style-name="ce4" office:value-type="date" office:date-value="2018-06-04" calcext:value-type="date">
            <text:p>06/04/18</text:p>
          </table:table-cell>
          <table:table-cell table:style-name="ce12" table:formula="of:=ABS([.B214]-[.A214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16" calcext:value-type="date">
            <text:p>04/16/18</text:p>
          </table:table-cell>
          <table:table-cell table:style-name="ce4" office:value-type="date" office:date-value="2018-06-11" calcext:value-type="date">
            <text:p>06/11/18</text:p>
          </table:table-cell>
          <table:table-cell table:style-name="ce12" table:formula="of:=ABS([.B215]-[.A215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16" calcext:value-type="date">
            <text:p>04/16/18</text:p>
          </table:table-cell>
          <table:table-cell table:style-name="ce4" office:value-type="date" office:date-value="2018-05-14" calcext:value-type="date">
            <text:p>05/14/18</text:p>
          </table:table-cell>
          <table:table-cell table:style-name="ce12" table:formula="of:=ABS([.B216]-[.A216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09" calcext:value-type="date">
            <text:p>04/09/18</text:p>
          </table:table-cell>
          <table:table-cell table:style-name="ce4" office:value-type="date" office:date-value="2018-05-07" calcext:value-type="date">
            <text:p>05/07/18</text:p>
          </table:table-cell>
          <table:table-cell table:style-name="ce12" table:formula="of:=ABS([.B217]-[.A217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09" calcext:value-type="date">
            <text:p>04/09/18</text:p>
          </table:table-cell>
          <table:table-cell table:style-name="ce4" office:value-type="date" office:date-value="2018-05-07" calcext:value-type="date">
            <text:p>05/07/18</text:p>
          </table:table-cell>
          <table:table-cell table:style-name="ce12" table:formula="of:=ABS([.B218]-[.A218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4-09" calcext:value-type="date">
            <text:p>04/09/18</text:p>
          </table:table-cell>
          <table:table-cell table:style-name="ce4" office:value-type="date" office:date-value="2018-05-07" calcext:value-type="date">
            <text:p>05/07/18</text:p>
          </table:table-cell>
          <table:table-cell table:style-name="ce12" table:formula="of:=ABS([.B219]-[.A219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3-19" calcext:value-type="date">
            <text:p>03/19/18</text:p>
          </table:table-cell>
          <table:table-cell table:style-name="ce4" office:value-type="date" office:date-value="2018-07-02" calcext:value-type="date">
            <text:p>07/02/18</text:p>
          </table:table-cell>
          <table:table-cell table:style-name="ce12" table:formula="of:=ABS([.B220]-[.A220])" office:value-type="float" office:value="105" calcext:value-type="float">
            <text:p>10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3-19" calcext:value-type="date">
            <text:p>03/19/18</text:p>
          </table:table-cell>
          <table:table-cell table:style-name="ce4" office:value-type="date" office:date-value="2018-06-11" calcext:value-type="date">
            <text:p>06/11/18</text:p>
          </table:table-cell>
          <table:table-cell table:style-name="ce12" table:formula="of:=ABS([.B221]-[.A221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400000 66.040000,13.710000 65.430000,12.260000 64.080000,9.680000 64.960000,9.400000 66.0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3-12" calcext:value-type="date">
            <text:p>03/12/18</text:p>
          </table:table-cell>
          <table:table-cell table:style-name="ce4" office:value-type="date" office:date-value="2018-05-28" calcext:value-type="date">
            <text:p>05/28/18</text:p>
          </table:table-cell>
          <table:table-cell table:style-name="ce12" table:formula="of:=ABS([.B222]-[.A222])" office:value-type="float" office:value="77" calcext:value-type="float">
            <text:p>7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3-12" calcext:value-type="date">
            <text:p>03/12/18</text:p>
          </table:table-cell>
          <table:table-cell table:style-name="ce4" office:value-type="date" office:date-value="2018-05-07" calcext:value-type="date">
            <text:p>05/07/18</text:p>
          </table:table-cell>
          <table:table-cell table:style-name="ce12" table:formula="of:=ABS([.B223]-[.A223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3-12" calcext:value-type="date">
            <text:p>03/12/18</text:p>
          </table:table-cell>
          <table:table-cell table:style-name="ce4" office:value-type="date" office:date-value="2018-04-09" calcext:value-type="date">
            <text:p>04/09/18</text:p>
          </table:table-cell>
          <table:table-cell table:style-name="ce12" table:formula="of:=ABS([.B224]-[.A224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1-24" calcext:value-type="date">
            <text:p>01/24/18</text:p>
          </table:table-cell>
          <table:table-cell table:style-name="ce4" office:value-type="date" office:date-value="2018-01-24" calcext:value-type="date">
            <text:p>01/24/18</text:p>
          </table:table-cell>
          <table:table-cell table:style-name="ce12" table:formula="of:=ABS([.B225]-[.A225])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office:value-type="string" calcext:value-type="string">
            <text:p>POLYGON((-80.910690 -6.794830,-80.078290 -7.504870,-79.691380 -7.178120,-79.684660 -7.125530,-79.784430 -7.016880,-79.869670 -6.929210,-79.936830 -6.860260,-79.985050 -6.754410,-80.103010 -6.657100,-80.400670 -6.487110,-80.495640 -6.436940,-80.910690 -6.7948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8-01-02" calcext:value-type="date">
            <text:p>01/02/18</text:p>
          </table:table-cell>
          <table:table-cell table:style-name="ce4" office:value-type="date" office:date-value="2018-01-21" calcext:value-type="date">
            <text:p>01/21/18</text:p>
          </table:table-cell>
          <table:table-cell table:style-name="ce12" table:formula="of:=ABS([.B226]-[.A226])" office:value-type="float" office:value="19" calcext:value-type="float">
            <text:p>19</text:p>
          </table:table-cell>
          <table:table-cell table:style-name="ce6" office:value-type="string" calcext:value-type="string">
            <text:p>NICARAGUA</text:p>
          </table:table-cell>
          <table:table-cell office:value-type="string" calcext:value-type="string">
            <text:p>POLYGON((-87.308300 12.988500,-87.585800 13.055400,-87.423700 12.921600,-87.308300 12.988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12-22" calcext:value-type="date">
            <text:p>12/22/17</text:p>
          </table:table-cell>
          <table:table-cell table:style-name="ce4" office:value-type="date" office:date-value="2018-05-12" calcext:value-type="date">
            <text:p>05/12/18</text:p>
          </table:table-cell>
          <table:table-cell table:style-name="ce12" table:formula="of:=ABS([.B227]-[.A227])" office:value-type="float" office:value="141" calcext:value-type="float">
            <text:p>141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950000 31.990000,-114.960000 31.880000,-114.980000 31.780000,-115.010000 31.650000,-114.990000 31.500000,-114.980000 31.410000,-114.920000 31.320000,-114.880000 31.220000,-114.890000 31.150000,-114.870000 31.090000,-114.830000 31.,-114.950000 31.9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11-02" calcext:value-type="date">
            <text:p>11/02/17</text:p>
          </table:table-cell>
          <table:table-cell table:style-name="ce4" office:value-type="date" office:date-value="2017-12-08" calcext:value-type="date">
            <text:p>12/08/17</text:p>
          </table:table-cell>
          <table:table-cell table:style-name="ce12" table:formula="of:=ABS([.B228]-[.A228])" office:value-type="float" office:value="36" calcext:value-type="float">
            <text:p>36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950000 31.990000,-114.960000 31.880000,-114.980000 31.780000,-115.010000 31.650000,-114.990000 31.500000,-114.980000 31.410000,-114.920000 31.320000,-114.880000 31.220000,-114.890000 31.150000,-114.870000 31.090000,-114.830000 31.,-114.950000 31.9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10-09" calcext:value-type="date">
            <text:p>10/09/17</text:p>
          </table:table-cell>
          <table:table-cell table:style-name="ce4" office:value-type="date" office:date-value="2017-11-06" calcext:value-type="date">
            <text:p>11/06/17</text:p>
          </table:table-cell>
          <table:table-cell table:style-name="ce12" table:formula="of:=ABS([.B229]-[.A229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10-02" calcext:value-type="date">
            <text:p>10/02/17</text:p>
          </table:table-cell>
          <table:table-cell table:style-name="ce4" office:value-type="date" office:date-value="2017-11-06" calcext:value-type="date">
            <text:p>11/06/17</text:p>
          </table:table-cell>
          <table:table-cell table:style-name="ce12" table:formula="of:=ABS([.B230]-[.A230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10-02" calcext:value-type="date">
            <text:p>10/02/17</text:p>
          </table:table-cell>
          <table:table-cell table:style-name="ce4" office:value-type="date" office:date-value="2017-11-06" calcext:value-type="date">
            <text:p>11/06/17</text:p>
          </table:table-cell>
          <table:table-cell table:style-name="ce12" table:formula="of:=ABS([.B231]-[.A231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9-30" calcext:value-type="date">
            <text:p>09/30/17</text:p>
          </table:table-cell>
          <table:table-cell table:style-name="ce4" office:value-type="date" office:date-value="2017-10-16" calcext:value-type="date">
            <text:p>10/16/17</text:p>
          </table:table-cell>
          <table:table-cell table:style-name="ce12" table:formula="of:=ABS([.B232]-[.A232])" office:value-type="float" office:value="16" calcext:value-type="float">
            <text:p>16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895000 27.274200,-110.000600 22.685000,-109.462300 23.016500,-109.536400 23.130300,-109.940200 22.874900,-110.055500 22.945700,-110.188800 23.351100,-110.304100 23.540100,-110.403000 23.614300,-110.555400 23.674700,-110.997600 24.,-114.895000 27.2742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9-25" calcext:value-type="date">
            <text:p>09/25/17</text:p>
          </table:table-cell>
          <table:table-cell table:style-name="ce4" office:value-type="date" office:date-value="2017-10-09" calcext:value-type="date">
            <text:p>10/09/17</text:p>
          </table:table-cell>
          <table:table-cell table:style-name="ce12" table:formula="of:=ABS([.B233]-[.A233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9-25" calcext:value-type="date">
            <text:p>09/25/17</text:p>
          </table:table-cell>
          <table:table-cell table:style-name="ce4" office:value-type="date" office:date-value="2017-10-09" calcext:value-type="date">
            <text:p>10/09/17</text:p>
          </table:table-cell>
          <table:table-cell table:style-name="ce12" table:formula="of:=ABS([.B234]-[.A234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9-18" calcext:value-type="date">
            <text:p>09/18/17</text:p>
          </table:table-cell>
          <table:table-cell table:style-name="ce4" office:value-type="date" office:date-value="2017-11-06" calcext:value-type="date">
            <text:p>11/06/17</text:p>
          </table:table-cell>
          <table:table-cell table:style-name="ce12" table:formula="of:=ABS([.B235]-[.A235])" office:value-type="float" office:value="49" calcext:value-type="float">
            <text:p>49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9-11" calcext:value-type="date">
            <text:p>09/11/17</text:p>
          </table:table-cell>
          <table:table-cell table:style-name="ce4" office:value-type="date" office:date-value="2017-10-30" calcext:value-type="date">
            <text:p>10/30/17</text:p>
          </table:table-cell>
          <table:table-cell table:style-name="ce12" table:formula="of:=ABS([.B236]-[.A236])" office:value-type="float" office:value="49" calcext:value-type="float">
            <text:p>49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8-21" calcext:value-type="date">
            <text:p>08/21/17</text:p>
          </table:table-cell>
          <table:table-cell table:style-name="ce4" office:value-type="date" office:date-value="2017-10-16" calcext:value-type="date">
            <text:p>10/16/17</text:p>
          </table:table-cell>
          <table:table-cell table:style-name="ce12" table:formula="of:=ABS([.B237]-[.A237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8-18" calcext:value-type="date">
            <text:p>08/18/17</text:p>
          </table:table-cell>
          <table:table-cell table:style-name="ce4" office:value-type="date" office:date-value="2017-09-11" calcext:value-type="date">
            <text:p>09/11/17</text:p>
          </table:table-cell>
          <table:table-cell table:style-name="ce12" table:formula="of:=ABS([.B238]-[.A238])" office:value-type="float" office:value="24" calcext:value-type="float">
            <text:p>24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8-18" calcext:value-type="date">
            <text:p>08/18/17</text:p>
          </table:table-cell>
          <table:table-cell table:style-name="ce4" office:value-type="date" office:date-value="2017-09-01" calcext:value-type="date">
            <text:p>09/01/17</text:p>
          </table:table-cell>
          <table:table-cell table:style-name="ce12" table:formula="of:=ABS([.B239]-[.A239])" office:value-type="float" office:value="14" calcext:value-type="float">
            <text:p>14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220000 29.750000,-113.630000 29.995000,-112.830000 30.320000,-112.610000 29.850000,-112.230000 29.380000,-111.860000 28.800000,-110.990000 27.990000,-110.000000 27.890000,-110.400000 27.268000,-109.950000 27.163000,-109.080000 26.,-114.220000 29.7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8-14" calcext:value-type="date">
            <text:p>08/14/17</text:p>
          </table:table-cell>
          <table:table-cell table:style-name="ce4" office:value-type="date" office:date-value="2017-10-16" calcext:value-type="date">
            <text:p>10/16/17</text:p>
          </table:table-cell>
          <table:table-cell table:style-name="ce12" table:formula="of:=ABS([.B240]-[.A240])" office:value-type="float" office:value="63" calcext:value-type="float">
            <text:p>63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8-07" calcext:value-type="date">
            <text:p>08/07/17</text:p>
          </table:table-cell>
          <table:table-cell table:style-name="ce4" office:value-type="date" office:date-value="2017-08-21" calcext:value-type="date">
            <text:p>08/21/17</text:p>
          </table:table-cell>
          <table:table-cell table:style-name="ce12" table:formula="of:=ABS([.B241]-[.A241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24" calcext:value-type="date">
            <text:p>07/24/17</text:p>
          </table:table-cell>
          <table:table-cell table:style-name="ce4" office:value-type="date" office:date-value="2017-10-09" calcext:value-type="date">
            <text:p>10/09/17</text:p>
          </table:table-cell>
          <table:table-cell table:style-name="ce12" table:formula="of:=ABS([.B242]-[.A242])" office:value-type="float" office:value="77" calcext:value-type="float">
            <text:p>7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24" calcext:value-type="date">
            <text:p>07/24/17</text:p>
          </table:table-cell>
          <table:table-cell table:style-name="ce4" office:value-type="date" office:date-value="2017-10-03" calcext:value-type="date">
            <text:p>10/03/17</text:p>
          </table:table-cell>
          <table:table-cell table:style-name="ce12" table:formula="of:=ABS([.B243]-[.A243])" office:value-type="float" office:value="71" calcext:value-type="float">
            <text:p>71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24" calcext:value-type="date">
            <text:p>07/24/17</text:p>
          </table:table-cell>
          <table:table-cell table:style-name="ce4" office:value-type="date" office:date-value="2017-08-21" calcext:value-type="date">
            <text:p>08/21/17</text:p>
          </table:table-cell>
          <table:table-cell table:style-name="ce12" table:formula="of:=ABS([.B244]-[.A244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21" calcext:value-type="date">
            <text:p>07/21/17</text:p>
          </table:table-cell>
          <table:table-cell table:style-name="ce4" office:value-type="date" office:date-value="2017-07-28" calcext:value-type="date">
            <text:p>07/28/17</text:p>
          </table:table-cell>
          <table:table-cell table:style-name="ce12" table:formula="of:=ABS([.B245]-[.A245])" office:value-type="float" office:value="7" calcext:value-type="float">
            <text:p>7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220000 29.750000,-113.630000 29.995000,-112.830000 30.320000,-112.610000 29.850000,-112.230000 29.380000,-111.860000 28.800000,-110.990000 27.990000,-110.000000 27.890000,-110.400000 27.268000,-109.950000 27.163000,-109.080000 26.,-114.220000 29.7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10" calcext:value-type="date">
            <text:p>07/10/17</text:p>
          </table:table-cell>
          <table:table-cell table:style-name="ce4" office:value-type="date" office:date-value="2017-10-09" calcext:value-type="date">
            <text:p>10/09/17</text:p>
          </table:table-cell>
          <table:table-cell table:style-name="ce12" table:formula="of:=ABS([.B246]-[.A246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10" calcext:value-type="date">
            <text:p>07/10/17</text:p>
          </table:table-cell>
          <table:table-cell table:style-name="ce4" office:value-type="date" office:date-value="2017-09-19" calcext:value-type="date">
            <text:p>09/19/17</text:p>
          </table:table-cell>
          <table:table-cell table:style-name="ce12" table:formula="of:=ABS([.B247]-[.A247])" office:value-type="float" office:value="71" calcext:value-type="float">
            <text:p>71</text:p>
          </table:table-cell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47.910000 -42.550000,148.050000 -42.560000,147.990000 -42.630000,147.910000 -42.5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10" calcext:value-type="date">
            <text:p>07/10/17</text:p>
          </table:table-cell>
          <table:table-cell table:style-name="ce4" office:value-type="date" office:date-value="2017-09-04" calcext:value-type="date">
            <text:p>09/04/17</text:p>
          </table:table-cell>
          <table:table-cell table:style-name="ce12" table:formula="of:=ABS([.B248]-[.A248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700000 68.060000,15.170000 66.660000,13.710000 65.430000,9.400000 66.040000,9.700000 68.0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10" calcext:value-type="date">
            <text:p>07/10/17</text:p>
          </table:table-cell>
          <table:table-cell table:style-name="ce4" office:value-type="date" office:date-value="2017-08-07" calcext:value-type="date">
            <text:p>08/07/17</text:p>
          </table:table-cell>
          <table:table-cell table:style-name="ce12" table:formula="of:=ABS([.B249]-[.A249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03" calcext:value-type="date">
            <text:p>07/03/17</text:p>
          </table:table-cell>
          <table:table-cell table:style-name="ce4" office:value-type="date" office:date-value="2017-09-05" calcext:value-type="date">
            <text:p>09/05/17</text:p>
          </table:table-cell>
          <table:table-cell table:style-name="ce12" table:formula="of:=ABS([.B250]-[.A250])" office:value-type="float" office:value="64" calcext:value-type="float">
            <text:p>64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7-03" calcext:value-type="date">
            <text:p>07/03/17</text:p>
          </table:table-cell>
          <table:table-cell table:style-name="ce4" office:value-type="date" office:date-value="2017-08-06" calcext:value-type="date">
            <text:p>08/06/17</text:p>
          </table:table-cell>
          <table:table-cell table:style-name="ce12" table:formula="of:=ABS([.B251]-[.A251])" office:value-type="float" office:value="34" calcext:value-type="float">
            <text:p>34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26" calcext:value-type="date">
            <text:p>06/26/17</text:p>
          </table:table-cell>
          <table:table-cell table:style-name="ce4" office:value-type="date" office:date-value="2017-09-18" calcext:value-type="date">
            <text:p>09/18/17</text:p>
          </table:table-cell>
          <table:table-cell table:style-name="ce12" table:formula="of:=ABS([.B252]-[.A252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26" calcext:value-type="date">
            <text:p>06/26/17</text:p>
          </table:table-cell>
          <table:table-cell table:style-name="ce4" office:value-type="date" office:date-value="2017-07-10" calcext:value-type="date">
            <text:p>07/10/17</text:p>
          </table:table-cell>
          <table:table-cell table:style-name="ce12" table:formula="of:=ABS([.B253]-[.A253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19" calcext:value-type="date">
            <text:p>06/19/17</text:p>
          </table:table-cell>
          <table:table-cell table:style-name="ce4" office:value-type="date" office:date-value="2017-10-09" calcext:value-type="date">
            <text:p>10/09/17</text:p>
          </table:table-cell>
          <table:table-cell table:style-name="ce12" table:formula="of:=ABS([.B254]-[.A254])" office:value-type="float" office:value="112" calcext:value-type="float">
            <text:p>11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19" calcext:value-type="date">
            <text:p>06/19/17</text:p>
          </table:table-cell>
          <table:table-cell table:style-name="ce4" office:value-type="date" office:date-value="2017-07-17" calcext:value-type="date">
            <text:p>07/17/17</text:p>
          </table:table-cell>
          <table:table-cell table:style-name="ce12" table:formula="of:=ABS([.B255]-[.A255])" office:value-type="float" office:value="28" calcext:value-type="float">
            <text:p>28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4.142400 65.209500,-21.698000 65.204900,-21.777600 65.025800,-24.049100 64.881600,-24.142400 65.209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12" calcext:value-type="date">
            <text:p>06/12/17</text:p>
          </table:table-cell>
          <table:table-cell table:style-name="ce4" office:value-type="date" office:date-value="2017-09-11" calcext:value-type="date">
            <text:p>09/11/17</text:p>
          </table:table-cell>
          <table:table-cell table:style-name="ce12" table:formula="of:=ABS([.B256]-[.A256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700000 68.060000,15.170000 66.660000,13.710000 65.430000,9.400000 66.040000,9.700000 68.0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12" calcext:value-type="date">
            <text:p>06/12/17</text:p>
          </table:table-cell>
          <table:table-cell table:style-name="ce4" office:value-type="date" office:date-value="2017-08-07" calcext:value-type="date">
            <text:p>08/07/17</text:p>
          </table:table-cell>
          <table:table-cell table:style-name="ce12" table:formula="of:=ABS([.B257]-[.A257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06" calcext:value-type="date">
            <text:p>06/06/17</text:p>
          </table:table-cell>
          <table:table-cell table:style-name="ce4" office:value-type="date" office:date-value="2017-08-21" calcext:value-type="date">
            <text:p>08/21/17</text:p>
          </table:table-cell>
          <table:table-cell table:style-name="ce12" table:formula="of:=ABS([.B258]-[.A258])" office:value-type="float" office:value="76" calcext:value-type="float">
            <text:p>7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6-02" calcext:value-type="date">
            <text:p>06/02/17</text:p>
          </table:table-cell>
          <table:table-cell table:style-name="ce4" office:value-type="date" office:date-value="2017-06-28" calcext:value-type="date">
            <text:p>06/28/17</text:p>
          </table:table-cell>
          <table:table-cell table:style-name="ce12" table:formula="of:=ABS([.B259]-[.A259])" office:value-type="float" office:value="26" calcext:value-type="float">
            <text:p>26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220000 29.750000,-113.630000 29.995000,-112.830000 30.320000,-112.610000 29.850000,-112.230000 29.380000,-111.860000 28.800000,-110.990000 27.990000,-110.000000 27.890000,-110.400000 27.268000,-109.950000 27.163000,-109.080000 26.,-114.220000 29.7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29" calcext:value-type="date">
            <text:p>05/29/17</text:p>
          </table:table-cell>
          <table:table-cell table:style-name="ce4" office:value-type="date" office:date-value="2017-06-26" calcext:value-type="date">
            <text:p>06/26/17</text:p>
          </table:table-cell>
          <table:table-cell table:style-name="ce12" table:formula="of:=ABS([.B260]-[.A260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29" calcext:value-type="date">
            <text:p>05/29/17</text:p>
          </table:table-cell>
          <table:table-cell table:style-name="ce4" office:value-type="date" office:date-value="2017-06-03" calcext:value-type="date">
            <text:p>06/03/17</text:p>
          </table:table-cell>
          <table:table-cell table:style-name="ce12" table:formula="of:=ABS([.B261]-[.A261])" office:value-type="float" office:value="5" calcext:value-type="float">
            <text:p>5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28" calcext:value-type="date">
            <text:p>05/28/17</text:p>
          </table:table-cell>
          <table:table-cell table:style-name="ce4" office:value-type="date" office:date-value="2017-06-05" calcext:value-type="date">
            <text:p>06/05/17</text:p>
          </table:table-cell>
          <table:table-cell table:style-name="ce12" table:formula="of:=ABS([.B262]-[.A262])" office:value-type="float" office:value="8" calcext:value-type="float">
            <text:p>8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26" calcext:value-type="date">
            <text:p>05/26/17</text:p>
          </table:table-cell>
          <table:table-cell table:style-name="ce4" office:value-type="date" office:date-value="2017-07-28" calcext:value-type="date">
            <text:p>07/28/17</text:p>
          </table:table-cell>
          <table:table-cell table:style-name="ce12" table:formula="of:=ABS([.B263]-[.A263])" office:value-type="float" office:value="63" calcext:value-type="float">
            <text:p>63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9.401900 23.342300,-107.655000 24.417100,-107.248500 24.106600,-106.589400 23.422900,-106.018100 22.806600,-105.721400 22.502400,-105.633500 22.004200,-105.424800 21.606400,-105.227100 21.504200,-105.205100 21.105000,-105.457800 20.,-109.401900 23.3423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22" calcext:value-type="date">
            <text:p>05/22/17</text:p>
          </table:table-cell>
          <table:table-cell table:style-name="ce4" office:value-type="date" office:date-value="2017-08-28" calcext:value-type="date">
            <text:p>08/28/17</text:p>
          </table:table-cell>
          <table:table-cell table:style-name="ce12" table:formula="of:=ABS([.B264]-[.A264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22" calcext:value-type="date">
            <text:p>05/22/17</text:p>
          </table:table-cell>
          <table:table-cell table:style-name="ce4" office:value-type="date" office:date-value="2017-06-19" calcext:value-type="date">
            <text:p>06/19/17</text:p>
          </table:table-cell>
          <table:table-cell table:style-name="ce12" table:formula="of:=ABS([.B265]-[.A26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15" calcext:value-type="date">
            <text:p>05/15/17</text:p>
          </table:table-cell>
          <table:table-cell table:style-name="ce4" office:value-type="date" office:date-value="2017-08-14" calcext:value-type="date">
            <text:p>08/14/17</text:p>
          </table:table-cell>
          <table:table-cell table:style-name="ce12" table:formula="of:=ABS([.B266]-[.A266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15" calcext:value-type="date">
            <text:p>05/15/17</text:p>
          </table:table-cell>
          <table:table-cell table:style-name="ce4" office:value-type="date" office:date-value="2017-06-05" calcext:value-type="date">
            <text:p>06/05/17</text:p>
          </table:table-cell>
          <table:table-cell table:style-name="ce12" table:formula="of:=ABS([.B267]-[.A267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15" calcext:value-type="date">
            <text:p>05/15/17</text:p>
          </table:table-cell>
          <table:table-cell table:style-name="ce4" office:value-type="date" office:date-value="2017-05-29" calcext:value-type="date">
            <text:p>05/29/17</text:p>
          </table:table-cell>
          <table:table-cell table:style-name="ce12" table:formula="of:=ABS([.B268]-[.A268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15" calcext:value-type="date">
            <text:p>05/15/17</text:p>
          </table:table-cell>
          <table:table-cell table:style-name="ce4" office:value-type="date" office:date-value="2017-05-29" calcext:value-type="date">
            <text:p>05/29/17</text:p>
          </table:table-cell>
          <table:table-cell table:style-name="ce12" table:formula="of:=ABS([.B269]-[.A269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15" calcext:value-type="date">
            <text:p>05/15/17</text:p>
          </table:table-cell>
          <table:table-cell table:style-name="ce4" office:value-type="date" office:date-value="2017-05-29" calcext:value-type="date">
            <text:p>05/29/17</text:p>
          </table:table-cell>
          <table:table-cell table:style-name="ce12" table:formula="of:=ABS([.B270]-[.A270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15" calcext:value-type="date">
            <text:p>05/15/17</text:p>
          </table:table-cell>
          <table:table-cell table:style-name="ce4" office:value-type="date" office:date-value="2017-05-22" calcext:value-type="date">
            <text:p>05/22/17</text:p>
          </table:table-cell>
          <table:table-cell table:style-name="ce12" table:formula="of:=ABS([.B271]-[.A271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table:style-name="ce4" office:value-type="date" office:date-value="2017-08-28" calcext:value-type="date">
            <text:p>08/28/17</text:p>
          </table:table-cell>
          <table:table-cell table:style-name="ce12" table:formula="of:=ABS([.B272]-[.A272])" office:value-type="float" office:value="112" calcext:value-type="float">
            <text:p>11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table:style-name="ce4" office:value-type="date" office:date-value="2017-08-28" calcext:value-type="date">
            <text:p>08/28/17</text:p>
          </table:table-cell>
          <table:table-cell table:style-name="ce12" table:formula="of:=ABS([.B273]-[.A273])" office:value-type="float" office:value="112" calcext:value-type="float">
            <text:p>11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table:style-name="ce4" office:value-type="date" office:date-value="2017-08-14" calcext:value-type="date">
            <text:p>08/14/17</text:p>
          </table:table-cell>
          <table:table-cell table:style-name="ce12" table:formula="of:=ABS([.B274]-[.A274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table:style-name="ce4" office:value-type="date" office:date-value="2017-08-14" calcext:value-type="date">
            <text:p>08/14/17</text:p>
          </table:table-cell>
          <table:table-cell table:style-name="ce12" table:formula="of:=ABS([.B275]-[.A275])" office:value-type="float" office:value="98" calcext:value-type="float">
            <text:p>9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table:style-name="ce4" office:value-type="date" office:date-value="2017-05-15" calcext:value-type="date">
            <text:p>05/15/17</text:p>
          </table:table-cell>
          <table:table-cell table:style-name="ce12" table:formula="of:=ABS([.B276]-[.A276])" office:value-type="float" office:value="7" calcext:value-type="float">
            <text:p>7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2" calcext:value-type="date">
            <text:p>05/02/17</text:p>
          </table:table-cell>
          <table:table-cell table:style-name="ce4" office:value-type="date" office:date-value="2017-11-30" calcext:value-type="date">
            <text:p>11/30/17</text:p>
          </table:table-cell>
          <table:table-cell table:style-name="ce12" table:formula="of:=ABS([.B277]-[.A277])" office:value-type="float" office:value="212" calcext:value-type="float">
            <text:p>212</text:p>
          </table:table-cell>
          <table:table-cell table:style-name="ce6" office:value-type="string" calcext:value-type="string">
            <text:p>PANAMA</text:p>
          </table:table-cell>
          <table:table-cell office:value-type="string" calcext:value-type="string">
            <text:p>POLYGON((-80.630000 8.300000,-78.990000 9.240000,-77.290000 7.620000,-79.990000 7.470000,-80.630000 8.30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2" calcext:value-type="date">
            <text:p>05/02/17</text:p>
          </table:table-cell>
          <table:table-cell table:style-name="ce4" office:value-type="date" office:date-value="2017-05-02" calcext:value-type="date">
            <text:p>05/02/17</text:p>
          </table:table-cell>
          <table:table-cell table:style-name="ce12" table:formula="of:=ABS([.B278]-[.A278])" office:value-type="float" office:value="0" calcext:value-type="float">
            <text:p>0</text:p>
          </table:table-cell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38.470000 -34.690000,138.590000 -34.800000,138.510000 -34.810000,138.470000 -34.6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1" calcext:value-type="date">
            <text:p>05/01/17</text:p>
          </table:table-cell>
          <table:table-cell table:style-name="ce4" office:value-type="date" office:date-value="2017-06-30" calcext:value-type="date">
            <text:p>06/30/17</text:p>
          </table:table-cell>
          <table:table-cell table:style-name="ce12" table:formula="of:=ABS([.B279]-[.A279])" office:value-type="float" office:value="60" calcext:value-type="float">
            <text:p>60</text:p>
          </table:table-cell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2.710000 40.590000,23.820000 40.550000,24.390000 40.130000,23.180000 39.400000,22.470000 40.140000,22.710000 40.5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5-01" calcext:value-type="date">
            <text:p>05/01/17</text:p>
          </table:table-cell>
          <table:table-cell table:style-name="ce4" office:value-type="date" office:date-value="2017-06-05" calcext:value-type="date">
            <text:p>06/05/17</text:p>
          </table:table-cell>
          <table:table-cell table:style-name="ce12" table:formula="of:=ABS([.B280]-[.A280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4-25" calcext:value-type="date">
            <text:p>04/25/17</text:p>
          </table:table-cell>
          <table:table-cell table:style-name="ce4" office:value-type="date" office:date-value="2017-06-05" calcext:value-type="date">
            <text:p>06/05/17</text:p>
          </table:table-cell>
          <table:table-cell table:style-name="ce12" table:formula="of:=ABS([.B281]-[.A281])" office:value-type="float" office:value="41" calcext:value-type="float">
            <text:p>41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5.710400 20.354900,-105.523700 19.983700,-105.205100 19.580500,-104.809600 19.259300,-104.315200 19.062100,-103.897700 18.823100,-103.502200 18.375400,-102.897900 18.135400,-102.249800 17.926500,-101.964100 17.947400,-101.667500 17.,-105.710400 20.3549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4-24" calcext:value-type="date">
            <text:p>04/24/17</text:p>
          </table:table-cell>
          <table:table-cell table:style-name="ce4" office:value-type="date" office:date-value="2017-05-29" calcext:value-type="date">
            <text:p>05/29/17</text:p>
          </table:table-cell>
          <table:table-cell table:style-name="ce12" table:formula="of:=ABS([.B282]-[.A282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1.300000 59.620000,11.300000 60.130000,10.100000 60.060000,9.960000 59.580000,11.300000 59.62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4-15" calcext:value-type="date">
            <text:p>04/15/17</text:p>
          </table:table-cell>
          <table:table-cell table:style-name="ce4" office:value-type="date" office:date-value="2017-04-20" calcext:value-type="date">
            <text:p>04/20/17</text:p>
          </table:table-cell>
          <table:table-cell table:style-name="ce12" table:formula="of:=ABS([.B283]-[.A283])" office:value-type="float" office:value="5" calcext:value-type="float">
            <text:p>5</text:p>
          </table:table-cell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3.020000 39.590000,25.090000 37.770000,23.500000 37.060000,21.980000 38.590000,23.020000 39.5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27" calcext:value-type="date">
            <text:p>03/27/17</text:p>
          </table:table-cell>
          <table:table-cell table:style-name="ce4" office:value-type="date" office:date-value="2017-05-08" calcext:value-type="date">
            <text:p>05/08/17</text:p>
          </table:table-cell>
          <table:table-cell table:style-name="ce12" table:formula="of:=ABS([.B284]-[.A284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27" calcext:value-type="date">
            <text:p>03/27/17</text:p>
          </table:table-cell>
          <table:table-cell table:style-name="ce4" office:value-type="date" office:date-value="2017-04-24" calcext:value-type="date">
            <text:p>04/24/17</text:p>
          </table:table-cell>
          <table:table-cell table:style-name="ce12" table:formula="of:=ABS([.B285]-[.A28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27" calcext:value-type="date">
            <text:p>03/27/17</text:p>
          </table:table-cell>
          <table:table-cell table:style-name="ce4" office:value-type="date" office:date-value="2017-04-10" calcext:value-type="date">
            <text:p>04/10/17</text:p>
          </table:table-cell>
          <table:table-cell table:style-name="ce12" table:formula="of:=ABS([.B286]-[.A286])" office:value-type="float" office:value="14" calcext:value-type="float">
            <text:p>14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5.710400 20.354900,-105.523700 19.983700,-105.205100 19.580500,-104.809600 19.259300,-104.315200 19.062100,-103.897700 18.823100,-103.502200 18.375400,-102.897900 18.135400,-102.249800 17.926500,-101.964100 17.947400,-101.667500 17.,-105.710400 20.3549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20" calcext:value-type="date">
            <text:p>03/20/17</text:p>
          </table:table-cell>
          <table:table-cell table:style-name="ce4" office:value-type="date" office:date-value="2017-04-03" calcext:value-type="date">
            <text:p>04/03/17</text:p>
          </table:table-cell>
          <table:table-cell table:style-name="ce12" table:formula="of:=ABS([.B287]-[.A287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20" calcext:value-type="date">
            <text:p>03/20/17</text:p>
          </table:table-cell>
          <table:table-cell table:style-name="ce4" office:value-type="date" office:date-value="2017-03-24" calcext:value-type="date">
            <text:p>03/24/17</text:p>
          </table:table-cell>
          <table:table-cell table:style-name="ce12" table:formula="of:=ABS([.B288]-[.A288])" office:value-type="float" office:value="4" calcext:value-type="float">
            <text:p>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15" calcext:value-type="date">
            <text:p>03/15/17</text:p>
          </table:table-cell>
          <table:table-cell table:style-name="ce4" office:value-type="date" office:date-value="2017-03-15" calcext:value-type="date">
            <text:p>03/15/17</text:p>
          </table:table-cell>
          <table:table-cell table:style-name="ce12" table:formula="of:=ABS([.B289]-[.A289])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office:value-type="string" calcext:value-type="string">
            <text:p>POLYGON((-76.703760 -13.557360,-76.245620 -13.325580,-76.201640 -13.640820,-76.289040 -13.796950,-76.322850 -13.920530,-76.276660 -14.206870,-76.132590 -14.354020,-75.788130 -14.747100,-75.368240 -15.142290,-75.196590 -15.291680,-75.069000 -15.,-76.703760 -13.55736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13" calcext:value-type="date">
            <text:p>03/13/17</text:p>
          </table:table-cell>
          <table:table-cell table:style-name="ce4" office:value-type="date" office:date-value="2017-05-08" calcext:value-type="date">
            <text:p>05/08/17</text:p>
          </table:table-cell>
          <table:table-cell table:style-name="ce12" table:formula="of:=ABS([.B290]-[.A290])" office:value-type="float" office:value="56" calcext:value-type="float">
            <text:p>56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13" calcext:value-type="date">
            <text:p>03/13/17</text:p>
          </table:table-cell>
          <table:table-cell table:style-name="ce4" office:value-type="date" office:date-value="2017-03-15" calcext:value-type="date">
            <text:p>03/15/17</text:p>
          </table:table-cell>
          <table:table-cell table:style-name="ce12" table:formula="of:=ABS([.B291]-[.A291])" office:value-type="float" office:value="2" calcext:value-type="float">
            <text:p>2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220000 29.750000,-113.630000 29.995000,-112.830000 30.320000,-112.610000 29.850000,-112.230000 29.380000,-111.860000 28.800000,-110.990000 27.990000,-110.000000 27.890000,-110.400000 27.268000,-109.950000 27.163000,-109.080000 26.,-114.220000 29.7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06" calcext:value-type="date">
            <text:p>03/06/17</text:p>
          </table:table-cell>
          <table:table-cell table:style-name="ce4" office:value-type="date" office:date-value="2017-06-26" calcext:value-type="date">
            <text:p>06/26/17</text:p>
          </table:table-cell>
          <table:table-cell table:style-name="ce12" table:formula="of:=ABS([.B292]-[.A292])" office:value-type="float" office:value="112" calcext:value-type="float">
            <text:p>11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06" calcext:value-type="date">
            <text:p>03/06/17</text:p>
          </table:table-cell>
          <table:table-cell table:style-name="ce4" office:value-type="date" office:date-value="2017-06-05" calcext:value-type="date">
            <text:p>06/05/17</text:p>
          </table:table-cell>
          <table:table-cell table:style-name="ce12" table:formula="of:=ABS([.B293]-[.A293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3-01" calcext:value-type="date">
            <text:p>03/01/17</text:p>
          </table:table-cell>
          <table:table-cell table:style-name="ce4" office:value-type="date" office:date-value="2017-03-22" calcext:value-type="date">
            <text:p>03/22/17</text:p>
          </table:table-cell>
          <table:table-cell table:style-name="ce12" table:formula="of:=ABS([.B294]-[.A294])" office:value-type="float" office:value="21" calcext:value-type="float">
            <text:p>21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5.710400 20.354900,-105.523700 19.983700,-105.205100 19.580500,-104.809600 19.259300,-104.315200 19.062100,-103.897700 18.823100,-103.502200 18.375400,-102.897900 18.135400,-102.249800 17.926500,-101.964100 17.947400,-101.667500 17.,-105.710400 20.3549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2-02" calcext:value-type="date">
            <text:p>02/02/17</text:p>
          </table:table-cell>
          <table:table-cell table:style-name="ce4" office:value-type="date" office:date-value="2017-02-22" calcext:value-type="date">
            <text:p>02/22/17</text:p>
          </table:table-cell>
          <table:table-cell table:style-name="ce12" table:formula="of:=ABS([.B295]-[.A295])" office:value-type="float" office:value="20" calcext:value-type="float">
            <text:p>20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220000 29.750000,-113.630000 29.995000,-112.830000 30.320000,-112.610000 29.850000,-112.230000 29.380000,-111.860000 28.800000,-110.990000 27.990000,-110.000000 27.890000,-110.400000 27.268000,-109.950000 27.163000,-109.080000 26.,-114.220000 29.7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1-31" calcext:value-type="date">
            <text:p>01/31/17</text:p>
          </table:table-cell>
          <table:table-cell table:style-name="ce4" office:value-type="date" office:date-value="2017-01-31" calcext:value-type="date">
            <text:p>01/31/17</text:p>
          </table:table-cell>
          <table:table-cell table:style-name="ce12" table:formula="of:=ABS([.B296]-[.A296])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office:value-type="string" calcext:value-type="string">
            <text:p>POLYGON((-79.073470 -9.227120,-78.343880 -10.829510,-77.886330 -10.611660,-77.977110 -10.455400,-78.131580 -10.162440,-78.227920 -9.797550,-78.382890 -9.453250,-78.481220 -9.330510,-78.493350 -9.192390,-78.646330 -8.970300,-79.073470 -9.22712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1-26" calcext:value-type="date">
            <text:p>01/26/17</text:p>
          </table:table-cell>
          <table:table-cell table:style-name="ce4" office:value-type="date" office:date-value="2017-05-09" calcext:value-type="date">
            <text:p>05/09/17</text:p>
          </table:table-cell>
          <table:table-cell table:style-name="ce12" table:formula="of:=ABS([.B297]-[.A297])" office:value-type="float" office:value="103" calcext:value-type="float">
            <text:p>103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950000 31.990000,-114.960000 31.880000,-114.980000 31.780000,-115.010000 31.650000,-114.990000 31.500000,-114.980000 31.410000,-114.920000 31.320000,-114.880000 31.220000,-114.890000 31.150000,-114.870000 31.090000,-114.830000 31.,-114.950000 31.9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1-23" calcext:value-type="date">
            <text:p>01/23/17</text:p>
          </table:table-cell>
          <table:table-cell table:style-name="ce4" office:value-type="date" office:date-value="2017-03-01" calcext:value-type="date">
            <text:p>03/01/17</text:p>
          </table:table-cell>
          <table:table-cell table:style-name="ce12" table:formula="of:=ABS([.B298]-[.A298])" office:value-type="float" office:value="37" calcext:value-type="float">
            <text:p>37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9.401900 23.342300,-107.655000 24.417100,-107.248500 24.106600,-106.589400 23.422900,-106.018100 22.806600,-105.721400 22.502400,-105.633500 22.004200,-105.424800 21.606400,-105.227100 21.504200,-105.205100 21.105000,-105.457800 20.,-109.401900 23.3423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7-01-14" calcext:value-type="date">
            <text:p>01/14/17</text:p>
          </table:table-cell>
          <table:table-cell table:style-name="ce4" office:value-type="date" office:date-value="2017-02-15" calcext:value-type="date">
            <text:p>02/15/17</text:p>
          </table:table-cell>
          <table:table-cell table:style-name="ce12" table:formula="of:=ABS([.B299]-[.A299])" office:value-type="float" office:value="32" calcext:value-type="float">
            <text:p>32</text:p>
          </table:table-cell>
          <table:table-cell table:style-name="ce6" office:value-type="string" calcext:value-type="string">
            <text:p>SOUTH AFRICA</text:p>
          </table:table-cell>
          <table:table-cell office:value-type="string" calcext:value-type="string">
            <text:p>POLYGON((18.180000 -33.490000,27.610000 -33.430000,27.520000 -35.050000,17.840000 -34.930000,18.180000 -33.4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2-02" calcext:value-type="date">
            <text:p>12/02/16</text:p>
          </table:table-cell>
          <table:table-cell table:style-name="ce4" office:value-type="date" office:date-value="2017-02-03" calcext:value-type="date">
            <text:p>02/03/17</text:p>
          </table:table-cell>
          <table:table-cell table:style-name="ce12" table:formula="of:=ABS([.B300]-[.A300])" office:value-type="float" office:value="63" calcext:value-type="float">
            <text:p>63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5.710400 20.354900,-105.523700 19.983700,-105.205100 19.580500,-104.809600 19.259300,-104.315200 19.062100,-103.897700 18.823100,-103.502200 18.375400,-102.897900 18.135400,-102.249800 17.926500,-101.964100 17.947400,-101.667500 17.,-105.710400 20.3549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1-19" calcext:value-type="date">
            <text:p>11/19/16</text:p>
          </table:table-cell>
          <table:table-cell table:style-name="ce4" office:value-type="date" office:date-value="2016-12-06" calcext:value-type="date">
            <text:p>12/06/16</text:p>
          </table:table-cell>
          <table:table-cell table:style-name="ce12" table:formula="of:=ABS([.B301]-[.A301])" office:value-type="float" office:value="17" calcext:value-type="float">
            <text:p>17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31" calcext:value-type="date">
            <text:p>10/31/16</text:p>
          </table:table-cell>
          <table:table-cell table:style-name="ce4" office:value-type="date" office:date-value="2016-11-21" calcext:value-type="date">
            <text:p>11/21/16</text:p>
          </table:table-cell>
          <table:table-cell table:style-name="ce12" table:formula="of:=ABS([.B302]-[.A302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27" calcext:value-type="date">
            <text:p>10/27/16</text:p>
          </table:table-cell>
          <table:table-cell table:style-name="ce4" office:value-type="date" office:date-value="2016-12-06" calcext:value-type="date">
            <text:p>12/06/16</text:p>
          </table:table-cell>
          <table:table-cell table:style-name="ce12" table:formula="of:=ABS([.B303]-[.A303])" office:value-type="float" office:value="40" calcext:value-type="float">
            <text:p>40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26" calcext:value-type="date">
            <text:p>10/26/16</text:p>
          </table:table-cell>
          <table:table-cell table:style-name="ce4" office:value-type="date" office:date-value="2016-11-19" calcext:value-type="date">
            <text:p>11/19/16</text:p>
          </table:table-cell>
          <table:table-cell table:style-name="ce12" table:formula="of:=ABS([.B304]-[.A304])" office:value-type="float" office:value="24" calcext:value-type="float">
            <text:p>24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24" calcext:value-type="date">
            <text:p>10/24/16</text:p>
          </table:table-cell>
          <table:table-cell table:style-name="ce4" office:value-type="date" office:date-value="2016-11-21" calcext:value-type="date">
            <text:p>11/21/16</text:p>
          </table:table-cell>
          <table:table-cell table:style-name="ce12" table:formula="of:=ABS([.B305]-[.A30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20" calcext:value-type="date">
            <text:p>10/20/16</text:p>
          </table:table-cell>
          <table:table-cell table:style-name="ce4" office:value-type="date" office:date-value="2016-11-03" calcext:value-type="date">
            <text:p>11/03/16</text:p>
          </table:table-cell>
          <table:table-cell table:style-name="ce12" table:formula="of:=ABS([.B306]-[.A306])" office:value-type="float" office:value="14" calcext:value-type="float">
            <text:p>14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96.430000 15.690000,-96.100000 15.770000,-95.059000 16.330000,-94.900000 16.440000,-94.830000 16.460000,-94.106600 16.250000,-93.400000 15.780000,-92.700000 15.147000,-92.176000 14.530000,-92.970000 14.223000,-93.990000 14.760000,-96.430000 15.6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15" calcext:value-type="date">
            <text:p>10/15/16</text:p>
          </table:table-cell>
          <table:table-cell table:style-name="ce4" office:value-type="date" office:date-value="2016-11-23" calcext:value-type="date">
            <text:p>11/23/16</text:p>
          </table:table-cell>
          <table:table-cell table:style-name="ce12" table:formula="of:=ABS([.B307]-[.A307])" office:value-type="float" office:value="39" calcext:value-type="float">
            <text:p>39</text:p>
          </table:table-cell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49.830000 -37.060000,150.040000 -37.020000,150.120000 -37.290000,149.940000 -37.330000,149.830000 -37.0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10" calcext:value-type="date">
            <text:p>10/10/16</text:p>
          </table:table-cell>
          <table:table-cell table:style-name="ce4" office:value-type="date" office:date-value="2016-10-24" calcext:value-type="date">
            <text:p>10/24/16</text:p>
          </table:table-cell>
          <table:table-cell table:style-name="ce12" table:formula="of:=ABS([.B308]-[.A308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10-04" calcext:value-type="date">
            <text:p>10/04/16</text:p>
          </table:table-cell>
          <table:table-cell table:style-name="ce4" office:value-type="date" office:date-value="2016-11-27" calcext:value-type="date">
            <text:p>11/27/16</text:p>
          </table:table-cell>
          <table:table-cell table:style-name="ce12" table:formula="of:=ABS([.B309]-[.A309])" office:value-type="float" office:value="54" calcext:value-type="float">
            <text:p>54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9.401900 23.342300,-107.655000 24.417100,-107.248500 24.106600,-106.589400 23.422900,-106.018100 22.806600,-105.721400 22.502400,-105.633500 22.004200,-105.424800 21.606400,-105.227100 21.504200,-105.205100 21.105000,-105.457800 20.,-109.401900 23.3423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9-12" calcext:value-type="date">
            <text:p>09/12/16</text:p>
          </table:table-cell>
          <table:table-cell table:style-name="ce4" office:value-type="date" office:date-value="2016-10-10" calcext:value-type="date">
            <text:p>10/10/16</text:p>
          </table:table-cell>
          <table:table-cell table:style-name="ce12" table:formula="of:=ABS([.B310]-[.A310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9-05" calcext:value-type="date">
            <text:p>09/05/16</text:p>
          </table:table-cell>
          <table:table-cell table:style-name="ce4" office:value-type="date" office:date-value="2016-10-17" calcext:value-type="date">
            <text:p>10/17/16</text:p>
          </table:table-cell>
          <table:table-cell table:style-name="ce12" table:formula="of:=ABS([.B311]-[.A311])" office:value-type="float" office:value="42" calcext:value-type="float">
            <text:p>42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9-05" calcext:value-type="date">
            <text:p>09/05/16</text:p>
          </table:table-cell>
          <table:table-cell table:style-name="ce4" office:value-type="date" office:date-value="2016-10-03" calcext:value-type="date">
            <text:p>10/03/16</text:p>
          </table:table-cell>
          <table:table-cell table:style-name="ce12" table:formula="of:=ABS([.B312]-[.A312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9-01" calcext:value-type="date">
            <text:p>09/01/16</text:p>
          </table:table-cell>
          <table:table-cell table:style-name="ce4" office:value-type="date" office:date-value="2016-09-30" calcext:value-type="date">
            <text:p>09/30/16</text:p>
          </table:table-cell>
          <table:table-cell table:style-name="ce12" table:formula="of:=ABS([.B313]-[.A313])" office:value-type="float" office:value="29" calcext:value-type="float">
            <text:p>29</text:p>
          </table:table-cell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47.750000 -43.110000,147.720000 -43.100000,147.730000 -43.090000,147.750000 -43.1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8-22" calcext:value-type="date">
            <text:p>08/22/16</text:p>
          </table:table-cell>
          <table:table-cell table:style-name="ce4" office:value-type="date" office:date-value="2016-09-12" calcext:value-type="date">
            <text:p>09/12/16</text:p>
          </table:table-cell>
          <table:table-cell table:style-name="ce12" table:formula="of:=ABS([.B314]-[.A314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8-15" calcext:value-type="date">
            <text:p>08/15/16</text:p>
          </table:table-cell>
          <table:table-cell table:style-name="ce4" office:value-type="date" office:date-value="2016-12-06" calcext:value-type="date">
            <text:p>12/06/16</text:p>
          </table:table-cell>
          <table:table-cell table:style-name="ce12" table:formula="of:=ABS([.B315]-[.A315])" office:value-type="float" office:value="113" calcext:value-type="float">
            <text:p>113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8-15" calcext:value-type="date">
            <text:p>08/15/16</text:p>
          </table:table-cell>
          <table:table-cell table:style-name="ce4" office:value-type="date" office:date-value="2016-08-29" calcext:value-type="date">
            <text:p>08/29/16</text:p>
          </table:table-cell>
          <table:table-cell table:style-name="ce12" table:formula="of:=ABS([.B316]-[.A316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8-08" calcext:value-type="date">
            <text:p>08/08/16</text:p>
          </table:table-cell>
          <table:table-cell table:style-name="ce4" office:value-type="date" office:date-value="2016-08-22" calcext:value-type="date">
            <text:p>08/22/16</text:p>
          </table:table-cell>
          <table:table-cell table:style-name="ce12" table:formula="of:=ABS([.B317]-[.A317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7-22" calcext:value-type="date">
            <text:p>07/22/16</text:p>
          </table:table-cell>
          <table:table-cell table:style-name="ce4" office:value-type="date" office:date-value="2016-12-26" calcext:value-type="date">
            <text:p>12/26/16</text:p>
          </table:table-cell>
          <table:table-cell table:style-name="ce12" table:formula="of:=ABS([.B318]-[.A318])" office:value-type="float" office:value="157" calcext:value-type="float">
            <text:p>157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7-21" calcext:value-type="date">
            <text:p>07/21/16</text:p>
          </table:table-cell>
          <table:table-cell table:style-name="ce4" office:value-type="date" office:date-value="2016-12-06" calcext:value-type="date">
            <text:p>12/06/16</text:p>
          </table:table-cell>
          <table:table-cell table:style-name="ce12" table:formula="of:=ABS([.B319]-[.A319])" office:value-type="float" office:value="138" calcext:value-type="float">
            <text:p>138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7-20" calcext:value-type="date">
            <text:p>07/20/16</text:p>
          </table:table-cell>
          <table:table-cell table:style-name="ce4" office:value-type="date" office:date-value="2016-08-15" calcext:value-type="date">
            <text:p>08/15/16</text:p>
          </table:table-cell>
          <table:table-cell table:style-name="ce12" table:formula="of:=ABS([.B320]-[.A320])" office:value-type="float" office:value="26" calcext:value-type="float">
            <text:p>26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96.430000 15.690000,-96.100000 15.770000,-95.059000 16.330000,-94.900000 16.440000,-94.830000 16.460000,-94.106600 16.250000,-93.400000 15.780000,-92.700000 15.147000,-92.176000 14.530000,-92.970000 14.223000,-93.990000 14.760000,-96.430000 15.6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7-18" calcext:value-type="date">
            <text:p>07/18/16</text:p>
          </table:table-cell>
          <table:table-cell table:style-name="ce4" office:value-type="date" office:date-value="2016-08-01" calcext:value-type="date">
            <text:p>08/01/16</text:p>
          </table:table-cell>
          <table:table-cell table:style-name="ce12" table:formula="of:=ABS([.B321]-[.A321])" office:value-type="float" office:value="14" calcext:value-type="float">
            <text:p>1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7-10" calcext:value-type="date">
            <text:p>07/10/16</text:p>
          </table:table-cell>
          <table:table-cell table:style-name="ce4" office:value-type="date" office:date-value="2016-10-18" calcext:value-type="date">
            <text:p>10/18/16</text:p>
          </table:table-cell>
          <table:table-cell table:style-name="ce12" table:formula="of:=ABS([.B322]-[.A322])" office:value-type="float" office:value="100" calcext:value-type="float">
            <text:p>100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7-07" calcext:value-type="date">
            <text:p>07/07/16</text:p>
          </table:table-cell>
          <table:table-cell table:style-name="ce4" office:value-type="date" office:date-value="2016-09-07" calcext:value-type="date">
            <text:p>09/07/16</text:p>
          </table:table-cell>
          <table:table-cell table:style-name="ce12" table:formula="of:=ABS([.B323]-[.A323])" office:value-type="float" office:value="62" calcext:value-type="float">
            <text:p>62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7-03" calcext:value-type="date">
            <text:p>07/03/16</text:p>
          </table:table-cell>
          <table:table-cell table:style-name="ce4" office:value-type="date" office:date-value="2016-09-03" calcext:value-type="date">
            <text:p>09/03/16</text:p>
          </table:table-cell>
          <table:table-cell table:style-name="ce12" table:formula="of:=ABS([.B324]-[.A324])" office:value-type="float" office:value="62" calcext:value-type="float">
            <text:p>62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744700 65.778000,-21.332700 65.739700,-21.299700 65.599300,-21.667800 65.653700,-21.744700 65.778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6-20" calcext:value-type="date">
            <text:p>06/20/16</text:p>
          </table:table-cell>
          <table:table-cell table:style-name="ce4" office:value-type="date" office:date-value="2016-07-23" calcext:value-type="date">
            <text:p>07/23/16</text:p>
          </table:table-cell>
          <table:table-cell table:style-name="ce12" table:formula="of:=ABS([.B325]-[.A325])" office:value-type="float" office:value="33" calcext:value-type="float">
            <text:p>33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4.142400 65.209500,-21.698000 65.204900,-21.777600 65.025800,-24.049100 64.881600,-24.142400 65.209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6-19" calcext:value-type="date">
            <text:p>06/19/16</text:p>
          </table:table-cell>
          <table:table-cell table:style-name="ce4" office:value-type="date" office:date-value="2016-07-17" calcext:value-type="date">
            <text:p>07/17/16</text:p>
          </table:table-cell>
          <table:table-cell table:style-name="ce12" table:formula="of:=ABS([.B326]-[.A326])" office:value-type="float" office:value="28" calcext:value-type="float">
            <text:p>28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4.142400 65.209500,-21.698000 65.204900,-21.777600 65.025800,-24.049100 64.881600,-24.142400 65.209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6-19" calcext:value-type="date">
            <text:p>06/19/16</text:p>
          </table:table-cell>
          <table:table-cell table:style-name="ce4" office:value-type="date" office:date-value="2016-07-10" calcext:value-type="date">
            <text:p>07/10/16</text:p>
          </table:table-cell>
          <table:table-cell table:style-name="ce12" table:formula="of:=ABS([.B327]-[.A327])" office:value-type="float" office:value="21" calcext:value-type="float">
            <text:p>21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4.142400 65.209500,-21.698000 65.204900,-21.777600 65.025800,-24.049100 64.881600,-24.142400 65.209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6-13" calcext:value-type="date">
            <text:p>06/13/16</text:p>
          </table:table-cell>
          <table:table-cell table:style-name="ce4" office:value-type="date" office:date-value="2016-08-22" calcext:value-type="date">
            <text:p>08/22/16</text:p>
          </table:table-cell>
          <table:table-cell table:style-name="ce12" table:formula="of:=ABS([.B328]-[.A328])" office:value-type="float" office:value="70" calcext:value-type="float">
            <text:p>70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15.310000 70.280000,9.700000 68.060000,15.170000 66.660000,17.740000 68.210000,15.310000 70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5-31" calcext:value-type="date">
            <text:p>05/31/16</text:p>
          </table:table-cell>
          <table:table-cell table:style-name="ce4" office:value-type="date" office:date-value="2016-12-06" calcext:value-type="date">
            <text:p>12/06/16</text:p>
          </table:table-cell>
          <table:table-cell table:style-name="ce12" table:formula="of:=ABS([.B329]-[.A329])" office:value-type="float" office:value="189" calcext:value-type="float">
            <text:p>189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5-30" calcext:value-type="date">
            <text:p>05/30/16</text:p>
          </table:table-cell>
          <table:table-cell table:style-name="ce4" office:value-type="date" office:date-value="2016-12-31" calcext:value-type="date">
            <text:p>12/31/16</text:p>
          </table:table-cell>
          <table:table-cell table:style-name="ce12" table:formula="of:=ABS([.B330]-[.A330])" office:value-type="float" office:value="215" calcext:value-type="float">
            <text:p>215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5-30" calcext:value-type="date">
            <text:p>05/30/16</text:p>
          </table:table-cell>
          <table:table-cell table:style-name="ce4" office:value-type="date" office:date-value="2016-08-02" calcext:value-type="date">
            <text:p>08/02/16</text:p>
          </table:table-cell>
          <table:table-cell table:style-name="ce12" table:formula="of:=ABS([.B331]-[.A331])" office:value-type="float" office:value="64" calcext:value-type="float">
            <text:p>64</text:p>
          </table:table-cell>
          <table:table-cell table:style-name="ce6" office:value-type="string" calcext:value-type="string">
            <text:p>ICELAND</text:p>
          </table:table-cell>
          <table:table-cell office:value-type="string" calcext:value-type="string">
            <text:p>POLYGON((-21.997400 64.300600,-21.456300 64.465700,-21.409600 64.360100,-21.901200 64.235000,-21.997400 64.3006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5-09" calcext:value-type="date">
            <text:p>05/09/16</text:p>
          </table:table-cell>
          <table:table-cell table:style-name="ce4" office:value-type="date" office:date-value="2016-07-06" calcext:value-type="date">
            <text:p>07/06/16</text:p>
          </table:table-cell>
          <table:table-cell table:style-name="ce12" table:formula="of:=ABS([.B332]-[.A332])" office:value-type="float" office:value="58" calcext:value-type="float">
            <text:p>58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9.401900 23.342300,-107.655000 24.417100,-107.248500 24.106600,-106.589400 23.422900,-106.018100 22.806600,-105.721400 22.502400,-105.633500 22.004200,-105.424800 21.606400,-105.227100 21.504200,-105.205100 21.105000,-105.457800 20.,-109.401900 23.3423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5-03" calcext:value-type="date">
            <text:p>05/03/16</text:p>
          </table:table-cell>
          <table:table-cell table:style-name="ce4" office:value-type="date" office:date-value="2016-05-12" calcext:value-type="date">
            <text:p>05/12/16</text:p>
          </table:table-cell>
          <table:table-cell table:style-name="ce12" table:formula="of:=ABS([.B333]-[.A333])" office:value-type="float" office:value="9" calcext:value-type="float">
            <text:p>9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5.710400 20.354900,-105.523700 19.983700,-105.205100 19.580500,-104.809600 19.259300,-104.315200 19.062100,-103.897700 18.823100,-103.502200 18.375400,-102.897900 18.135400,-102.249800 17.926500,-101.964100 17.947400,-101.667500 17.,-105.710400 20.3549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5-02" calcext:value-type="date">
            <text:p>05/02/16</text:p>
          </table:table-cell>
          <table:table-cell table:style-name="ce4" office:value-type="date" office:date-value="2016-08-01" calcext:value-type="date">
            <text:p>08/01/16</text:p>
          </table:table-cell>
          <table:table-cell table:style-name="ce12" table:formula="of:=ABS([.B334]-[.A334])" office:value-type="float" office:value="91" calcext:value-type="float">
            <text:p>9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5-02" calcext:value-type="date">
            <text:p>05/02/16</text:p>
          </table:table-cell>
          <table:table-cell table:style-name="ce4" office:value-type="date" office:date-value="2016-07-25" calcext:value-type="date">
            <text:p>07/25/16</text:p>
          </table:table-cell>
          <table:table-cell table:style-name="ce12" table:formula="of:=ABS([.B335]-[.A335])" office:value-type="float" office:value="84" calcext:value-type="float">
            <text:p>84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4-15" calcext:value-type="date">
            <text:p>04/15/16</text:p>
          </table:table-cell>
          <table:table-cell table:style-name="ce4" office:value-type="date" office:date-value="2016-05-01" calcext:value-type="date">
            <text:p>05/01/16</text:p>
          </table:table-cell>
          <table:table-cell table:style-name="ce12" table:formula="of:=ABS([.B336]-[.A336])" office:value-type="float" office:value="16" calcext:value-type="float">
            <text:p>16</text:p>
          </table:table-cell>
          <table:table-cell table:style-name="ce6" office:value-type="string" calcext:value-type="string">
            <text:p>CHILE</text:p>
          </table:table-cell>
          <table:table-cell office:value-type="string" calcext:value-type="string">
            <text:p>POLYGON((-73.560000 -41.726490,-73.014800 -41.745200,-73.049000 -42.617900,-73.685500 -42.485200,-73.560000 -41.7264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ce4" office:value-type="date" office:date-value="2016-08-01" calcext:value-type="date">
            <text:p>08/01/16</text:p>
          </table:table-cell>
          <table:table-cell table:style-name="ce12" table:formula="of:=ABS([.B337]-[.A337])" office:value-type="float" office:value="125" calcext:value-type="float">
            <text:p>12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3-28" calcext:value-type="date">
            <text:p>03/28/16</text:p>
          </table:table-cell>
          <table:table-cell table:style-name="ce4" office:value-type="date" office:date-value="2016-04-18" calcext:value-type="date">
            <text:p>04/18/16</text:p>
          </table:table-cell>
          <table:table-cell table:style-name="ce12" table:formula="of:=ABS([.B338]-[.A338])" office:value-type="float" office:value="21" calcext:value-type="float">
            <text:p>21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4.100000 62.960000,3.400000 60.970000,8.040000 60.860000,7.400000 62.040000,4.100000 62.96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3-07" calcext:value-type="date">
            <text:p>03/07/16</text:p>
          </table:table-cell>
          <table:table-cell table:style-name="ce4" office:value-type="date" office:date-value="2016-04-11" calcext:value-type="date">
            <text:p>04/11/16</text:p>
          </table:table-cell>
          <table:table-cell table:style-name="ce12" table:formula="of:=ABS([.B339]-[.A339])" office:value-type="float" office:value="35" calcext:value-type="float">
            <text:p>35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3.400000 60.970000,4.100000 58.870000,6.800000 59.240000,8.040000 60.860000,3.400000 60.97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3-07" calcext:value-type="date">
            <text:p>03/07/16</text:p>
          </table:table-cell>
          <table:table-cell table:style-name="ce4" office:value-type="date" office:date-value="2016-04-04" calcext:value-type="date">
            <text:p>04/04/16</text:p>
          </table:table-cell>
          <table:table-cell table:style-name="ce12" table:formula="of:=ABS([.B340]-[.A340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ce4" office:value-type="date" office:date-value="2016-04-11" calcext:value-type="date">
            <text:p>04/11/16</text:p>
          </table:table-cell>
          <table:table-cell table:style-name="ce12" table:formula="of:=ABS([.B341]-[.A341])" office:value-type="float" office:value="41" calcext:value-type="float">
            <text:p>41</text:p>
          </table:table-cell>
          <table:table-cell table:style-name="ce6" office:value-type="string" calcext:value-type="string">
            <text:p>NICARAGUA</text:p>
          </table:table-cell>
          <table:table-cell office:value-type="string" calcext:value-type="string">
            <text:p>POLYGON((-87.308300 12.988500,-87.585800 13.055400,-87.423700 12.921600,-87.308300 12.9885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2-29" calcext:value-type="date">
            <text:p>02/29/16</text:p>
          </table:table-cell>
          <table:table-cell table:style-name="ce4" office:value-type="date" office:date-value="2016-03-15" calcext:value-type="date">
            <text:p>03/15/16</text:p>
          </table:table-cell>
          <table:table-cell table:style-name="ce12" table:formula="of:=ABS([.B342]-[.A342])" office:value-type="float" office:value="15" calcext:value-type="float">
            <text:p>15</text:p>
          </table:table-cell>
          <table:table-cell table:style-name="ce6" office:value-type="string" calcext:value-type="string">
            <text:p>CHILE</text:p>
          </table:table-cell>
          <table:table-cell office:value-type="string" calcext:value-type="string">
            <text:p>POLYGON((-73.140000 -41.810000,-73.040000 -41.500000,-72.620000 -41.680000,-73.210000 -42.670000,-73.660000 -42.480000,-73.140000 -41.81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2-19" calcext:value-type="date">
            <text:p>02/19/16</text:p>
          </table:table-cell>
          <table:table-cell table:style-name="ce4" office:value-type="date" office:date-value="2016-11-28" calcext:value-type="date">
            <text:p>11/28/16</text:p>
          </table:table-cell>
          <table:table-cell table:style-name="ce12" table:formula="of:=ABS([.B343]-[.A343])" office:value-type="float" office:value="283" calcext:value-type="float">
            <text:p>283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5.710400 20.354900,-105.523700 19.983700,-105.205100 19.580500,-104.809600 19.259300,-104.315200 19.062100,-103.897700 18.823100,-103.502200 18.375400,-102.897900 18.135400,-102.249800 17.926500,-101.964100 17.947400,-101.667500 17.,-105.710400 20.3549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ce4" office:value-type="date" office:date-value="2016-04-28" calcext:value-type="date">
            <text:p>04/28/16</text:p>
          </table:table-cell>
          <table:table-cell table:style-name="ce12" table:formula="of:=ABS([.B344]-[.A344])" office:value-type="float" office:value="72" calcext:value-type="float">
            <text:p>72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96.430000 15.690000,-96.100000 15.770000,-95.059000 16.330000,-94.900000 16.440000,-94.830000 16.460000,-94.106600 16.250000,-93.400000 15.780000,-92.700000 15.147000,-92.176000 14.530000,-92.970000 14.223000,-93.990000 14.760000,-96.430000 15.6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2-08" calcext:value-type="date">
            <text:p>02/08/16</text:p>
          </table:table-cell>
          <table:table-cell table:style-name="ce4" office:value-type="date" office:date-value="2016-03-07" calcext:value-type="date">
            <text:p>03/07/16</text:p>
          </table:table-cell>
          <table:table-cell table:style-name="ce12" table:formula="of:=ABS([.B345]-[.A345])" office:value-type="float" office:value="28" calcext:value-type="float">
            <text:p>28</text:p>
          </table:table-cell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28" calcext:value-type="date">
            <text:p>01/28/16</text:p>
          </table:table-cell>
          <table:table-cell table:style-name="ce4" office:value-type="date" office:date-value="2016-05-19" calcext:value-type="date">
            <text:p>05/19/16</text:p>
          </table:table-cell>
          <table:table-cell table:style-name="ce12" table:formula="of:=ABS([.B346]-[.A346])" office:value-type="float" office:value="112" calcext:value-type="float">
            <text:p>112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05.710400 20.354900,-105.523700 19.983700,-105.205100 19.580500,-104.809600 19.259300,-104.315200 19.062100,-103.897700 18.823100,-103.502200 18.375400,-102.897900 18.135400,-102.249800 17.926500,-101.964100 17.947400,-101.667500 17.,-105.710400 20.3549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16" calcext:value-type="date">
            <text:p>01/16/16</text:p>
          </table:table-cell>
          <table:table-cell table:style-name="ce4" office:value-type="date" office:date-value="2016-01-28" calcext:value-type="date">
            <text:p>01/28/16</text:p>
          </table:table-cell>
          <table:table-cell table:style-name="ce12" table:formula="of:=ABS([.B347]-[.A347])" office:value-type="float" office:value="12" calcext:value-type="float">
            <text:p>12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950000 31.990000,-114.960000 31.880000,-114.980000 31.780000,-115.010000 31.650000,-114.990000 31.500000,-114.980000 31.410000,-114.920000 31.320000,-114.880000 31.220000,-114.890000 31.150000,-114.870000 31.090000,-114.830000 31.,-114.950000 31.99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12" calcext:value-type="date">
            <text:p>01/12/16</text:p>
          </table:table-cell>
          <table:table-cell table:style-name="ce4" office:value-type="date" office:date-value="2016-02-09" calcext:value-type="date">
            <text:p>02/09/16</text:p>
          </table:table-cell>
          <table:table-cell table:style-name="ce12" table:formula="of:=ABS([.B348]-[.A348])" office:value-type="float" office:value="28" calcext:value-type="float">
            <text:p>28</text:p>
          </table:table-cell>
          <table:table-cell table:style-name="ce6" office:value-type="string" calcext:value-type="string">
            <text:p>MEXICO</text:p>
          </table:table-cell>
          <table:table-cell office:value-type="string" calcext:value-type="string">
            <text:p>POLYGON((-114.220000 29.750000,-113.630000 29.995000,-112.830000 30.320000,-112.610000 29.850000,-112.230000 29.380000,-111.860000 28.800000,-110.990000 27.990000,-110.000000 27.890000,-110.400000 27.268000,-109.950000 27.163000,-109.080000 26.,-114.220000 29.75000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07" calcext:value-type="date">
            <text:p>01/07/16</text:p>
          </table:table-cell>
          <table:table-cell table:style-name="ce4" office:value-type="date" office:date-value="2016-04-04" calcext:value-type="date">
            <text:p>04/04/16</text:p>
          </table:table-cell>
          <table:table-cell table:style-name="ce12" table:formula="of:=ABS([.B349]-[.A349])" office:value-type="float" office:value="88" calcext:value-type="float">
            <text:p>88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07" calcext:value-type="date">
            <text:p>01/07/16</text:p>
          </table:table-cell>
          <table:table-cell table:style-name="ce4" office:value-type="date" office:date-value="2016-04-01" calcext:value-type="date">
            <text:p>04/01/16</text:p>
          </table:table-cell>
          <table:table-cell table:style-name="ce12" table:formula="of:=ABS([.B350]-[.A350])" office:value-type="float" office:value="85" calcext:value-type="float">
            <text:p>85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07" calcext:value-type="date">
            <text:p>01/07/16</text:p>
          </table:table-cell>
          <table:table-cell table:style-name="ce4" office:value-type="date" office:date-value="2016-03-29" calcext:value-type="date">
            <text:p>03/29/16</text:p>
          </table:table-cell>
          <table:table-cell table:style-name="ce12" table:formula="of:=ABS([.B351]-[.A351])" office:value-type="float" office:value="82" calcext:value-type="float">
            <text:p>82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07" calcext:value-type="date">
            <text:p>01/07/16</text:p>
          </table:table-cell>
          <table:table-cell table:style-name="ce4" office:value-type="date" office:date-value="2016-03-02" calcext:value-type="date">
            <text:p>03/02/16</text:p>
          </table:table-cell>
          <table:table-cell table:style-name="ce12" table:formula="of:=ABS([.B352]-[.A352])" office:value-type="float" office:value="55" calcext:value-type="float">
            <text:p>55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2" office:value-type="date" office:date-value="2016-01-01" calcext:value-type="date">
            <text:p>01/01/16</text:p>
          </table:table-cell>
          <table:table-cell table:style-name="ce4" office:value-type="date" office:date-value="2018-03-08" calcext:value-type="date">
            <text:p>03/08/18</text:p>
          </table:table-cell>
          <table:table-cell table:style-name="ce12" table:formula="of:=ABS([.B353]-[.A353])" office:value-type="float" office:value="797" calcext:value-type="float">
            <text:p>797</text:p>
          </table:table-cell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2-25" calcext:value-type="date">
            <text:p>02/25/24</text:p>
          </table:table-cell>
          <table:table-cell table:style-name="ce5"/>
          <table:table-cell table:style-name="ce14" table:formula="of:=AVERAGE([.C2:.C353])" office:value-type="float" office:value="48.5056818181818" calcext:value-type="float">
            <text:p>48.51</text:p>
          </table:table-cell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2-23" calcext:value-type="date">
            <text:p>02/23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2-21" calcext:value-type="date">
            <text:p>02/21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2-18" calcext:value-type="date">
            <text:p>02/18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2-12" calcext:value-type="date">
            <text:p>02/12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2-02" calcext:value-type="date">
            <text:p>02/02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30" calcext:value-type="date">
            <text:p>01/30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28" calcext:value-type="date">
            <text:p>01/28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27" calcext:value-type="date">
            <text:p>01/27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27" calcext:value-type="date">
            <text:p>01/27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26" calcext:value-type="date">
            <text:p>01/26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24" calcext:value-type="date">
            <text:p>01/24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21" calcext:value-type="date">
            <text:p>01/21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19" calcext:value-type="date">
            <text:p>01/19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14" calcext:value-type="date">
            <text:p>01/14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05" calcext:value-type="date">
            <text:p>01/05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02" calcext:value-type="date">
            <text:p>01/02/24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4-01-01" calcext:value-type="date">
            <text:p>01/01/24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51.140000 -33.850000,151.330000 -33.710000,151.280000 -33.990000,151.140000 -33.85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2-12" calcext:value-type="date">
            <text:p>12/1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30" calcext:value-type="date">
            <text:p>11/3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29" calcext:value-type="date">
            <text:p>11/2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29" calcext:value-type="date">
            <text:p>11/2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28" calcext:value-type="date">
            <text:p>11/28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19" calcext:value-type="date">
            <text:p>11/1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15" calcext:value-type="date">
            <text:p>11/15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05" calcext:value-type="date">
            <text:p>11/05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03" calcext:value-type="date">
            <text:p>11/0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1-03" calcext:value-type="date">
            <text:p>11/0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0-23" calcext:value-type="date">
            <text:p>10/23/23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51.140000 -33.850000,151.330000 -33.710000,151.280000 -33.990000,151.140000 -33.85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0-20" calcext:value-type="date">
            <text:p>10/2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0-14" calcext:value-type="date">
            <text:p>10/14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0-09" calcext:value-type="date">
            <text:p>10/0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0-08" calcext:value-type="date">
            <text:p>10/08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0-03" calcext:value-type="date">
            <text:p>10/0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10-03" calcext:value-type="date">
            <text:p>10/0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9-29" calcext:value-type="date">
            <text:p>09/2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9-27" calcext:value-type="date">
            <text:p>09/2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9-26" calcext:value-type="date">
            <text:p>09/26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9-18" calcext:value-type="date">
            <text:p>09/18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9-13" calcext:value-type="date">
            <text:p>09/1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9-10" calcext:value-type="date">
            <text:p>09/1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9-03" calcext:value-type="date">
            <text:p>09/0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28" calcext:value-type="date">
            <text:p>08/28/23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26.030000 71.840000,23.700000 69.300000,17.740000 68.210000,15.310000 70.280000,26.030000 71.84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27" calcext:value-type="date">
            <text:p>08/2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23" calcext:value-type="date">
            <text:p>08/23/23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51.140000 -33.850000,151.330000 -33.710000,151.280000 -33.990000,151.140000 -33.85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21" calcext:value-type="date">
            <text:p>08/2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21" calcext:value-type="date">
            <text:p>08/2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13" calcext:value-type="date">
            <text:p>08/1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10" calcext:value-type="date">
            <text:p>08/1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10" calcext:value-type="date">
            <text:p>08/1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8-07" calcext:value-type="date">
            <text:p>08/0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7-23" calcext:value-type="date">
            <text:p>07/2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7-22" calcext:value-type="date">
            <text:p>07/2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7-19" calcext:value-type="date">
            <text:p>07/1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7-15" calcext:value-type="date">
            <text:p>07/15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7-10" calcext:value-type="date">
            <text:p>07/1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7-09" calcext:value-type="date">
            <text:p>07/0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27" calcext:value-type="date">
            <text:p>06/2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27" calcext:value-type="date">
            <text:p>06/2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25" calcext:value-type="date">
            <text:p>06/25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14" calcext:value-type="date">
            <text:p>06/14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13" calcext:value-type="date">
            <text:p>06/1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11" calcext:value-type="date">
            <text:p>06/1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10" calcext:value-type="date">
            <text:p>06/1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10" calcext:value-type="date">
            <text:p>06/1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05" calcext:value-type="date">
            <text:p>06/05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03" calcext:value-type="date">
            <text:p>06/0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01" calcext:value-type="date">
            <text:p>06/0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22" calcext:value-type="date">
            <text:p>05/2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21" calcext:value-type="date">
            <text:p>05/2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16" calcext:value-type="date">
            <text:p>05/16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07" calcext:value-type="date">
            <text:p>05/0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07" calcext:value-type="date">
            <text:p>05/0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06" calcext:value-type="date">
            <text:p>05/06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04" calcext:value-type="date">
            <text:p>05/04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01" calcext:value-type="date">
            <text:p>05/0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5-01" calcext:value-type="date">
            <text:p>05/0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20" calcext:value-type="date">
            <text:p>04/2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19" calcext:value-type="date">
            <text:p>04/1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18" calcext:value-type="date">
            <text:p>04/18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14" calcext:value-type="date">
            <text:p>04/14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12" calcext:value-type="date">
            <text:p>04/1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11" calcext:value-type="date">
            <text:p>04/1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07" calcext:value-type="date">
            <text:p>04/0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4-05" calcext:value-type="date">
            <text:p>04/05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21" calcext:value-type="date">
            <text:p>03/2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20" calcext:value-type="date">
            <text:p>03/2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17" calcext:value-type="date">
            <text:p>03/1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13" calcext:value-type="date">
            <text:p>03/13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12" calcext:value-type="date">
            <text:p>03/1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12" calcext:value-type="date">
            <text:p>03/1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12" calcext:value-type="date">
            <text:p>03/1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11" calcext:value-type="date">
            <text:p>03/1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08" calcext:value-type="date">
            <text:p>03/08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04" calcext:value-type="date">
            <text:p>03/04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3-01" calcext:value-type="date">
            <text:p>03/0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2-27" calcext:value-type="date">
            <text:p>02/2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2-24" calcext:value-type="date">
            <text:p>02/24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2-11" calcext:value-type="date">
            <text:p>02/11/23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43.880000 -38.630000,143.884000 -38.634000,143.875000 -38.625000,143.880000 -38.63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2-11" calcext:value-type="date">
            <text:p>02/1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31" calcext:value-type="date">
            <text:p>01/3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25" calcext:value-type="date">
            <text:p>01/25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20" calcext:value-type="date">
            <text:p>01/2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20" calcext:value-type="date">
            <text:p>01/20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8" calcext:value-type="date">
            <text:p>01/18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7" calcext:value-type="date">
            <text:p>01/1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7" calcext:value-type="date">
            <text:p>01/17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6" calcext:value-type="date">
            <text:p>01/16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2" calcext:value-type="date">
            <text:p>01/1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2" calcext:value-type="date">
            <text:p>01/1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0" calcext:value-type="date">
            <text:p>01/10/23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0" calcext:value-type="date">
            <text:p>01/10/23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10" calcext:value-type="date">
            <text:p>01/10/23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09" calcext:value-type="date">
            <text:p>01/0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09" calcext:value-type="date">
            <text:p>01/09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08" calcext:value-type="date">
            <text:p>01/08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02" calcext:value-type="date">
            <text:p>01/02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1-01" calcext:value-type="date">
            <text:p>01/01/23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2-22" calcext:value-type="date">
            <text:p>12/22/22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51.140000 -33.850000,151.330000 -33.710000,151.280000 -33.990000,151.140000 -33.85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2-20" calcext:value-type="date">
            <text:p>12/20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2-20" calcext:value-type="date">
            <text:p>12/20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2-17" calcext:value-type="date">
            <text:p>12/1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2-16" calcext:value-type="date">
            <text:p>12/1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2-05" calcext:value-type="date">
            <text:p>12/0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2-04" calcext:value-type="date">
            <text:p>12/0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21" calcext:value-type="date">
            <text:p>11/21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21" calcext:value-type="date">
            <text:p>11/21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20" calcext:value-type="date">
            <text:p>11/20/22</text:p>
          </table:table-cell>
          <table:table-cell table:style-name="ce5" table:number-columns-repeated="2"/>
          <table:table-cell table:style-name="ce6" office:value-type="string" calcext:value-type="string">
            <text:p>FRANCE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12" calcext:value-type="date">
            <text:p>11/12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07" calcext:value-type="date">
            <text:p>11/0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07" calcext:value-type="date">
            <text:p>11/0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06" calcext:value-type="date">
            <text:p>11/0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04" calcext:value-type="date">
            <text:p>11/0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04" calcext:value-type="date">
            <text:p>11/04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04" calcext:value-type="date">
            <text:p>11/04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1-01" calcext:value-type="date">
            <text:p>11/0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29" calcext:value-type="date">
            <text:p>10/2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26" calcext:value-type="date">
            <text:p>10/2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22" calcext:value-type="date">
            <text:p>10/22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14" calcext:value-type="date">
            <text:p>10/1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13" calcext:value-type="date">
            <text:p>10/13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11" calcext:value-type="date">
            <text:p>10/11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10" calcext:value-type="date">
            <text:p>10/10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10" calcext:value-type="date">
            <text:p>10/10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07" calcext:value-type="date">
            <text:p>10/07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07" calcext:value-type="date">
            <text:p>10/07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10-02" calcext:value-type="date">
            <text:p>10/02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9" calcext:value-type="date">
            <text:p>09/2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9" calcext:value-type="date">
            <text:p>09/2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9" calcext:value-type="date">
            <text:p>09/29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9" calcext:value-type="date">
            <text:p>09/29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9" calcext:value-type="date">
            <text:p>09/29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76710 11.759810,123.398440 11.684510,123.354490 11.340030,122.354740 11.469260,122.376710 11.759810,122.376710 11.75981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8" calcext:value-type="date">
            <text:p>09/28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5" calcext:value-type="date">
            <text:p>09/2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5" calcext:value-type="date">
            <text:p>09/2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3" calcext:value-type="date">
            <text:p>09/2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3" calcext:value-type="date">
            <text:p>09/2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2" calcext:value-type="date">
            <text:p>09/22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20" calcext:value-type="date">
            <text:p>09/20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9-07" calcext:value-type="date">
            <text:p>09/0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8-25" calcext:value-type="date">
            <text:p>08/2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8-22" calcext:value-type="date">
            <text:p>08/22/22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6.800000 59.240000,7.500000 58.590000,7.500000 57.410000,4.100000 58.870000,6.800000 59.24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8-21" calcext:value-type="date">
            <text:p>08/2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8-19" calcext:value-type="date">
            <text:p>08/1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8-06" calcext:value-type="date">
            <text:p>08/0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8-01" calcext:value-type="date">
            <text:p>08/0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27" calcext:value-type="date">
            <text:p>07/2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25" calcext:value-type="date">
            <text:p>07/2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25" calcext:value-type="date">
            <text:p>07/2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16" calcext:value-type="date">
            <text:p>07/1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16" calcext:value-type="date">
            <text:p>07/1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10" calcext:value-type="date">
            <text:p>07/10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10" calcext:value-type="date">
            <text:p>07/10/22</text:p>
          </table:table-cell>
          <table:table-cell table:style-name="ce5" table:number-columns-repeated="2"/>
          <table:table-cell table:style-name="ce6" office:value-type="string" calcext:value-type="string">
            <text:p>FRANCE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10" calcext:value-type="date">
            <text:p>07/10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7-03" calcext:value-type="date">
            <text:p>07/0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30" calcext:value-type="date">
            <text:p>06/30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18" calcext:value-type="date">
            <text:p>06/18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15" calcext:value-type="date">
            <text:p>06/1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14" calcext:value-type="date">
            <text:p>06/14/22</text:p>
          </table:table-cell>
          <table:table-cell table:style-name="ce5" table:number-columns-repeated="2"/>
          <table:table-cell table:style-name="ce6" office:value-type="string" calcext:value-type="string">
            <text:p>COSTA RICA</text:p>
          </table:table-cell>
          <table:table-cell office:value-type="string" calcext:value-type="string">
            <text:p>POLYGON((-85.903130 10.880174,-85.962868 10.881522,-85.969005 10.841736,-85.892830 10.834318,-85.903130 10.880174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11" calcext:value-type="date">
            <text:p>06/1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11" calcext:value-type="date">
            <text:p>06/1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09" calcext:value-type="date">
            <text:p>06/0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04" calcext:value-type="date">
            <text:p>06/0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03" calcext:value-type="date">
            <text:p>06/0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6-02" calcext:value-type="date">
            <text:p>06/02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5-29" calcext:value-type="date">
            <text:p>05/2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5-28" calcext:value-type="date">
            <text:p>05/28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5-24" calcext:value-type="date">
            <text:p>05/2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5-16" calcext:value-type="date">
            <text:p>05/1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5-15" calcext:value-type="date">
            <text:p>05/15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5-14" calcext:value-type="date">
            <text:p>05/1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5-04" calcext:value-type="date">
            <text:p>05/0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4-27" calcext:value-type="date">
            <text:p>04/2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4-23" calcext:value-type="date">
            <text:p>04/2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4-23" calcext:value-type="date">
            <text:p>04/2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4-08" calcext:value-type="date">
            <text:p>04/08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4-05" calcext:value-type="date">
            <text:p>04/0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4-01" calcext:value-type="date">
            <text:p>04/0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29" calcext:value-type="date">
            <text:p>03/2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27" calcext:value-type="date">
            <text:p>03/2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24" calcext:value-type="date">
            <text:p>03/2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16" calcext:value-type="date">
            <text:p>03/1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14" calcext:value-type="date">
            <text:p>03/14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13" calcext:value-type="date">
            <text:p>03/1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13" calcext:value-type="date">
            <text:p>03/1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13" calcext:value-type="date">
            <text:p>03/13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3-01" calcext:value-type="date">
            <text:p>03/01/22</text:p>
          </table:table-cell>
          <table:table-cell table:style-name="ce5" table:number-columns-repeated="2"/>
          <table:table-cell table:style-name="ce6" office:value-type="string" calcext:value-type="string">
            <text:p>SOUTH AFRICA</text:p>
          </table:table-cell>
          <table:table-cell office:value-type="string" calcext:value-type="string">
            <text:p>POLYGON((16.520000 -28.560000,19.630000 -33.490000,16.660000 -34.390000,14.300000 -29.820000,16.520000 -28.5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2-19" calcext:value-type="date">
            <text:p>02/1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2-07" calcext:value-type="date">
            <text:p>02/07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2-07" calcext:value-type="date">
            <text:p>02/07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2-07" calcext:value-type="date">
            <text:p>02/07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31" calcext:value-type="date">
            <text:p>01/3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27" calcext:value-type="date">
            <text:p>01/27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26" calcext:value-type="date">
            <text:p>01/2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25" calcext:value-type="date">
            <text:p>01/2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20" calcext:value-type="date">
            <text:p>01/20/22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19" calcext:value-type="date">
            <text:p>01/19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06" calcext:value-type="date">
            <text:p>01/0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06" calcext:value-type="date">
            <text:p>01/06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05" calcext:value-type="date">
            <text:p>01/0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05" calcext:value-type="date">
            <text:p>01/0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05" calcext:value-type="date">
            <text:p>01/05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2-01-01" calcext:value-type="date">
            <text:p>01/01/22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2-31" calcext:value-type="date">
            <text:p>12/3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2-29" calcext:value-type="date">
            <text:p>12/29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2-21" calcext:value-type="date">
            <text:p>12/2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2-06" calcext:value-type="date">
            <text:p>12/06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2-05" calcext:value-type="date">
            <text:p>12/05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2-04" calcext:value-type="date">
            <text:p>12/04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1-30" calcext:value-type="date">
            <text:p>11/30/21</text:p>
          </table:table-cell>
          <table:table-cell table:style-name="ce5" table:number-columns-repeated="2"/>
          <table:table-cell table:style-name="ce6" office:value-type="string" calcext:value-type="string">
            <text:p>TANZANIA</text:p>
          </table:table-cell>
          <table:table-cell office:value-type="string" calcext:value-type="string">
            <text:p>POLYGON((38.160506 -4.554145,39.637646 -10.674915,42.031338 -10.098577,40.695179 -4.680793,38.160506 -4.554145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1-27" calcext:value-type="date">
            <text:p>11/2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1-11" calcext:value-type="date">
            <text:p>11/1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1-08" calcext:value-type="date">
            <text:p>11/08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1-07" calcext:value-type="date">
            <text:p>11/0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1-01" calcext:value-type="date">
            <text:p>11/0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24" calcext:value-type="date">
            <text:p>10/24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22" calcext:value-type="date">
            <text:p>10/22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21" calcext:value-type="date">
            <text:p>10/2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14" calcext:value-type="date">
            <text:p>10/14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13" calcext:value-type="date">
            <text:p>10/1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11" calcext:value-type="date">
            <text:p>10/1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10" calcext:value-type="date">
            <text:p>10/1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10" calcext:value-type="date">
            <text:p>10/1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10" calcext:value-type="date">
            <text:p>10/1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10" calcext:value-type="date">
            <text:p>10/1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10-03" calcext:value-type="date">
            <text:p>10/0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21" calcext:value-type="date">
            <text:p>09/2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20" calcext:value-type="date">
            <text:p>09/2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18" calcext:value-type="date">
            <text:p>09/18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18" calcext:value-type="date">
            <text:p>09/18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13" calcext:value-type="date">
            <text:p>09/1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07" calcext:value-type="date">
            <text:p>09/0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05" calcext:value-type="date">
            <text:p>09/05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9-01" calcext:value-type="date">
            <text:p>09/0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8-28" calcext:value-type="date">
            <text:p>08/28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8-25" calcext:value-type="date">
            <text:p>08/25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8-16" calcext:value-type="date">
            <text:p>08/16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8-16" calcext:value-type="date">
            <text:p>08/16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8-07" calcext:value-type="date">
            <text:p>08/0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8-07" calcext:value-type="date">
            <text:p>08/0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8-06" calcext:value-type="date">
            <text:p>08/06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7-10" calcext:value-type="date">
            <text:p>07/1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7-03" calcext:value-type="date">
            <text:p>07/0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6-07" calcext:value-type="date">
            <text:p>06/0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6-05" calcext:value-type="date">
            <text:p>06/05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6-05" calcext:value-type="date">
            <text:p>06/05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29" calcext:value-type="date">
            <text:p>05/29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28" calcext:value-type="date">
            <text:p>05/28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27" calcext:value-type="date">
            <text:p>05/2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15" calcext:value-type="date">
            <text:p>05/15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11" calcext:value-type="date">
            <text:p>05/1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10" calcext:value-type="date">
            <text:p>05/1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04" calcext:value-type="date">
            <text:p>05/04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03" calcext:value-type="date">
            <text:p>05/0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5-01" calcext:value-type="date">
            <text:p>05/0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4-29" calcext:value-type="date">
            <text:p>04/29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4-28" calcext:value-type="date">
            <text:p>04/28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4-14" calcext:value-type="date">
            <text:p>04/14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4-13" calcext:value-type="date">
            <text:p>04/1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4-11" calcext:value-type="date">
            <text:p>04/1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4-04" calcext:value-type="date">
            <text:p>04/04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3-30" calcext:value-type="date">
            <text:p>03/3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3-30" calcext:value-type="date">
            <text:p>03/30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3-18" calcext:value-type="date">
            <text:p>03/18/21</text:p>
          </table:table-cell>
          <table:table-cell table:style-name="ce5" table:number-columns-repeated="2"/>
          <table:table-cell table:style-name="ce6" office:value-type="string" calcext:value-type="string">
            <text:p>MADAGASCAR</text:p>
          </table:table-cell>
          <table:table-cell office:value-type="string" calcext:value-type="string">
            <text:p>POLYGON((49.720000 -11.410000,51.000000 -15.370000,47.150000 -26.600000,41.750000 -25.000000,43.930000 -15.800000,49.720000 -11.4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3-06" calcext:value-type="date">
            <text:p>03/06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7" calcext:value-type="date">
            <text:p>02/2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6" calcext:value-type="date">
            <text:p>02/26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5" calcext:value-type="date">
            <text:p>02/25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4" calcext:value-type="date">
            <text:p>02/24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22" calcext:value-type="date">
            <text:p>02/22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17" calcext:value-type="date">
            <text:p>02/1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12" calcext:value-type="date">
            <text:p>02/12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12" calcext:value-type="date">
            <text:p>02/12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794920 15.554250,119.948730 15.543670,120.278320 14.780190,120.080570 14.610160,119.794920 15.554250,119.794920 15.5542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8" calcext:value-type="date">
            <text:p>02/0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7" calcext:value-type="date">
            <text:p>02/0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7" calcext:value-type="date">
            <text:p>02/0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2-01" calcext:value-type="date">
            <text:p>02/0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8" calcext:value-type="date">
            <text:p>01/28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3" calcext:value-type="date">
            <text:p>01/2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21" calcext:value-type="date">
            <text:p>01/2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7" calcext:value-type="date">
            <text:p>01/17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6" calcext:value-type="date">
            <text:p>01/16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3" calcext:value-type="date">
            <text:p>01/13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12" calcext:value-type="date">
            <text:p>01/12/21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1-01-01" calcext:value-type="date">
            <text:p>01/01/21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6" calcext:value-type="date">
            <text:p>12/26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22" calcext:value-type="date">
            <text:p>12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4" calcext:value-type="date">
            <text:p>12/14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3" calcext:value-type="date">
            <text:p>12/1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11" calcext:value-type="date">
            <text:p>12/1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08" calcext:value-type="date">
            <text:p>12/0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03" calcext:value-type="date">
            <text:p>12/0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03" calcext:value-type="date">
            <text:p>12/0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2-03" calcext:value-type="date">
            <text:p>12/0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766480 12.926940,123.994450 13.052720,124.085080 12.865360,123.804930 12.798410,123.766480 12.926940,123.766480 12.92694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7" calcext:value-type="date">
            <text:p>11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20" calcext:value-type="date">
            <text:p>11/20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17" calcext:value-type="date">
            <text:p>11/1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14" calcext:value-type="date">
            <text:p>11/1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11" calcext:value-type="date">
            <text:p>11/11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9" calcext:value-type="date">
            <text:p>11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4" calcext:value-type="date">
            <text:p>11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4" calcext:value-type="date">
            <text:p>11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1-01" calcext:value-type="date">
            <text:p>11/01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30" calcext:value-type="date">
            <text:p>10/30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8" calcext:value-type="date">
            <text:p>10/2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2.343750 7.798080,123.782960 7.896030,123.936770 7.373360,122.332760 7.340670,122.343750 7.798080,122.343750 7.7980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6" calcext:value-type="date">
            <text:p>10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20" calcext:value-type="date">
            <text:p>10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794920 15.554250,119.948730 15.543670,120.278320 14.780190,120.080570 14.610160,119.794920 15.554250,119.794920 15.5542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9" calcext:value-type="date">
            <text:p>10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8" calcext:value-type="date">
            <text:p>10/1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6" calcext:value-type="date">
            <text:p>10/16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14" calcext:value-type="date">
            <text:p>10/1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6" calcext:value-type="date">
            <text:p>10/06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5" calcext:value-type="date">
            <text:p>10/0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10-02" calcext:value-type="date">
            <text:p>10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28" calcext:value-type="date">
            <text:p>09/2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28" calcext:value-type="date">
            <text:p>09/2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24" calcext:value-type="date">
            <text:p>09/24/20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53.050000 -26.900000,153.490000 -26.780000,153.710000 -28.310000,153.430000 -28.350000,153.050000 -26.90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20" calcext:value-type="date">
            <text:p>09/20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19" calcext:value-type="date">
            <text:p>09/1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7" calcext:value-type="date">
            <text:p>09/07/20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3" calcext:value-type="date">
            <text:p>09/0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9-02" calcext:value-type="date">
            <text:p>09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6" calcext:value-type="date">
            <text:p>08/2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5" calcext:value-type="date">
            <text:p>08/2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5" calcext:value-type="date">
            <text:p>08/2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5" calcext:value-type="date">
            <text:p>08/2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5" calcext:value-type="date">
            <text:p>08/2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5" calcext:value-type="date">
            <text:p>08/2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5" calcext:value-type="date">
            <text:p>08/2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25" calcext:value-type="date">
            <text:p>08/2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18" calcext:value-type="date">
            <text:p>08/18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08" calcext:value-type="date">
            <text:p>08/08/20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47.750000 -43.110000,147.720000 -43.100000,147.730000 -43.090000,147.750000 -43.1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04" calcext:value-type="date">
            <text:p>08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03" calcext:value-type="date">
            <text:p>08/0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8-02" calcext:value-type="date">
            <text:p>08/02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5" calcext:value-type="date">
            <text:p>07/25/20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37.680000 -34.810000,147.500000 -29.560000,144.840000 -32.460000,137.680000 -34.8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077090 9.009880,123.403930 9.207850,123.162230 9.600750,123.077090 9.009880,123.077090 9.0098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17" calcext:value-type="date">
            <text:p>07/1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15" calcext:value-type="date">
            <text:p>07/15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15" calcext:value-type="date">
            <text:p>07/15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12" calcext:value-type="date">
            <text:p>07/12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7-11" calcext:value-type="date">
            <text:p>07/11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6-25" calcext:value-type="date">
            <text:p>06/25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6-22" calcext:value-type="date">
            <text:p>06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6-22" calcext:value-type="date">
            <text:p>06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6-22" calcext:value-type="date">
            <text:p>06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6-22" calcext:value-type="date">
            <text:p>06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6-22" calcext:value-type="date">
            <text:p>06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28" calcext:value-type="date">
            <text:p>05/2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22" calcext:value-type="date">
            <text:p>05/22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21" calcext:value-type="date">
            <text:p>05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21" calcext:value-type="date">
            <text:p>05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21" calcext:value-type="date">
            <text:p>05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21" calcext:value-type="date">
            <text:p>05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19" calcext:value-type="date">
            <text:p>05/19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19" calcext:value-type="date">
            <text:p>05/19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13" calcext:value-type="date">
            <text:p>05/1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10" calcext:value-type="date">
            <text:p>05/10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10" calcext:value-type="date">
            <text:p>05/10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7" calcext:value-type="date">
            <text:p>05/0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7" calcext:value-type="date">
            <text:p>05/0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7" calcext:value-type="date">
            <text:p>05/0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7" calcext:value-type="date">
            <text:p>05/0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7" calcext:value-type="date">
            <text:p>05/0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4" calcext:value-type="date">
            <text:p>05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2" calcext:value-type="date">
            <text:p>05/02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1" calcext:value-type="date">
            <text:p>05/01/20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15.870000 -31.960000,115.870000 -32.030000,115.770000 -32.000000,115.870000 -31.9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5-01" calcext:value-type="date">
            <text:p>05/01/20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15.870000 -31.960000,115.870000 -32.030000,115.770000 -32.000000,115.870000 -31.9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7" calcext:value-type="date">
            <text:p>04/2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5" calcext:value-type="date">
            <text:p>04/25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4" calcext:value-type="date">
            <text:p>04/2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0" calcext:value-type="date">
            <text:p>04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0" calcext:value-type="date">
            <text:p>04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0" calcext:value-type="date">
            <text:p>04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0" calcext:value-type="date">
            <text:p>04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20" calcext:value-type="date">
            <text:p>04/20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18" calcext:value-type="date">
            <text:p>04/1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18" calcext:value-type="date">
            <text:p>04/1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12" calcext:value-type="date">
            <text:p>04/12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8" calcext:value-type="date">
            <text:p>04/0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5" calcext:value-type="date">
            <text:p>04/05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3" calcext:value-type="date">
            <text:p>04/0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2" calcext:value-type="date">
            <text:p>04/02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2" calcext:value-type="date">
            <text:p>04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2" calcext:value-type="date">
            <text:p>04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2" calcext:value-type="date">
            <text:p>04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2" calcext:value-type="date">
            <text:p>04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4-02" calcext:value-type="date">
            <text:p>04/0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7" calcext:value-type="date">
            <text:p>03/27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6" calcext:value-type="date">
            <text:p>03/26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6" calcext:value-type="date">
            <text:p>03/26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24" calcext:value-type="date">
            <text:p>03/2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9" calcext:value-type="date">
            <text:p>03/19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4" calcext:value-type="date">
            <text:p>03/1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3" calcext:value-type="date">
            <text:p>03/13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3" calcext:value-type="date">
            <text:p>03/13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3" calcext:value-type="date">
            <text:p>03/13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3" calcext:value-type="date">
            <text:p>03/13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3" calcext:value-type="date">
            <text:p>03/13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3" calcext:value-type="date">
            <text:p>03/13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13" calcext:value-type="date">
            <text:p>03/13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9" calcext:value-type="date">
            <text:p>03/09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7" calcext:value-type="date">
            <text:p>03/0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4" calcext:value-type="date">
            <text:p>03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4" calcext:value-type="date">
            <text:p>03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4" calcext:value-type="date">
            <text:p>03/0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3-01" calcext:value-type="date">
            <text:p>03/01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8" calcext:value-type="date">
            <text:p>02/2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4" calcext:value-type="date">
            <text:p>02/24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1" calcext:value-type="date">
            <text:p>02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1" calcext:value-type="date">
            <text:p>02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1" calcext:value-type="date">
            <text:p>02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1" calcext:value-type="date">
            <text:p>02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1" calcext:value-type="date">
            <text:p>02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1" calcext:value-type="date">
            <text:p>02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21" calcext:value-type="date">
            <text:p>02/21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17" calcext:value-type="date">
            <text:p>02/1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12" calcext:value-type="date">
            <text:p>02/12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6" calcext:value-type="date">
            <text:p>02/06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2-01" calcext:value-type="date">
            <text:p>02/01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7" calcext:value-type="date">
            <text:p>01/27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6" calcext:value-type="date">
            <text:p>01/26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5" calcext:value-type="date">
            <text:p>01/25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2" calcext:value-type="date">
            <text:p>01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2" calcext:value-type="date">
            <text:p>01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2" calcext:value-type="date">
            <text:p>01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2" calcext:value-type="date">
            <text:p>01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2" calcext:value-type="date">
            <text:p>01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2" calcext:value-type="date">
            <text:p>01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22" calcext:value-type="date">
            <text:p>01/22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9" calcext:value-type="date">
            <text:p>01/19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9" calcext:value-type="date">
            <text:p>01/19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9" calcext:value-type="date">
            <text:p>01/19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8" calcext:value-type="date">
            <text:p>01/1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8" calcext:value-type="date">
            <text:p>01/1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15" calcext:value-type="date">
            <text:p>01/15/20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08" calcext:value-type="date">
            <text:p>01/08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20-01-05" calcext:value-type="date">
            <text:p>01/05/20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7" calcext:value-type="date">
            <text:p>12/2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24" calcext:value-type="date">
            <text:p>12/2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9" calcext:value-type="date">
            <text:p>12/1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8" calcext:value-type="date">
            <text:p>12/1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6" calcext:value-type="date">
            <text:p>12/1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6" calcext:value-type="date">
            <text:p>12/1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3" calcext:value-type="date">
            <text:p>12/1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11" calcext:value-type="date">
            <text:p>12/1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7" calcext:value-type="date">
            <text:p>12/0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4" calcext:value-type="date">
            <text:p>12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3" calcext:value-type="date">
            <text:p>12/03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2-02" calcext:value-type="date">
            <text:p>12/02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8" calcext:value-type="date">
            <text:p>11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27" calcext:value-type="date">
            <text:p>11/27/19</text:p>
          </table:table-cell>
          <table:table-cell table:style-name="ce5" table:number-columns-repeated="2"/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2.710000 40.590000,23.820000 40.550000,24.390000 40.130000,23.180000 39.400000,22.470000 40.140000,22.710000 40.5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7" calcext:value-type="date">
            <text:p>11/1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7" calcext:value-type="date">
            <text:p>11/1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7" calcext:value-type="date">
            <text:p>11/1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6" calcext:value-type="date">
            <text:p>11/1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6" calcext:value-type="date">
            <text:p>11/1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15" calcext:value-type="date">
            <text:p>11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06" calcext:value-type="date">
            <text:p>11/0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1-02" calcext:value-type="date">
            <text:p>11/0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1" calcext:value-type="date">
            <text:p>10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0" calcext:value-type="date">
            <text:p>10/30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0" calcext:value-type="date">
            <text:p>10/30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0" calcext:value-type="date">
            <text:p>10/30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0" calcext:value-type="date">
            <text:p>10/30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0" calcext:value-type="date">
            <text:p>10/30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0" calcext:value-type="date">
            <text:p>10/30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30" calcext:value-type="date">
            <text:p>10/30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27" calcext:value-type="date">
            <text:p>10/2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25" calcext:value-type="date">
            <text:p>10/2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22" calcext:value-type="date">
            <text:p>10/2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21" calcext:value-type="date">
            <text:p>10/2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20" calcext:value-type="date">
            <text:p>10/2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5" calcext:value-type="date">
            <text:p>10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5" calcext:value-type="date">
            <text:p>10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5" calcext:value-type="date">
            <text:p>10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5" calcext:value-type="date">
            <text:p>10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5" calcext:value-type="date">
            <text:p>10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5" calcext:value-type="date">
            <text:p>10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5" calcext:value-type="date">
            <text:p>10/1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3" calcext:value-type="date">
            <text:p>10/1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2" calcext:value-type="date">
            <text:p>10/1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10" calcext:value-type="date">
            <text:p>10/1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07" calcext:value-type="date">
            <text:p>10/0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07" calcext:value-type="date">
            <text:p>10/0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10-05" calcext:value-type="date">
            <text:p>10/0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30" calcext:value-type="date">
            <text:p>09/3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30" calcext:value-type="date">
            <text:p>09/3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8" calcext:value-type="date">
            <text:p>09/2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4" calcext:value-type="date">
            <text:p>09/2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4" calcext:value-type="date">
            <text:p>09/2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21" calcext:value-type="date">
            <text:p>09/2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18" calcext:value-type="date">
            <text:p>09/1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17" calcext:value-type="date">
            <text:p>09/1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14" calcext:value-type="date">
            <text:p>09/1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14" calcext:value-type="date">
            <text:p>09/1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14" calcext:value-type="date">
            <text:p>09/1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12" calcext:value-type="date">
            <text:p>09/1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9" calcext:value-type="date">
            <text:p>09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8" calcext:value-type="date">
            <text:p>09/0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6" calcext:value-type="date">
            <text:p>09/0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6" calcext:value-type="date">
            <text:p>09/0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9-01" calcext:value-type="date">
            <text:p>09/0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9" calcext:value-type="date">
            <text:p>08/2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6" calcext:value-type="date">
            <text:p>08/2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4" calcext:value-type="date">
            <text:p>08/2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20" calcext:value-type="date">
            <text:p>08/2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13" calcext:value-type="date">
            <text:p>08/1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11" calcext:value-type="date">
            <text:p>08/1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10" calcext:value-type="date">
            <text:p>08/1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9" calcext:value-type="date">
            <text:p>08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8-02" calcext:value-type="date">
            <text:p>08/0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9" calcext:value-type="date">
            <text:p>07/2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4" calcext:value-type="date">
            <text:p>07/2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0" calcext:value-type="date">
            <text:p>07/2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20" calcext:value-type="date">
            <text:p>07/2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19" calcext:value-type="date">
            <text:p>07/1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15" calcext:value-type="date">
            <text:p>07/1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15" calcext:value-type="date">
            <text:p>07/1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7-05" calcext:value-type="date">
            <text:p>07/0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8" calcext:value-type="date">
            <text:p>06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8" calcext:value-type="date">
            <text:p>06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8" calcext:value-type="date">
            <text:p>06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8" calcext:value-type="date">
            <text:p>06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8" calcext:value-type="date">
            <text:p>06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6" calcext:value-type="date">
            <text:p>06/2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3" calcext:value-type="date">
            <text:p>06/2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3" calcext:value-type="date">
            <text:p>06/2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3" calcext:value-type="date">
            <text:p>06/2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20" calcext:value-type="date">
            <text:p>06/2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16" calcext:value-type="date">
            <text:p>06/1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12" calcext:value-type="date">
            <text:p>06/1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11" calcext:value-type="date">
            <text:p>06/1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11" calcext:value-type="date">
            <text:p>06/1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11" calcext:value-type="date">
            <text:p>06/1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11" calcext:value-type="date">
            <text:p>06/1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6-11" calcext:value-type="date">
            <text:p>06/1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19" calcext:value-type="date">
            <text:p>05/1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19" calcext:value-type="date">
            <text:p>05/1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18" calcext:value-type="date">
            <text:p>05/1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18" calcext:value-type="date">
            <text:p>05/1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09" calcext:value-type="date">
            <text:p>05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09" calcext:value-type="date">
            <text:p>05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09" calcext:value-type="date">
            <text:p>05/09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08" calcext:value-type="date">
            <text:p>05/08/19</text:p>
          </table:table-cell>
          <table:table-cell table:style-name="ce5" table:number-columns-repeated="2"/>
          <table:table-cell table:style-name="ce6" office:value-type="string" calcext:value-type="string">
            <text:p>MADAGASCAR</text:p>
          </table:table-cell>
          <table:table-cell office:value-type="string" calcext:value-type="string">
            <text:p>POLYGON((49.720000 -11.410000,51.000000 -15.370000,47.150000 -26.600000,41.750000 -25.000000,43.930000 -15.800000,49.720000 -11.4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5-03" calcext:value-type="date">
            <text:p>05/0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29" calcext:value-type="date">
            <text:p>04/2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29" calcext:value-type="date">
            <text:p>04/2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28" calcext:value-type="date">
            <text:p>04/2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24" calcext:value-type="date">
            <text:p>04/2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18" calcext:value-type="date">
            <text:p>04/1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17" calcext:value-type="date">
            <text:p>04/1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13" calcext:value-type="date">
            <text:p>04/1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12" calcext:value-type="date">
            <text:p>04/1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10" calcext:value-type="date">
            <text:p>04/1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9" calcext:value-type="date">
            <text:p>04/0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8" calcext:value-type="date">
            <text:p>04/0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8" calcext:value-type="date">
            <text:p>04/0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5" calcext:value-type="date">
            <text:p>04/0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4" calcext:value-type="date">
            <text:p>04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4" calcext:value-type="date">
            <text:p>04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4" calcext:value-type="date">
            <text:p>04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4" calcext:value-type="date">
            <text:p>04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4-04" calcext:value-type="date">
            <text:p>04/0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106570 6.915520,126.243900 6.991860,126.386720 6.779170,126.249390 6.680980,126.106570 6.915520,126.106570 6.9155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31" calcext:value-type="date">
            <text:p>03/3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9" calcext:value-type="date">
            <text:p>03/2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6" calcext:value-type="date">
            <text:p>03/2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6" calcext:value-type="date">
            <text:p>03/2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6" calcext:value-type="date">
            <text:p>03/2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5" calcext:value-type="date">
            <text:p>03/2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5" calcext:value-type="date">
            <text:p>03/2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5" calcext:value-type="date">
            <text:p>03/2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5" calcext:value-type="date">
            <text:p>03/2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5" calcext:value-type="date">
            <text:p>03/2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4" calcext:value-type="date">
            <text:p>03/24/19</text:p>
          </table:table-cell>
          <table:table-cell table:style-name="ce5" table:number-columns-repeated="2"/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2.710000 40.590000,23.820000 40.550000,24.390000 40.130000,23.180000 39.400000,22.470000 40.140000,22.710000 40.5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22" calcext:value-type="date">
            <text:p>03/2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19" calcext:value-type="date">
            <text:p>03/1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18" calcext:value-type="date">
            <text:p>03/1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15" calcext:value-type="date">
            <text:p>03/1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15" calcext:value-type="date">
            <text:p>03/1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12" calcext:value-type="date">
            <text:p>03/1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07" calcext:value-type="date">
            <text:p>03/0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05" calcext:value-type="date">
            <text:p>03/0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05" calcext:value-type="date">
            <text:p>03/0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05" calcext:value-type="date">
            <text:p>03/0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05" calcext:value-type="date">
            <text:p>03/05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04" calcext:value-type="date">
            <text:p>03/0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3-01" calcext:value-type="date">
            <text:p>03/0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7" calcext:value-type="date">
            <text:p>02/2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6" calcext:value-type="date">
            <text:p>02/26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4" calcext:value-type="date">
            <text:p>02/2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22" calcext:value-type="date">
            <text:p>02/2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17" calcext:value-type="date">
            <text:p>02/1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10" calcext:value-type="date">
            <text:p>02/1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7" calcext:value-type="date">
            <text:p>02/0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7" calcext:value-type="date">
            <text:p>02/0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7" calcext:value-type="date">
            <text:p>02/0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7" calcext:value-type="date">
            <text:p>02/0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7" calcext:value-type="date">
            <text:p>02/07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4" calcext:value-type="date">
            <text:p>02/0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4" calcext:value-type="date">
            <text:p>02/04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2-01" calcext:value-type="date">
            <text:p>02/0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1" calcext:value-type="date">
            <text:p>01/31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30" calcext:value-type="date">
            <text:p>01/30/19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37.680000 -34.810000,147.500000 -29.560000,144.840000 -32.460000,137.680000 -34.8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8" calcext:value-type="date">
            <text:p>01/18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8" calcext:value-type="date">
            <text:p>01/18/19</text:p>
          </table:table-cell>
          <table:table-cell table:style-name="ce5" table:number-columns-repeated="2"/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2.710000 40.590000,23.820000 40.550000,24.390000 40.130000,23.180000 39.400000,22.470000 40.140000,22.710000 40.5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7" calcext:value-type="date">
            <text:p>01/17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5" calcext:value-type="date">
            <text:p>01/15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4" calcext:value-type="date">
            <text:p>01/1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4" calcext:value-type="date">
            <text:p>01/1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4" calcext:value-type="date">
            <text:p>01/1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4" calcext:value-type="date">
            <text:p>01/1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4" calcext:value-type="date">
            <text:p>01/1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4" calcext:value-type="date">
            <text:p>01/1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4" calcext:value-type="date">
            <text:p>01/14/19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10" calcext:value-type="date">
            <text:p>01/10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09" calcext:value-type="date">
            <text:p>01/09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03" calcext:value-type="date">
            <text:p>01/0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03" calcext:value-type="date">
            <text:p>01/03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02" calcext:value-type="date">
            <text:p>01/02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9-01-01" calcext:value-type="date">
            <text:p>01/01/19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30" calcext:value-type="date">
            <text:p>12/3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8" calcext:value-type="date">
            <text:p>12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0" calcext:value-type="date">
            <text:p>12/2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20" calcext:value-type="date">
            <text:p>12/2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08" calcext:value-type="date">
            <text:p>12/0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08" calcext:value-type="date">
            <text:p>12/0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06" calcext:value-type="date">
            <text:p>12/0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04" calcext:value-type="date">
            <text:p>12/0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01" calcext:value-type="date">
            <text:p>12/0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2-01" calcext:value-type="date">
            <text:p>12/0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30" calcext:value-type="date">
            <text:p>11/30/18</text:p>
          </table:table-cell>
          <table:table-cell table:style-name="ce5" table:number-columns-repeated="2"/>
          <table:table-cell table:style-name="ce6" office:value-type="string" calcext:value-type="string">
            <text:p>MADAGASCAR</text:p>
          </table:table-cell>
          <table:table-cell office:value-type="string" calcext:value-type="string">
            <text:p>POLYGON((49.720000 -11.410000,51.000000 -15.370000,47.150000 -26.600000,41.750000 -25.000000,43.930000 -15.800000,49.720000 -11.4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7" calcext:value-type="date">
            <text:p>11/2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7" calcext:value-type="date">
            <text:p>11/2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5" calcext:value-type="date">
            <text:p>11/2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5" calcext:value-type="date">
            <text:p>11/2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23" calcext:value-type="date">
            <text:p>11/2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14" calcext:value-type="date">
            <text:p>11/1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12" calcext:value-type="date">
            <text:p>11/1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11" calcext:value-type="date">
            <text:p>11/1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11" calcext:value-type="date">
            <text:p>11/1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9" calcext:value-type="date">
            <text:p>11/09/18</text:p>
          </table:table-cell>
          <table:table-cell table:style-name="ce5" table:number-columns-repeated="2"/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2.710000 40.590000,23.820000 40.550000,24.390000 40.130000,23.180000 39.400000,22.470000 40.140000,22.710000 40.5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8" calcext:value-type="date">
            <text:p>11/0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8" calcext:value-type="date">
            <text:p>11/0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8" calcext:value-type="date">
            <text:p>11/0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8" calcext:value-type="date">
            <text:p>11/0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8" calcext:value-type="date">
            <text:p>11/0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8" calcext:value-type="date">
            <text:p>11/0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7" calcext:value-type="date">
            <text:p>11/0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6" calcext:value-type="date">
            <text:p>11/0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5" calcext:value-type="date">
            <text:p>11/0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3" calcext:value-type="date">
            <text:p>11/03/18</text:p>
          </table:table-cell>
          <table:table-cell table:style-name="ce5" table:number-columns-repeated="2"/>
          <table:table-cell table:style-name="ce6" office:value-type="string" calcext:value-type="string">
            <text:p>COSTA RICA</text:p>
          </table:table-cell>
          <table:table-cell office:value-type="string" calcext:value-type="string">
            <text:p>POLYGON((-85.743141 10.967820,-85.754814 11.008938,-85.804253 10.958382,-85.725975 10.940855,-85.743141 10.96782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3" calcext:value-type="date">
            <text:p>11/0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1-01" calcext:value-type="date">
            <text:p>11/0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29" calcext:value-type="date">
            <text:p>10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29" calcext:value-type="date">
            <text:p>10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29" calcext:value-type="date">
            <text:p>10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29" calcext:value-type="date">
            <text:p>10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29" calcext:value-type="date">
            <text:p>10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7" calcext:value-type="date">
            <text:p>10/1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6" calcext:value-type="date">
            <text:p>10/1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4" calcext:value-type="date">
            <text:p>10/1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3" calcext:value-type="date">
            <text:p>10/1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2" calcext:value-type="date">
            <text:p>10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2" calcext:value-type="date">
            <text:p>10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2" calcext:value-type="date">
            <text:p>10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2" calcext:value-type="date">
            <text:p>10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2" calcext:value-type="date">
            <text:p>10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11" calcext:value-type="date">
            <text:p>10/1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07" calcext:value-type="date">
            <text:p>10/0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10-01" calcext:value-type="date">
            <text:p>10/0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9" calcext:value-type="date">
            <text:p>09/29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5" calcext:value-type="date">
            <text:p>09/2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5" calcext:value-type="date">
            <text:p>09/2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5" calcext:value-type="date">
            <text:p>09/2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5" calcext:value-type="date">
            <text:p>09/2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5" calcext:value-type="date">
            <text:p>09/2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5" calcext:value-type="date">
            <text:p>09/2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2" calcext:value-type="date">
            <text:p>09/2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1" calcext:value-type="date">
            <text:p>09/2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1" calcext:value-type="date">
            <text:p>09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1" calcext:value-type="date">
            <text:p>09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1" calcext:value-type="date">
            <text:p>09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1" calcext:value-type="date">
            <text:p>09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1" calcext:value-type="date">
            <text:p>09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21" calcext:value-type="date">
            <text:p>09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17" calcext:value-type="date">
            <text:p>09/17/18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7.010000 63.660000,4.100000 62.960000,7.400000 62.040000,8.900000 62.880000,7.010000 63.6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16" calcext:value-type="date">
            <text:p>09/1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14" calcext:value-type="date">
            <text:p>09/1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12" calcext:value-type="date">
            <text:p>09/1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12" calcext:value-type="date">
            <text:p>09/1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07" calcext:value-type="date">
            <text:p>09/07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07" calcext:value-type="date">
            <text:p>09/07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07" calcext:value-type="date">
            <text:p>09/07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07" calcext:value-type="date">
            <text:p>09/07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07" calcext:value-type="date">
            <text:p>09/07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07" calcext:value-type="date">
            <text:p>09/07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9-03" calcext:value-type="date">
            <text:p>09/0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30" calcext:value-type="date">
            <text:p>08/3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9" calcext:value-type="date">
            <text:p>08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9" calcext:value-type="date">
            <text:p>08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9" calcext:value-type="date">
            <text:p>08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9" calcext:value-type="date">
            <text:p>08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9" calcext:value-type="date">
            <text:p>08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9" calcext:value-type="date">
            <text:p>08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8" calcext:value-type="date">
            <text:p>08/2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3" calcext:value-type="date">
            <text:p>08/2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2" calcext:value-type="date">
            <text:p>08/2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21" calcext:value-type="date">
            <text:p>08/2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9" calcext:value-type="date">
            <text:p>08/19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5" calcext:value-type="date">
            <text:p>08/1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4" calcext:value-type="date">
            <text:p>08/1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0" calcext:value-type="date">
            <text:p>08/1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0" calcext:value-type="date">
            <text:p>08/1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0" calcext:value-type="date">
            <text:p>08/1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0" calcext:value-type="date">
            <text:p>08/1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0" calcext:value-type="date">
            <text:p>08/1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10" calcext:value-type="date">
            <text:p>08/1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09" calcext:value-type="date">
            <text:p>08/09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02" calcext:value-type="date">
            <text:p>08/0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8-01" calcext:value-type="date">
            <text:p>08/0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30" calcext:value-type="date">
            <text:p>07/3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8" calcext:value-type="date">
            <text:p>07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8" calcext:value-type="date">
            <text:p>07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8" calcext:value-type="date">
            <text:p>07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8" calcext:value-type="date">
            <text:p>07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8" calcext:value-type="date">
            <text:p>07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8" calcext:value-type="date">
            <text:p>07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8" calcext:value-type="date">
            <text:p>07/28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5" calcext:value-type="date">
            <text:p>07/2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20" calcext:value-type="date">
            <text:p>07/2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15" calcext:value-type="date">
            <text:p>07/1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13" calcext:value-type="date">
            <text:p>07/1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13" calcext:value-type="date">
            <text:p>07/1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13" calcext:value-type="date">
            <text:p>07/1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13" calcext:value-type="date">
            <text:p>07/1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13" calcext:value-type="date">
            <text:p>07/13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11" calcext:value-type="date">
            <text:p>07/1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7-04" calcext:value-type="date">
            <text:p>07/0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30" calcext:value-type="date">
            <text:p>06/3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20" calcext:value-type="date">
            <text:p>06/2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12" calcext:value-type="date">
            <text:p>06/1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5" calcext:value-type="date">
            <text:p>06/0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5" calcext:value-type="date">
            <text:p>06/0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5" calcext:value-type="date">
            <text:p>06/0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5" calcext:value-type="date">
            <text:p>06/0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5" calcext:value-type="date">
            <text:p>06/0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5" calcext:value-type="date">
            <text:p>06/0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4" calcext:value-type="date">
            <text:p>06/0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6-03" calcext:value-type="date">
            <text:p>06/0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7" calcext:value-type="date">
            <text:p>05/2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7" calcext:value-type="date">
            <text:p>05/2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6" calcext:value-type="date">
            <text:p>05/2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3" calcext:value-type="date">
            <text:p>05/2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2" calcext:value-type="date">
            <text:p>05/2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1" calcext:value-type="date">
            <text:p>05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1" calcext:value-type="date">
            <text:p>05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1" calcext:value-type="date">
            <text:p>05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1" calcext:value-type="date">
            <text:p>05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1" calcext:value-type="date">
            <text:p>05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1" calcext:value-type="date">
            <text:p>05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20" calcext:value-type="date">
            <text:p>05/2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8" calcext:value-type="date">
            <text:p>05/1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8" calcext:value-type="date">
            <text:p>05/1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8" calcext:value-type="date">
            <text:p>05/1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6" calcext:value-type="date">
            <text:p>05/1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6" calcext:value-type="date">
            <text:p>05/1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3" calcext:value-type="date">
            <text:p>05/1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3" calcext:value-type="date">
            <text:p>05/1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3" calcext:value-type="date">
            <text:p>05/1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3" calcext:value-type="date">
            <text:p>05/1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12" calcext:value-type="date">
            <text:p>05/1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8" calcext:value-type="date">
            <text:p>05/0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7" calcext:value-type="date">
            <text:p>05/0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6" calcext:value-type="date">
            <text:p>05/0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4" calcext:value-type="date">
            <text:p>05/0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4" calcext:value-type="date">
            <text:p>05/0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2" calcext:value-type="date">
            <text:p>05/0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2" calcext:value-type="date">
            <text:p>05/0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2" calcext:value-type="date">
            <text:p>05/0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2" calcext:value-type="date">
            <text:p>05/0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2" calcext:value-type="date">
            <text:p>05/0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5-02" calcext:value-type="date">
            <text:p>05/0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26" calcext:value-type="date">
            <text:p>04/2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7" calcext:value-type="date">
            <text:p>04/1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2.710000 40.590000,23.820000 40.550000,24.390000 40.130000,23.180000 39.400000,22.470000 40.140000,22.710000 40.5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6" calcext:value-type="date">
            <text:p>04/1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5" calcext:value-type="date">
            <text:p>04/1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4" calcext:value-type="date">
            <text:p>04/14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12" calcext:value-type="date">
            <text:p>04/1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06" calcext:value-type="date">
            <text:p>04/0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06" calcext:value-type="date">
            <text:p>04/0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06" calcext:value-type="date">
            <text:p>04/0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06" calcext:value-type="date">
            <text:p>04/0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06" calcext:value-type="date">
            <text:p>04/0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06" calcext:value-type="date">
            <text:p>04/0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4-06" calcext:value-type="date">
            <text:p>04/06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2" calcext:value-type="date">
            <text:p>03/2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2" calcext:value-type="date">
            <text:p>03/2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2" calcext:value-type="date">
            <text:p>03/2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2" calcext:value-type="date">
            <text:p>03/2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2" calcext:value-type="date">
            <text:p>03/2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2" calcext:value-type="date">
            <text:p>03/2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826900 9.671150,123.903810 9.622410,123.868100 9.592630,123.807680 9.646780,123.826900 9.671150,123.826900 9.67115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2" calcext:value-type="date">
            <text:p>03/2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1" calcext:value-type="date">
            <text:p>03/2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1" calcext:value-type="date">
            <text:p>03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1" calcext:value-type="date">
            <text:p>03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1" calcext:value-type="date">
            <text:p>03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1" calcext:value-type="date">
            <text:p>03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1" calcext:value-type="date">
            <text:p>03/2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0" calcext:value-type="date">
            <text:p>03/2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0" calcext:value-type="date">
            <text:p>03/2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0" calcext:value-type="date">
            <text:p>03/2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0" calcext:value-type="date">
            <text:p>03/2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0" calcext:value-type="date">
            <text:p>03/2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20" calcext:value-type="date">
            <text:p>03/2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19" calcext:value-type="date">
            <text:p>03/19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15" calcext:value-type="date">
            <text:p>03/1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07" calcext:value-type="date">
            <text:p>03/07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05" calcext:value-type="date">
            <text:p>03/05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03" calcext:value-type="date">
            <text:p>03/0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3-02" calcext:value-type="date">
            <text:p>03/0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19" calcext:value-type="date">
            <text:p>02/19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18" calcext:value-type="date">
            <text:p>02/1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17" calcext:value-type="date">
            <text:p>02/1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16" calcext:value-type="date">
            <text:p>02/1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15" calcext:value-type="date">
            <text:p>02/1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12" calcext:value-type="date">
            <text:p>02/1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08" calcext:value-type="date">
            <text:p>02/0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06" calcext:value-type="date">
            <text:p>02/06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01" calcext:value-type="date">
            <text:p>02/01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01" calcext:value-type="date">
            <text:p>02/0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2-01" calcext:value-type="date">
            <text:p>02/01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30" calcext:value-type="date">
            <text:p>01/3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30" calcext:value-type="date">
            <text:p>01/3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30" calcext:value-type="date">
            <text:p>01/3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30" calcext:value-type="date">
            <text:p>01/3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30" calcext:value-type="date">
            <text:p>01/3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30" calcext:value-type="date">
            <text:p>01/3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30" calcext:value-type="date">
            <text:p>01/30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9" calcext:value-type="date">
            <text:p>01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9" calcext:value-type="date">
            <text:p>01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9" calcext:value-type="date">
            <text:p>01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9" calcext:value-type="date">
            <text:p>01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9" calcext:value-type="date">
            <text:p>01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9" calcext:value-type="date">
            <text:p>01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9" calcext:value-type="date">
            <text:p>01/29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8" calcext:value-type="date">
            <text:p>01/2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8" calcext:value-type="date">
            <text:p>01/2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8" calcext:value-type="date">
            <text:p>01/2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8" calcext:value-type="date">
            <text:p>01/2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8" calcext:value-type="date">
            <text:p>01/28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7" calcext:value-type="date">
            <text:p>01/27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3" calcext:value-type="date">
            <text:p>01/23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2" calcext:value-type="date">
            <text:p>01/22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20" calcext:value-type="date">
            <text:p>01/20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9" calcext:value-type="date">
            <text:p>01/19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7" calcext:value-type="date">
            <text:p>01/17/18</text:p>
          </table:table-cell>
          <table:table-cell table:style-name="ce5" table:number-columns-repeated="2"/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87.813700 13.405700,-87.838400 13.437700,-87.863200 13.408300,-87.868700 13.389600,-87.871400 13.373600,-87.857700 13.346900,-87.841200 13.336200,-87.824700 13.325500,-87.802700 13.309400,-87.786300 13.296100,-87.791700 13.258700,-87.813700 13.405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7" calcext:value-type="date">
            <text:p>01/17/18</text:p>
          </table:table-cell>
          <table:table-cell table:style-name="ce5" table:number-columns-repeated="2"/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88.104400 13.172400,-88.008400 13.165100,-87.977800 13.161100,-87.969200 13.158400,-87.962000 13.158700,-87.950400 13.158400,-87.941100 13.161400,-87.927400 13.156700,-87.917100 13.158400,-87.911600 13.155400,-87.898500 13.156400,-88.104400 13.1724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5" calcext:value-type="date">
            <text:p>01/1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190670 11.092170,119.937740 10.509420,118.773190 9.568250,118.355710 10.055400,119.190670 11.092170,119.190670 11.0921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5" calcext:value-type="date">
            <text:p>01/1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3.173220 12.286330,123.634640 12.232650,123.612670 12.012460,123.134770 12.098410,123.173220 12.286330,123.173220 12.2863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5" calcext:value-type="date">
            <text:p>01/1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5" calcext:value-type="date">
            <text:p>01/1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5" calcext:value-type="date">
            <text:p>01/1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5" calcext:value-type="date">
            <text:p>01/15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0.558470 14.426700,120.558470 14.820030,121.014400 14.650030,120.695800 14.272370,120.558470 14.426700,120.558470 14.426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5.502320 11.296930,125.636900 11.329250,125.672610 11.199960,125.527040 11.173010,125.502320 11.296930,125.502320 11.296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491580 10.706490,125.134280 11.089470,124.573970 11.870040,124.101560 11.547310,124.491580 10.706490,124.491580 10.70649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12" calcext:value-type="date">
            <text:p>01/12/18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6.040650 8.695070,126.403200 8.803650,126.518550 8.189740,126.227420 8.135370,126.040650 8.695070,126.040650 8.69507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09" calcext:value-type="date">
            <text:p>01/09/18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8-01-08" calcext:value-type="date">
            <text:p>01/08/18</text:p>
          </table:table-cell>
          <table:table-cell table:style-name="ce5" table:number-columns-repeated="2"/>
          <table:table-cell table:style-name="ce6" office:value-type="string" calcext:value-type="string">
            <text:p>MADAGASCAR</text:p>
          </table:table-cell>
          <table:table-cell office:value-type="string" calcext:value-type="string">
            <text:p>POLYGON((49.720000 -11.410000,51.000000 -15.370000,47.150000 -26.600000,41.750000 -25.000000,43.930000 -15.800000,49.720000 -11.4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2-30" calcext:value-type="date">
            <text:p>12/3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2-17" calcext:value-type="date">
            <text:p>12/1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2-08" calcext:value-type="date">
            <text:p>12/08/17</text:p>
          </table:table-cell>
          <table:table-cell table:style-name="ce5" table:number-columns-repeated="2"/>
          <table:table-cell table:style-name="ce6" office:value-type="string" calcext:value-type="string">
            <text:p>MADAGASCAR</text:p>
          </table:table-cell>
          <table:table-cell office:value-type="string" calcext:value-type="string">
            <text:p>POLYGON((49.720000 -11.410000,51.000000 -15.370000,47.150000 -26.600000,41.750000 -25.000000,43.930000 -15.800000,49.720000 -11.41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2-01" calcext:value-type="date">
            <text:p>12/0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29" calcext:value-type="date">
            <text:p>11/2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27" calcext:value-type="date">
            <text:p>11/2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18" calcext:value-type="date">
            <text:p>11/18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13" calcext:value-type="date">
            <text:p>11/1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12" calcext:value-type="date">
            <text:p>11/1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11" calcext:value-type="date">
            <text:p>11/1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5" calcext:value-type="date">
            <text:p>11/0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5" calcext:value-type="date">
            <text:p>11/0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4" calcext:value-type="date">
            <text:p>11/0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4" calcext:value-type="date">
            <text:p>11/0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3" calcext:value-type="date">
            <text:p>11/03/17</text:p>
          </table:table-cell>
          <table:table-cell table:style-name="ce5" table:number-columns-repeated="2"/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88.180100 13.168500,-88.171500 12.601800,-88.580000 11.579600,-89.422200 9.973200,-89.886000 10.096000,-90.277700 10.243500,-89.730800 12.189700,-89.319200 13.486400,-89.286900 13.480400,-88.894200 13.284700,-88.882300 13.284700,-88.180100 13.1685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2" calcext:value-type="date">
            <text:p>11/0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1" calcext:value-type="date">
            <text:p>11/0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1-01" calcext:value-type="date">
            <text:p>11/0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30" calcext:value-type="date">
            <text:p>10/3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9" calcext:value-type="date">
            <text:p>10/2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6" calcext:value-type="date">
            <text:p>10/2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4" calcext:value-type="date">
            <text:p>10/2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4" calcext:value-type="date">
            <text:p>10/2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2" calcext:value-type="date">
            <text:p>10/2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2" calcext:value-type="date">
            <text:p>10/2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1" calcext:value-type="date">
            <text:p>10/2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1" calcext:value-type="date">
            <text:p>10/2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21" calcext:value-type="date">
            <text:p>10/2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03" calcext:value-type="date">
            <text:p>10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10-02" calcext:value-type="date">
            <text:p>10/0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30" calcext:value-type="date">
            <text:p>09/3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27" calcext:value-type="date">
            <text:p>09/2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27" calcext:value-type="date">
            <text:p>09/27/17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583033 45.496504,13.589219 45.487615,13.580191 45.484507,13.574005 45.493396,13.583033 45.496504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26" calcext:value-type="date">
            <text:p>09/2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25" calcext:value-type="date">
            <text:p>09/2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21" calcext:value-type="date">
            <text:p>09/21/17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596372 45.532234,13.594403 45.529108,13.590306 45.530383,13.592276 45.533509,13.596372 45.532234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8" calcext:value-type="date">
            <text:p>09/18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8" calcext:value-type="date">
            <text:p>09/18/17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8.900000 59.280000,10.500000 59.550000,10.600000 58.920000,10.100000 58.620000,8.900000 59.28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8" calcext:value-type="date">
            <text:p>09/18/17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7" calcext:value-type="date">
            <text:p>09/1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5" calcext:value-type="date">
            <text:p>09/1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3" calcext:value-type="date">
            <text:p>09/1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3" calcext:value-type="date">
            <text:p>09/1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3" calcext:value-type="date">
            <text:p>09/13/17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10" calcext:value-type="date">
            <text:p>09/1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06" calcext:value-type="date">
            <text:p>09/0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05" calcext:value-type="date">
            <text:p>09/0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03" calcext:value-type="date">
            <text:p>09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9-02" calcext:value-type="date">
            <text:p>09/0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8-28" calcext:value-type="date">
            <text:p>08/28/17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8-20" calcext:value-type="date">
            <text:p>08/2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8-18" calcext:value-type="date">
            <text:p>08/18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8-07" calcext:value-type="date">
            <text:p>08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8-06" calcext:value-type="date">
            <text:p>08/0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8-04" calcext:value-type="date">
            <text:p>08/0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19" calcext:value-type="date">
            <text:p>07/1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14" calcext:value-type="date">
            <text:p>07/1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14" calcext:value-type="date">
            <text:p>07/1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11" calcext:value-type="date">
            <text:p>07/1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08" calcext:value-type="date">
            <text:p>07/08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06" calcext:value-type="date">
            <text:p>07/06/17</text:p>
          </table:table-cell>
          <table:table-cell table:style-name="ce5" table:number-columns-repeated="2"/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90.277700 10.243500,-89.730800 12.189700,-89.319200 13.486400,-89.803400 13.525700,-90.175800 12.517000,-90.785500 10.595800,-90.828100 10.364200,-90.277700 10.2435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05" calcext:value-type="date">
            <text:p>07/0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03" calcext:value-type="date">
            <text:p>07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7-02" calcext:value-type="date">
            <text:p>07/02/17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6-29" calcext:value-type="date">
            <text:p>06/2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6-16" calcext:value-type="date">
            <text:p>06/1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6-13" calcext:value-type="date">
            <text:p>06/1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6-12" calcext:value-type="date">
            <text:p>06/1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6-09" calcext:value-type="date">
            <text:p>06/0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30" calcext:value-type="date">
            <text:p>05/3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23" calcext:value-type="date">
            <text:p>05/23/17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22" calcext:value-type="date">
            <text:p>05/2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22" calcext:value-type="date">
            <text:p>05/22/17</text:p>
          </table:table-cell>
          <table:table-cell table:style-name="ce5" table:number-columns-repeated="2"/>
          <table:table-cell table:style-name="ce6" office:value-type="string" calcext:value-type="string">
            <text:p>NORWAY</text:p>
          </table:table-cell>
          <table:table-cell office:value-type="string" calcext:value-type="string">
            <text:p>POLYGON((9.680000 64.960000,7.010000 63.660000,8.900000 62.880000,12.260000 64.080000,9.680000 64.9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16" calcext:value-type="date">
            <text:p>05/16/17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14" calcext:value-type="date">
            <text:p>05/1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09" calcext:value-type="date">
            <text:p>05/0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07" calcext:value-type="date">
            <text:p>05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07" calcext:value-type="date">
            <text:p>05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07" calcext:value-type="date">
            <text:p>05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5-02" calcext:value-type="date">
            <text:p>05/02/17</text:p>
          </table:table-cell>
          <table:table-cell table:style-name="ce5" table:number-columns-repeated="2"/>
          <table:table-cell table:style-name="ce6" office:value-type="string" calcext:value-type="string">
            <text:p>AUSTRALIA</text:p>
          </table:table-cell>
          <table:table-cell office:value-type="string" calcext:value-type="string">
            <text:p>POLYGON((138.470000 -34.690000,138.590000 -34.800000,138.510000 -34.810000,138.470000 -34.6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25" calcext:value-type="date">
            <text:p>04/2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24" calcext:value-type="date">
            <text:p>04/24/17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22" calcext:value-type="date">
            <text:p>04/2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19" calcext:value-type="date">
            <text:p>04/1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13" calcext:value-type="date">
            <text:p>04/13/17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12" calcext:value-type="date">
            <text:p>04/1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05" calcext:value-type="date">
            <text:p>04/0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03" calcext:value-type="date">
            <text:p>04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4-02" calcext:value-type="date">
            <text:p>04/0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20" calcext:value-type="date">
            <text:p>03/2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20" calcext:value-type="date">
            <text:p>03/20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14" calcext:value-type="date">
            <text:p>03/14/17</text:p>
          </table:table-cell>
          <table:table-cell table:style-name="ce5" table:number-columns-repeated="2"/>
          <table:table-cell table:style-name="ce6" office:value-type="string" calcext:value-type="string">
            <text:p>COLOMBIA</text:p>
          </table:table-cell>
          <table:table-cell office:value-type="string" calcext:value-type="string">
            <text:p>POLYGON((-73.352000 12.286000,-74.896000 11.404000,-74.880000 10.484000,-73.369000 11.269000,-73.352000 12.286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12" calcext:value-type="date">
            <text:p>03/1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12" calcext:value-type="date">
            <text:p>03/1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08" calcext:value-type="date">
            <text:p>03/08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07" calcext:value-type="date">
            <text:p>03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3-03" calcext:value-type="date">
            <text:p>03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26" calcext:value-type="date">
            <text:p>02/2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23" calcext:value-type="date">
            <text:p>02/23/17</text:p>
          </table:table-cell>
          <table:table-cell table:style-name="ce5" table:number-columns-repeated="2"/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2.710000 40.590000,23.820000 40.550000,24.390000 40.130000,23.180000 39.400000,22.470000 40.140000,22.710000 40.5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22" calcext:value-type="date">
            <text:p>02/22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19" calcext:value-type="date">
            <text:p>02/1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17" calcext:value-type="date">
            <text:p>02/1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15" calcext:value-type="date">
            <text:p>02/15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14" calcext:value-type="date">
            <text:p>02/14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2-01" calcext:value-type="date">
            <text:p>02/01/17</text:p>
          </table:table-cell>
          <table:table-cell table:style-name="ce5" table:number-columns-repeated="2"/>
          <table:table-cell table:style-name="ce6" office:value-type="string" calcext:value-type="string">
            <text:p>SOUTH AFRICA</text:p>
          </table:table-cell>
          <table:table-cell office:value-type="string" calcext:value-type="string">
            <text:p>POLYGON((16.520000 -28.560000,19.630000 -33.490000,16.660000 -34.390000,14.300000 -29.820000,16.520000 -28.5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31" calcext:value-type="date">
            <text:p>01/3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26" calcext:value-type="date">
            <text:p>01/2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21" calcext:value-type="date">
            <text:p>01/21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20" calcext:value-type="date">
            <text:p>01/20/17</text:p>
          </table:table-cell>
          <table:table-cell table:style-name="ce5" table:number-columns-repeated="2"/>
          <table:table-cell table:style-name="ce6" office:value-type="string" calcext:value-type="string">
            <text:p>COLOMBIA</text:p>
          </table:table-cell>
          <table:table-cell office:value-type="string" calcext:value-type="string">
            <text:p>POLYGON((-73.352000 12.286000,-74.896000 11.404000,-74.880000 10.484000,-73.369000 11.269000,-73.352000 12.286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19" calcext:value-type="date">
            <text:p>01/19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16" calcext:value-type="date">
            <text:p>01/16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07" calcext:value-type="date">
            <text:p>01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07" calcext:value-type="date">
            <text:p>01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07" calcext:value-type="date">
            <text:p>01/07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03" calcext:value-type="date">
            <text:p>01/03/17</text:p>
          </table:table-cell>
          <table:table-cell table:style-name="ce5" table:number-columns-repeated="2"/>
          <table:table-cell table:style-name="ce6" office:value-type="string" calcext:value-type="string">
            <text:p>FRANCE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03" calcext:value-type="date">
            <text:p>01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03" calcext:value-type="date">
            <text:p>01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7-01-03" calcext:value-type="date">
            <text:p>01/03/17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31" calcext:value-type="date">
            <text:p>12/3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31" calcext:value-type="date">
            <text:p>12/3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29" calcext:value-type="date">
            <text:p>12/2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28" calcext:value-type="date">
            <text:p>12/2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20" calcext:value-type="date">
            <text:p>12/2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11" calcext:value-type="date">
            <text:p>12/1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05" calcext:value-type="date">
            <text:p>12/0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05" calcext:value-type="date">
            <text:p>12/0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03" calcext:value-type="date">
            <text:p>12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01" calcext:value-type="date">
            <text:p>12/0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2-01" calcext:value-type="date">
            <text:p>12/0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1-29" calcext:value-type="date">
            <text:p>11/2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1-28" calcext:value-type="date">
            <text:p>11/2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1-15" calcext:value-type="date">
            <text:p>11/1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1-07" calcext:value-type="date">
            <text:p>11/0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1-03" calcext:value-type="date">
            <text:p>11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29" calcext:value-type="date">
            <text:p>10/2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28" calcext:value-type="date">
            <text:p>10/2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23" calcext:value-type="date">
            <text:p>10/2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22" calcext:value-type="date">
            <text:p>10/2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20" calcext:value-type="date">
            <text:p>10/2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9" calcext:value-type="date">
            <text:p>10/1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8" calcext:value-type="date">
            <text:p>10/1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8" calcext:value-type="date">
            <text:p>10/1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8" calcext:value-type="date">
            <text:p>10/1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7" calcext:value-type="date">
            <text:p>10/1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6" calcext:value-type="date">
            <text:p>10/1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6" calcext:value-type="date">
            <text:p>10/1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6" calcext:value-type="date">
            <text:p>10/1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13" calcext:value-type="date">
            <text:p>10/1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06" calcext:value-type="date">
            <text:p>10/0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03" calcext:value-type="date">
            <text:p>10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10-03" calcext:value-type="date">
            <text:p>10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30" calcext:value-type="date">
            <text:p>09/3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30" calcext:value-type="date">
            <text:p>09/3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28" calcext:value-type="date">
            <text:p>09/2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27" calcext:value-type="date">
            <text:p>09/2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26" calcext:value-type="date">
            <text:p>09/2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22" calcext:value-type="date">
            <text:p>09/2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17" calcext:value-type="date">
            <text:p>09/1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16" calcext:value-type="date">
            <text:p>09/16/16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583033 45.496504,13.589219 45.487615,13.580191 45.484507,13.574005 45.493396,13.583033 45.496504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15" calcext:value-type="date">
            <text:p>09/15/16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596372 45.532234,13.594403 45.529108,13.590306 45.530383,13.592276 45.533509,13.596372 45.532234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15" calcext:value-type="date">
            <text:p>09/15/16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14" calcext:value-type="date">
            <text:p>09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12" calcext:value-type="date">
            <text:p>09/1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11" calcext:value-type="date">
            <text:p>09/1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09" calcext:value-type="date">
            <text:p>09/0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09" calcext:value-type="date">
            <text:p>09/09/16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09" calcext:value-type="date">
            <text:p>09/09/16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596372 45.532234,13.594403 45.529108,13.590306 45.530383,13.592276 45.533509,13.596372 45.532234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06" calcext:value-type="date">
            <text:p>09/0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05" calcext:value-type="date">
            <text:p>09/0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9-02" calcext:value-type="date">
            <text:p>09/0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31" calcext:value-type="date">
            <text:p>08/31/16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596372 45.532234,13.594403 45.529108,13.590306 45.530383,13.592276 45.533509,13.596372 45.532234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31" calcext:value-type="date">
            <text:p>08/31/16</text:p>
          </table:table-cell>
          <table:table-cell table:style-name="ce5" table:number-columns-repeated="2"/>
          <table:table-cell table:style-name="ce6" office:value-type="string" calcext:value-type="string">
            <text:p>SLOVENIA</text:p>
          </table:table-cell>
          <table:table-cell office:value-type="string" calcext:value-type="string">
            <text:p>POLYGON((13.704113 45.602027,13.714137 45.598020,13.712869 45.596456,13.702844 45.600462,13.704113 45.602027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29" calcext:value-type="date">
            <text:p>08/2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29" calcext:value-type="date">
            <text:p>08/2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29" calcext:value-type="date">
            <text:p>08/2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27" calcext:value-type="date">
            <text:p>08/2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25" calcext:value-type="date">
            <text:p>08/2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22" calcext:value-type="date">
            <text:p>08/2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13" calcext:value-type="date">
            <text:p>08/1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05" calcext:value-type="date">
            <text:p>08/05/16</text:p>
          </table:table-cell>
          <table:table-cell table:style-name="ce5" table:number-columns-repeated="2"/>
          <table:table-cell table:style-name="ce6" office:value-type="string" calcext:value-type="string">
            <text:p>COLOMBIA</text:p>
          </table:table-cell>
          <table:table-cell office:value-type="string" calcext:value-type="string">
            <text:p>POLYGON((-73.352000 12.286000,-74.896000 11.404000,-74.880000 10.484000,-73.369000 11.269000,-73.352000 12.286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04" calcext:value-type="date">
            <text:p>08/0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03" calcext:value-type="date">
            <text:p>08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02" calcext:value-type="date">
            <text:p>08/0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8-01" calcext:value-type="date">
            <text:p>08/0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28" calcext:value-type="date">
            <text:p>07/2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21" calcext:value-type="date">
            <text:p>07/2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21" calcext:value-type="date">
            <text:p>07/21/16</text:p>
          </table:table-cell>
          <table:table-cell table:style-name="ce5" table:number-columns-repeated="2"/>
          <table:table-cell table:style-name="ce6" office:value-type="string" calcext:value-type="string">
            <text:p>COLOMBIA</text:p>
          </table:table-cell>
          <table:table-cell office:value-type="string" calcext:value-type="string">
            <text:p>POLYGON((-73.352000 12.286000,-74.896000 11.404000,-74.880000 10.484000,-73.369000 11.269000,-73.352000 12.286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18" calcext:value-type="date">
            <text:p>07/1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15" calcext:value-type="date">
            <text:p>07/1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11" calcext:value-type="date">
            <text:p>07/1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08" calcext:value-type="date">
            <text:p>07/0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08" calcext:value-type="date">
            <text:p>07/0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04" calcext:value-type="date">
            <text:p>07/0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7-04" calcext:value-type="date">
            <text:p>07/0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30" calcext:value-type="date">
            <text:p>06/3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30" calcext:value-type="date">
            <text:p>06/3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26" calcext:value-type="date">
            <text:p>06/2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25" calcext:value-type="date">
            <text:p>06/2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20" calcext:value-type="date">
            <text:p>06/2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20" calcext:value-type="date">
            <text:p>06/2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19" calcext:value-type="date">
            <text:p>06/1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18" calcext:value-type="date">
            <text:p>06/1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16" calcext:value-type="date">
            <text:p>06/1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14" calcext:value-type="date">
            <text:p>06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13" calcext:value-type="date">
            <text:p>06/1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11" calcext:value-type="date">
            <text:p>06/1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10" calcext:value-type="date">
            <text:p>06/10/16</text:p>
          </table:table-cell>
          <table:table-cell table:style-name="ce5" table:number-columns-repeated="2"/>
          <table:table-cell table:style-name="ce6" office:value-type="string" calcext:value-type="string">
            <text:p>COLOMBIA</text:p>
          </table:table-cell>
          <table:table-cell office:value-type="string" calcext:value-type="string">
            <text:p>POLYGON((-73.352000 12.286000,-74.896000 11.404000,-74.880000 10.484000,-73.369000 11.269000,-73.352000 12.286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09" calcext:value-type="date">
            <text:p>06/09/16</text:p>
          </table:table-cell>
          <table:table-cell table:style-name="ce5" table:number-columns-repeated="2"/>
          <table:table-cell table:style-name="ce6" office:value-type="string" calcext:value-type="string">
            <text:p>COLOMBIA</text:p>
          </table:table-cell>
          <table:table-cell office:value-type="string" calcext:value-type="string">
            <text:p>POLYGON((-73.352000 12.286000,-74.896000 11.404000,-74.880000 10.484000,-73.369000 11.269000,-73.352000 12.286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08" calcext:value-type="date">
            <text:p>06/0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06" calcext:value-type="date">
            <text:p>06/0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03" calcext:value-type="date">
            <text:p>06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03" calcext:value-type="date">
            <text:p>06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03" calcext:value-type="date">
            <text:p>06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6-02" calcext:value-type="date">
            <text:p>06/0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31" calcext:value-type="date">
            <text:p>05/3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31" calcext:value-type="date">
            <text:p>05/3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25" calcext:value-type="date">
            <text:p>05/25/16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19.874570 16.393930,119.918520 16.436090,120.064090 16.209400,120.009160 16.167200,119.891050 16.241050,119.874570 16.393930,119.874570 16.39393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23" calcext:value-type="date">
            <text:p>05/2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23" calcext:value-type="date">
            <text:p>05/2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18" calcext:value-type="date">
            <text:p>05/1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15" calcext:value-type="date">
            <text:p>05/1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14" calcext:value-type="date">
            <text:p>05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14" calcext:value-type="date">
            <text:p>05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11" calcext:value-type="date">
            <text:p>05/1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11" calcext:value-type="date">
            <text:p>05/1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10" calcext:value-type="date">
            <text:p>05/10/16</text:p>
          </table:table-cell>
          <table:table-cell table:style-name="ce5" table:number-columns-repeated="2"/>
          <table:table-cell table:style-name="ce6" office:value-type="string" calcext:value-type="string">
            <text:p>PHILIPPINES</text:p>
          </table:table-cell>
          <table:table-cell office:value-type="string" calcext:value-type="string">
            <text:p>POLYGON((124.288330 12.047380,124.573970 12.192390,125.101320 11.724860,125.194700 11.202650,124.969480 11.278080,124.288330 12.047380,124.288330 12.04738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06" calcext:value-type="date">
            <text:p>05/0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02" calcext:value-type="date">
            <text:p>05/0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5-01" calcext:value-type="date">
            <text:p>05/0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20" calcext:value-type="date">
            <text:p>04/20/16</text:p>
          </table:table-cell>
          <table:table-cell table:style-name="ce5" table:number-columns-repeated="2"/>
          <table:table-cell table:style-name="ce6" office:value-type="string" calcext:value-type="string">
            <text:p>GREECE</text:p>
          </table:table-cell>
          <table:table-cell office:value-type="string" calcext:value-type="string">
            <text:p>POLYGON((23.020000 39.590000,25.090000 37.770000,23.500000 37.060000,21.980000 38.590000,23.020000 39.59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19" calcext:value-type="date">
            <text:p>04/1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12" calcext:value-type="date">
            <text:p>04/1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10" calcext:value-type="date">
            <text:p>04/1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10" calcext:value-type="date">
            <text:p>04/1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10" calcext:value-type="date">
            <text:p>04/1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10" calcext:value-type="date">
            <text:p>04/1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09" calcext:value-type="date">
            <text:p>04/0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09" calcext:value-type="date">
            <text:p>04/0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08" calcext:value-type="date">
            <text:p>04/0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04" calcext:value-type="date">
            <text:p>04/0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4-04" calcext:value-type="date">
            <text:p>04/0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30" calcext:value-type="date">
            <text:p>03/3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27" calcext:value-type="date">
            <text:p>03/2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24" calcext:value-type="date">
            <text:p>03/2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24" calcext:value-type="date">
            <text:p>03/2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23" calcext:value-type="date">
            <text:p>03/2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20" calcext:value-type="date">
            <text:p>03/2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19" calcext:value-type="date">
            <text:p>03/19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15" calcext:value-type="date">
            <text:p>03/1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14" calcext:value-type="date">
            <text:p>03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13" calcext:value-type="date">
            <text:p>03/1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08" calcext:value-type="date">
            <text:p>03/08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06" calcext:value-type="date">
            <text:p>03/0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04" calcext:value-type="date">
            <text:p>03/0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03" calcext:value-type="date">
            <text:p>03/0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3-01" calcext:value-type="date">
            <text:p>03/01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24" calcext:value-type="date">
            <text:p>02/2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7" calcext:value-type="date">
            <text:p>02/1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7" calcext:value-type="date">
            <text:p>02/1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4" calcext:value-type="date">
            <text:p>02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4" calcext:value-type="date">
            <text:p>02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6.022000 -23.360000,-134.769000 -22.573000,-133.445000 -23.312000,-134.604000 -24.217000,-136.022000 -23.360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4" calcext:value-type="date">
            <text:p>02/1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3" calcext:value-type="date">
            <text:p>02/1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54.468000 -23.483000,-152.161000 -21.043000,-145.701000 -23.584000,-142.603000 -28.208000,-144.712000 -28.556000,-150.095000 -24.567000,-154.468000 -23.483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2" calcext:value-type="date">
            <text:p>02/1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12" calcext:value-type="date">
            <text:p>02/1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07" calcext:value-type="date">
            <text:p>02/0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02" calcext:value-type="date">
            <text:p>02/0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2-02" calcext:value-type="date">
            <text:p>02/02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27" calcext:value-type="date">
            <text:p>01/27/16</text:p>
          </table:table-cell>
          <table:table-cell table:style-name="ce5" table:number-columns-repeated="2"/>
          <table:table-cell table:style-name="ce6" office:value-type="string" calcext:value-type="string">
            <text:p>EL SALVADOR</text:p>
          </table:table-cell>
          <table:table-cell office:value-type="string" calcext:value-type="string">
            <text:p>POLYGON((-87.813700 13.405700,-87.838400 13.437700,-87.863200 13.408300,-87.868700 13.389600,-87.871400 13.373600,-87.857700 13.346900,-87.841200 13.336200,-87.824700 13.325500,-87.802700 13.309400,-87.786300 13.296100,-87.791700 13.258700,-87.813700 13.4057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27" calcext:value-type="date">
            <text:p>01/2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27" calcext:value-type="date">
            <text:p>01/2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24" calcext:value-type="date">
            <text:p>01/24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23" calcext:value-type="date">
            <text:p>01/2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17" calcext:value-type="date">
            <text:p>01/1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17" calcext:value-type="date">
            <text:p>01/17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16" calcext:value-type="date">
            <text:p>01/16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2.383000 -8.277000,-139.153000 -11.588000,-136.934000 -10.358000,-140.164000 -6.752000,-142.383000 -8.277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15" calcext:value-type="date">
            <text:p>01/15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48.409000 -18.485000,-150.238000 -18.631000,-155.237000 -16.852000,-154.797000 -15.542000,-150.128000 -15.780000,-148.271000 -16.687000,-148.043000 -16.852000,-147.623000 -17.785000,-148.409000 -18.485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13" calcext:value-type="date">
            <text:p>01/13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>
          <table:table-cell table:style-name="ce3" office:value-type="date" office:date-value="2016-01-10" calcext:value-type="date">
            <text:p>01/10/16</text:p>
          </table:table-cell>
          <table:table-cell table:style-name="ce5" table:number-columns-repeated="2"/>
          <table:table-cell table:style-name="ce6" office:value-type="string" calcext:value-type="string">
            <text:p>FRENCH POLYNESIA</text:p>
          </table:table-cell>
          <table:table-cell office:value-type="string" calcext:value-type="string">
            <text:p>POLYGON((-134.517000 -21.719000,-134.978000 -16.847000,-139.109000 -13.368000,-145.503000 -12.490000,-149.590000 -13.026000,-149.568000 -15.284000,-147.502000 -17.246000,-146.360000 -19.870000,-140.295000 -22.877000,-136.406000 -22.756000,-134.517000 -21.719000))</text:p>
          </table:table-cell>
          <table:table-cell table:number-columns-repeated="9"/>
        </table:table-row>
        <table:table-row table:style-name="ro1" table:number-rows-repeated="10465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</number:time-style>
    <number:time-style style:name="N139">
      <number:minutes number:style="long"/>
      <number:text>:</number:text>
      <number:seconds number:style="long" number:decimal-places="1"/>
    </number:time-style>
    <number:time-style style:name="N138"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30">
      <number:hours/>
      <number:text>:</number:text>
      <number:minutes number:style="long"/>
      <number:text> </number:text>
      <number:am-pm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name-complex="Aptos Narrow" style:font-family-complex="'Aptos Narrow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k Langille</meta:initial-creator>
    <meta:creation-date>2024-03-25T15:11:19</meta:creation-date>
    <dc:date>2024-03-25T22:49:32.643372406</dc:date>
    <meta:generator>LibreOffice/7.3.7.2$Linux_X86_64 LibreOffice_project/30$Build-2</meta:generator>
    <meta:editing-duration>PT1H11M40S</meta:editing-duration>
    <meta:editing-cycles>25</meta:editing-cycles>
    <meta:document-statistic meta:table-count="1" meta:cell-count="6763" meta:object-count="0"/>
    <meta:user-defined meta:name="AppVersion">16.0300</meta:user-defined>
  </office:meta>
</office:document-meta>
</file>